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4597in" style:rel-column-width="15256*"/>
    </style:style>
    <style:style style:name="Table1.B" style:family="table-column">
      <style:table-column-properties style:column-width="0.9507in" style:rel-column-width="9936*"/>
    </style:style>
    <style:style style:name="Table1.C" style:family="table-column">
      <style:table-column-properties style:column-width="0.9167in" style:rel-column-width="9580*"/>
    </style:style>
    <style:style style:name="Table1.D" style:family="table-column">
      <style:table-column-properties style:column-width="0.9674in" style:rel-column-width="10110*"/>
    </style:style>
    <style:style style:name="Table1.E" style:family="table-column">
      <style:table-column-properties style:column-width="1.0757in" style:rel-column-width="11243*"/>
    </style:style>
    <style:style style:name="Table1.F" style:family="table-column">
      <style:table-column-properties style:column-width="0.9in" style:rel-column-width="9410*"/>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9"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10"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11"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2"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3" style:family="paragraph" style:parent-style-name="Normal-text">
      <style:paragraph-properties fo:margin-left="0in" fo:margin-right="0in" fo:text-indent="0in" style:auto-text-indent="false"/>
      <style:text-properties officeooo:rsid="02052ef6" officeooo:paragraph-rsid="02052ef6"/>
    </style:style>
    <style:style style:name="P14" style:family="paragraph" style:parent-style-name="Normal-text">
      <style:paragraph-properties fo:margin-left="0in" fo:margin-right="0in" fo:text-indent="0in" style:auto-text-indent="false"/>
      <style:text-properties officeooo:rsid="02250744" officeooo:paragraph-rsid="02027a73"/>
    </style:style>
    <style:style style:name="P15" style:family="paragraph" style:parent-style-name="Caption">
      <style:text-properties fo:font-size="12pt" fo:language="en" fo:country="US" style:font-size-asian="12pt" style:font-size-complex="12pt"/>
    </style:style>
    <style:style style:name="P16" style:family="paragraph" style:parent-style-name="Caption">
      <style:paragraph-properties fo:hyphenation-ladder-count="no-limit"/>
      <style:text-properties fo:font-size="12pt" fo:language="en" fo:country="US" officeooo:paragraph-rsid="0098a6d0" style:font-size-asian="12pt" style:font-size-complex="12pt" fo:hyphenate="false" fo:hyphenation-remain-char-count="2" fo:hyphenation-push-char-count="2"/>
    </style:style>
    <style:style style:name="P17" style:family="paragraph" style:parent-style-name="Caption">
      <style:text-properties fo:language="en" fo:country="US"/>
    </style:style>
    <style:style style:name="P18" style:family="paragraph" style:parent-style-name="Caption">
      <style:text-properties fo:language="en" fo:country="US" officeooo:rsid="00595a25" officeooo:paragraph-rsid="005a2b72"/>
    </style:style>
    <style:style style:name="P19" style:family="paragraph" style:parent-style-name="Footnote">
      <style:text-properties officeooo:rsid="014fa11f" officeooo:paragraph-rsid="014fa11f"/>
    </style:style>
    <style:style style:name="P20" style:family="paragraph" style:parent-style-name="Footnote">
      <style:text-properties officeooo:paragraph-rsid="01b6319f"/>
    </style:style>
    <style:style style:name="P21" style:family="paragraph" style:parent-style-name="Footnote">
      <style:text-properties officeooo:paragraph-rsid="0275f0f7"/>
    </style:style>
    <style:style style:name="P22"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29"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30"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31" style:family="paragraph" style:parent-style-name="Standard">
      <style:text-properties officeooo:paragraph-rsid="01656a1b"/>
    </style:style>
    <style:style style:name="P32" style:family="paragraph" style:parent-style-name="Standard">
      <style:text-properties officeooo:rsid="01656a1b"/>
    </style:style>
    <style:style style:name="P33" style:family="paragraph" style:parent-style-name="Standard">
      <style:text-properties officeooo:rsid="01656a1b" officeooo:paragraph-rsid="01656a1b"/>
    </style:style>
    <style:style style:name="P34" style:family="paragraph" style:parent-style-name="Standard">
      <style:text-properties officeooo:rsid="02131627" officeooo:paragraph-rsid="02680c7a"/>
    </style:style>
    <style:style style:name="P35" style:family="paragraph" style:parent-style-name="Standard">
      <style:text-properties officeooo:rsid="02131627" officeooo:paragraph-rsid="026951cb"/>
    </style:style>
    <style:style style:name="P36" style:family="paragraph" style:parent-style-name="Standard">
      <style:text-properties officeooo:paragraph-rsid="026951cb"/>
    </style:style>
    <style:style style:name="P37" style:family="paragraph" style:parent-style-name="Standard">
      <style:text-properties officeooo:rsid="02680c7a" officeooo:paragraph-rsid="026951cb"/>
    </style:style>
    <style:style style:name="P38" style:family="paragraph" style:parent-style-name="Standard">
      <style:text-properties officeooo:rsid="02680c7a" officeooo:paragraph-rsid="02680c7a"/>
    </style:style>
    <style:style style:name="P39" style:family="paragraph" style:parent-style-name="Standard">
      <style:text-properties officeooo:rsid="026951cb" officeooo:paragraph-rsid="026951cb"/>
    </style:style>
    <style:style style:name="P40"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41"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42"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style:font-size-asian="12pt" style:font-size-complex="12pt" fo:hyphenate="false" fo:hyphenation-remain-char-count="2" fo:hyphenation-push-char-count="2"/>
    </style:style>
    <style:style style:name="P43"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a706b9" style:font-size-asian="12pt" style:font-size-complex="12pt" fo:hyphenate="false" fo:hyphenation-remain-char-count="2" fo:hyphenation-push-char-count="2"/>
    </style:style>
    <style:style style:name="P44"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9d6447" style:font-size-asian="12pt" style:font-size-complex="12pt" fo:hyphenate="false" fo:hyphenation-remain-char-count="2" fo:hyphenation-push-char-count="2"/>
    </style:style>
    <style:style style:name="P45"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2ff5fd" style:font-size-asian="12pt" style:font-size-complex="12pt" fo:hyphenate="false" fo:hyphenation-remain-char-count="2" fo:hyphenation-push-char-count="2"/>
    </style:style>
    <style:style style:name="P46"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311558" style:font-size-asian="12pt" style:font-size-complex="12pt" fo:hyphenate="false" fo:hyphenation-remain-char-count="2" fo:hyphenation-push-char-count="2"/>
    </style:style>
    <style:style style:name="P47"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9dc749" style:font-size-asian="12pt" style:font-size-complex="12pt" fo:hyphenate="false" fo:hyphenation-remain-char-count="2" fo:hyphenation-push-char-count="2"/>
    </style:style>
    <style:style style:name="P48"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a0eab9" style:font-size-asian="12pt" style:font-size-complex="12pt" fo:hyphenate="false" fo:hyphenation-remain-char-count="2" fo:hyphenation-push-char-count="2"/>
    </style:style>
    <style:style style:name="P49"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50"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aede5" style:font-size-asian="12pt" style:font-size-complex="12pt" fo:hyphenate="false" fo:hyphenation-remain-char-count="2" fo:hyphenation-push-char-count="2"/>
    </style:style>
    <style:style style:name="P51"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c6694" style:font-size-asian="12pt" style:font-size-complex="12pt" fo:hyphenate="false" fo:hyphenation-remain-char-count="2" fo:hyphenation-push-char-count="2"/>
    </style:style>
    <style:style style:name="P52"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2d6b06" style:font-size-asian="12pt" style:font-size-complex="12pt" fo:hyphenate="false" fo:hyphenation-remain-char-count="2" fo:hyphenation-push-char-count="2"/>
    </style:style>
    <style:style style:name="P53"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6e87b8" style:font-size-asian="12pt" style:font-size-complex="12pt" fo:hyphenate="false" fo:hyphenation-remain-char-count="2" fo:hyphenation-push-char-count="2"/>
    </style:style>
    <style:style style:name="P54"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bd4208" officeooo:paragraph-rsid="00bd4208" style:font-size-asian="12pt" style:font-size-complex="12pt" fo:hyphenate="false" fo:hyphenation-remain-char-count="2" fo:hyphenation-push-char-count="2"/>
    </style:style>
    <style:style style:name="P55"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style:font-size-asian="12pt" style:font-size-complex="12pt" fo:hyphenate="false" fo:hyphenation-remain-char-count="2" fo:hyphenation-push-char-count="2"/>
    </style:style>
    <style:style style:name="P56"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officeooo:paragraph-rsid="00c94ab5" style:font-size-asian="12pt" style:font-size-complex="12pt" fo:hyphenate="false" fo:hyphenation-remain-char-count="2" fo:hyphenation-push-char-count="2"/>
    </style:style>
    <style:style style:name="P57"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officeooo:paragraph-rsid="00cc6694" style:font-size-asian="12pt" style:font-size-complex="12pt" fo:hyphenate="false" fo:hyphenation-remain-char-count="2" fo:hyphenation-push-char-count="2"/>
    </style:style>
    <style:style style:name="P58"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9f3225" officeooo:paragraph-rsid="00a0eab9" style:font-size-asian="12pt" style:font-size-complex="12pt" fo:hyphenate="false" fo:hyphenation-remain-char-count="2" fo:hyphenation-push-char-count="2"/>
    </style:style>
    <style:style style:name="P59"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3347e3" officeooo:paragraph-rsid="013347e3" style:font-size-asian="12pt" style:font-size-complex="12pt" fo:hyphenate="false" fo:hyphenation-remain-char-count="2" fo:hyphenation-push-char-count="2"/>
    </style:style>
    <style:style style:name="P60"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6e87b8" style:font-size-asian="12pt" style:font-size-complex="12pt" fo:hyphenate="false" fo:hyphenation-remain-char-count="2" fo:hyphenation-push-char-count="2"/>
    </style:style>
    <style:style style:name="P61"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a65ec4" officeooo:paragraph-rsid="01a65ec4" style:font-size-asian="12pt" style:font-size-complex="12pt" fo:hyphenate="false" fo:hyphenation-remain-char-count="2" fo:hyphenation-push-char-count="2"/>
    </style:style>
    <style:style style:name="P62"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a90ff1" officeooo:paragraph-rsid="01a90ff1" style:font-size-asian="12pt" style:font-size-complex="12pt" fo:hyphenate="false" fo:hyphenation-remain-char-count="2" fo:hyphenation-push-char-count="2"/>
    </style:style>
    <style:style style:name="P63" style:family="paragraph" style:parent-style-name="Standard">
      <style:paragraph-properties fo:margin-left="0in" fo:margin-right="-0.4862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64" style:family="paragraph" style:parent-style-name="Standard">
      <style:paragraph-properties fo:margin-left="0in" fo:margin-right="-0.3402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65"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66"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67"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68"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69"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70"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71"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72"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73"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74"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75"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76"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77"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78"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79"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80"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81"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82"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83" style:family="paragraph" style:parent-style-name="Table_20_Contents">
      <style:paragraph-properties fo:text-align="justify" style:justify-single-word="false" fo:hyphenation-ladder-count="no-limit"/>
      <style:text-properties fo:language="en" fo:country="US" officeooo:rsid="01da21fe" officeooo:paragraph-rsid="0051b53c" fo:hyphenate="false" fo:hyphenation-remain-char-count="2" fo:hyphenation-push-char-count="2"/>
    </style:style>
    <style:style style:name="P84" style:family="paragraph" style:parent-style-name="Table_20_Contents">
      <style:paragraph-properties fo:text-align="justify" style:justify-single-word="false" fo:hyphenation-ladder-count="no-limit"/>
      <style:text-properties fo:language="en" fo:country="US" officeooo:rsid="01d8e57b" officeooo:paragraph-rsid="01f37c39" fo:hyphenate="false" fo:hyphenation-remain-char-count="2" fo:hyphenation-push-char-count="2"/>
    </style:style>
    <style:style style:name="P85"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86" style:family="paragraph" style:parent-style-name="Table_20_Contents">
      <style:paragraph-properties fo:text-align="justify" style:justify-single-word="false" fo:hyphenation-ladder-count="no-limit"/>
      <style:text-properties fo:language="en" fo:country="US" officeooo:rsid="0236b556" officeooo:paragraph-rsid="0236b556" fo:hyphenate="false" fo:hyphenation-remain-char-count="2" fo:hyphenation-push-char-count="2"/>
    </style:style>
    <style:style style:name="P87"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88" style:family="paragraph" style:parent-style-name="Normal-text">
      <style:paragraph-properties fo:hyphenation-ladder-count="no-limit"/>
      <style:text-properties fo:language="en" fo:country="US" officeooo:paragraph-rsid="008200db" fo:hyphenate="false" fo:hyphenation-remain-char-count="2" fo:hyphenation-push-char-count="2"/>
    </style:style>
    <style:style style:name="P89"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90"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91" style:family="paragraph" style:parent-style-name="Normal-text">
      <style:paragraph-properties fo:hyphenation-ladder-count="no-limit"/>
      <style:text-properties fo:language="en" fo:country="US" officeooo:paragraph-rsid="0045f68d" fo:hyphenate="false" fo:hyphenation-remain-char-count="2" fo:hyphenation-push-char-count="2"/>
    </style:style>
    <style:style style:name="P92" style:family="paragraph" style:parent-style-name="Normal-text">
      <style:paragraph-properties fo:hyphenation-ladder-count="no-limit"/>
      <style:text-properties fo:language="en" fo:country="US" officeooo:paragraph-rsid="00468fab" fo:hyphenate="false" fo:hyphenation-remain-char-count="2" fo:hyphenation-push-char-count="2"/>
    </style:style>
    <style:style style:name="P93" style:family="paragraph" style:parent-style-name="Normal-text">
      <style:paragraph-properties fo:hyphenation-ladder-count="no-limit"/>
      <style:text-properties fo:language="en" fo:country="US" officeooo:paragraph-rsid="0038f3e6" fo:hyphenate="false" fo:hyphenation-remain-char-count="2" fo:hyphenation-push-char-count="2"/>
    </style:style>
    <style:style style:name="P94" style:family="paragraph" style:parent-style-name="Normal-text">
      <style:paragraph-properties fo:hyphenation-ladder-count="no-limit"/>
      <style:text-properties fo:language="en" fo:country="US" officeooo:paragraph-rsid="007a5472" fo:hyphenate="false" fo:hyphenation-remain-char-count="2" fo:hyphenation-push-char-count="2"/>
    </style:style>
    <style:style style:name="P95" style:family="paragraph" style:parent-style-name="Normal-text">
      <style:paragraph-properties fo:hyphenation-ladder-count="no-limit"/>
      <style:text-properties fo:language="en" fo:country="US" officeooo:paragraph-rsid="004a34b2" fo:hyphenate="false" fo:hyphenation-remain-char-count="2" fo:hyphenation-push-char-count="2"/>
    </style:style>
    <style:style style:name="P96" style:family="paragraph" style:parent-style-name="Normal-text">
      <style:paragraph-properties fo:hyphenation-ladder-count="no-limit"/>
      <style:text-properties fo:language="en" fo:country="US" officeooo:paragraph-rsid="00376f53" fo:hyphenate="false" fo:hyphenation-remain-char-count="2" fo:hyphenation-push-char-count="2"/>
    </style:style>
    <style:style style:name="P97" style:family="paragraph" style:parent-style-name="Normal-text">
      <style:paragraph-properties fo:hyphenation-ladder-count="no-limit"/>
      <style:text-properties fo:language="en" fo:country="US" officeooo:paragraph-rsid="00ed295d" fo:hyphenate="false" fo:hyphenation-remain-char-count="2" fo:hyphenation-push-char-count="2"/>
    </style:style>
    <style:style style:name="P98" style:family="paragraph" style:parent-style-name="Normal-text">
      <style:paragraph-properties fo:hyphenation-ladder-count="no-limit"/>
      <style:text-properties fo:language="en" fo:country="US" officeooo:paragraph-rsid="0051b53c" fo:hyphenate="false" fo:hyphenation-remain-char-count="2" fo:hyphenation-push-char-count="2"/>
    </style:style>
    <style:style style:name="P99" style:family="paragraph" style:parent-style-name="Normal-text">
      <style:paragraph-properties fo:hyphenation-ladder-count="no-limit"/>
      <style:text-properties fo:language="en" fo:country="US" officeooo:paragraph-rsid="01733baa" fo:hyphenate="false" fo:hyphenation-remain-char-count="2" fo:hyphenation-push-char-count="2"/>
    </style:style>
    <style:style style:name="P100" style:family="paragraph" style:parent-style-name="Normal-text">
      <style:paragraph-properties fo:hyphenation-ladder-count="no-limit"/>
      <style:text-properties fo:language="en" fo:country="US" officeooo:paragraph-rsid="00d6d46d" fo:hyphenate="false" fo:hyphenation-remain-char-count="2" fo:hyphenation-push-char-count="2"/>
    </style:style>
    <style:style style:name="P101"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102"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103"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104"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105"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106"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107" style:family="paragraph" style:parent-style-name="Normal-text">
      <style:paragraph-properties fo:hyphenation-ladder-count="no-limit"/>
      <style:text-properties fo:language="en" fo:country="US" officeooo:rsid="00ea383a" officeooo:paragraph-rsid="00ea383a" fo:hyphenate="false" fo:hyphenation-remain-char-count="2" fo:hyphenation-push-char-count="2"/>
    </style:style>
    <style:style style:name="P108" style:family="paragraph" style:parent-style-name="Normal-text">
      <style:paragraph-properties fo:hyphenation-ladder-count="no-limit"/>
      <style:text-properties fo:language="en" fo:country="US" officeooo:rsid="0078c216" officeooo:paragraph-rsid="0078c216" fo:hyphenate="false" fo:hyphenation-remain-char-count="2" fo:hyphenation-push-char-count="2"/>
    </style:style>
    <style:style style:name="P109" style:family="paragraph" style:parent-style-name="Normal-text">
      <style:paragraph-properties fo:hyphenation-ladder-count="no-limit"/>
      <style:text-properties fo:language="en" fo:country="US" officeooo:rsid="007a5472" officeooo:paragraph-rsid="007a5472" fo:hyphenate="false" fo:hyphenation-remain-char-count="2" fo:hyphenation-push-char-count="2"/>
    </style:style>
    <style:style style:name="P110" style:family="paragraph" style:parent-style-name="Normal-text">
      <style:paragraph-properties fo:hyphenation-ladder-count="no-limit"/>
      <style:text-properties fo:language="en" fo:country="US" officeooo:rsid="004e0a70" officeooo:paragraph-rsid="004e0a70" fo:hyphenate="false" fo:hyphenation-remain-char-count="2" fo:hyphenation-push-char-count="2"/>
    </style:style>
    <style:style style:name="P111"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12" style:family="paragraph" style:parent-style-name="Normal-text">
      <style:paragraph-properties fo:hyphenation-ladder-count="no-limit"/>
      <style:text-properties fo:language="en" fo:country="US" officeooo:rsid="008e37ef" officeooo:paragraph-rsid="004e0a70" fo:hyphenate="false" fo:hyphenation-remain-char-count="2" fo:hyphenation-push-char-count="2"/>
    </style:style>
    <style:style style:name="P113" style:family="paragraph" style:parent-style-name="Normal-text">
      <style:paragraph-properties fo:hyphenation-ladder-count="no-limit"/>
      <style:text-properties fo:language="en" fo:country="US" officeooo:rsid="00eec629" officeooo:paragraph-rsid="00eec629" fo:hyphenate="false" fo:hyphenation-remain-char-count="2" fo:hyphenation-push-char-count="2"/>
    </style:style>
    <style:style style:name="P114"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15"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16"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17"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18"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19"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20"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21"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22"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23"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24"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25"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26"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27" style:family="paragraph" style:parent-style-name="Normal-text">
      <style:paragraph-properties fo:hyphenation-ladder-count="no-limit"/>
      <style:text-properties fo:language="en" fo:country="US" officeooo:rsid="01048f97" officeooo:paragraph-rsid="01048f97" fo:hyphenate="false" fo:hyphenation-remain-char-count="2" fo:hyphenation-push-char-count="2"/>
    </style:style>
    <style:style style:name="P128" style:family="paragraph" style:parent-style-name="Normal-text">
      <style:paragraph-properties fo:hyphenation-ladder-count="no-limit"/>
      <style:text-properties fo:language="en" fo:country="US" officeooo:rsid="014128fa" officeooo:paragraph-rsid="014128fa" fo:hyphenate="false" fo:hyphenation-remain-char-count="2" fo:hyphenation-push-char-count="2"/>
    </style:style>
    <style:style style:name="P129"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30"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31" style:family="paragraph" style:parent-style-name="Normal-text">
      <style:paragraph-properties fo:hyphenation-ladder-count="no-limit"/>
      <style:text-properties fo:language="en" fo:country="US" officeooo:rsid="011c8bc4" officeooo:paragraph-rsid="019d0772" fo:hyphenate="false" fo:hyphenation-remain-char-count="2" fo:hyphenation-push-char-count="2"/>
    </style:style>
    <style:style style:name="P132"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33"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34" style:family="paragraph" style:parent-style-name="Normal-text">
      <style:text-properties fo:language="en" fo:country="US" officeooo:rsid="0261777c" officeooo:paragraph-rsid="0261777c"/>
    </style:style>
    <style:style style:name="P135" style:family="paragraph" style:parent-style-name="Normal-text">
      <style:paragraph-properties fo:hyphenation-ladder-count="no-limit"/>
      <style:text-properties fo:hyphenate="false" fo:hyphenation-remain-char-count="2" fo:hyphenation-push-char-count="2"/>
    </style:style>
    <style:style style:name="P136" style:family="paragraph" style:parent-style-name="Normal-text">
      <style:paragraph-properties fo:hyphenation-ladder-count="no-limit"/>
      <style:text-properties officeooo:paragraph-rsid="013cf5e6" fo:hyphenate="false" fo:hyphenation-remain-char-count="2" fo:hyphenation-push-char-count="2"/>
    </style:style>
    <style:style style:name="P137" style:family="paragraph" style:parent-style-name="Normal-text">
      <style:paragraph-properties fo:hyphenation-ladder-count="no-limit"/>
      <style:text-properties officeooo:paragraph-rsid="01e1331a" fo:hyphenate="false" fo:hyphenation-remain-char-count="2" fo:hyphenation-push-char-count="2"/>
    </style:style>
    <style:style style:name="P138" style:family="paragraph" style:parent-style-name="Normal-text">
      <style:paragraph-properties fo:hyphenation-ladder-count="no-limit"/>
      <style:text-properties officeooo:paragraph-rsid="01e85d93" fo:hyphenate="false" fo:hyphenation-remain-char-count="2" fo:hyphenation-push-char-count="2"/>
    </style:style>
    <style:style style:name="P139" style:family="paragraph" style:parent-style-name="Normal-text">
      <style:paragraph-properties fo:hyphenation-ladder-count="no-limit"/>
      <style:text-properties officeooo:paragraph-rsid="01eb3a57" fo:hyphenate="false" fo:hyphenation-remain-char-count="2" fo:hyphenation-push-char-count="2"/>
    </style:style>
    <style:style style:name="P140" style:family="paragraph" style:parent-style-name="Normal-text">
      <style:paragraph-properties fo:hyphenation-ladder-count="no-limit"/>
      <style:text-properties officeooo:paragraph-rsid="025dbf91" fo:hyphenate="false" fo:hyphenation-remain-char-count="2" fo:hyphenation-push-char-count="2"/>
    </style:style>
    <style:style style:name="P141"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42" style:family="paragraph" style:parent-style-name="Normal-text">
      <style:text-properties officeooo:paragraph-rsid="02052ef6"/>
    </style:style>
    <style:style style:name="P143" style:family="paragraph" style:parent-style-name="Normal-text">
      <style:text-properties officeooo:paragraph-rsid="02063d08"/>
    </style:style>
    <style:style style:name="P144" style:family="paragraph" style:parent-style-name="Normal-text">
      <style:text-properties officeooo:paragraph-rsid="02069f09"/>
    </style:style>
    <style:style style:name="P145" style:family="paragraph" style:parent-style-name="Normal-text">
      <style:text-properties officeooo:paragraph-rsid="0207dc33"/>
    </style:style>
    <style:style style:name="P146" style:family="paragraph" style:parent-style-name="Normal-text">
      <style:text-properties officeooo:paragraph-rsid="02148836"/>
    </style:style>
    <style:style style:name="P147" style:family="paragraph" style:parent-style-name="Normal-text">
      <style:text-properties officeooo:paragraph-rsid="021a28f1"/>
    </style:style>
    <style:style style:name="P148" style:family="paragraph" style:parent-style-name="Normal-text">
      <style:text-properties officeooo:rsid="02052ef6"/>
    </style:style>
    <style:style style:name="P149" style:family="paragraph" style:parent-style-name="Normal-text">
      <style:text-properties officeooo:rsid="02052ef6" officeooo:paragraph-rsid="02052ef6"/>
    </style:style>
    <style:style style:name="P150" style:family="paragraph" style:parent-style-name="Normal-text">
      <style:text-properties officeooo:rsid="0207dc33" officeooo:paragraph-rsid="0207dc33"/>
    </style:style>
    <style:style style:name="P151" style:family="paragraph" style:parent-style-name="Normal-text">
      <style:text-properties officeooo:paragraph-rsid="021a32b8"/>
    </style:style>
    <style:style style:name="P152" style:family="paragraph" style:parent-style-name="Normal-text">
      <style:text-properties officeooo:paragraph-rsid="0199ec1a"/>
    </style:style>
    <style:style style:name="P153" style:family="paragraph" style:parent-style-name="Normal-text">
      <style:text-properties officeooo:paragraph-rsid="022e339a"/>
    </style:style>
    <style:style style:name="P154" style:family="paragraph" style:parent-style-name="Normal-text">
      <style:text-properties officeooo:paragraph-rsid="023022c5"/>
    </style:style>
    <style:style style:name="P155" style:family="paragraph" style:parent-style-name="Normal-text">
      <style:text-properties officeooo:paragraph-rsid="0261777c"/>
    </style:style>
    <style:style style:name="P156" style:family="paragraph" style:parent-style-name="Normal-text">
      <style:text-properties officeooo:paragraph-rsid="0219d348"/>
    </style:style>
    <style:style style:name="P157" style:family="paragraph" style:parent-style-name="Normal-text">
      <style:text-properties officeooo:rsid="021dcb25" officeooo:paragraph-rsid="02680c7a"/>
    </style:style>
    <style:style style:name="P158" style:family="paragraph" style:parent-style-name="Normal-text">
      <style:text-properties officeooo:paragraph-rsid="026951cb"/>
    </style:style>
    <style:style style:name="P159" style:family="paragraph" style:parent-style-name="Normal-text">
      <style:text-properties officeooo:paragraph-rsid="021dcb25"/>
    </style:style>
    <style:style style:name="P160" style:family="paragraph" style:parent-style-name="Normal-text">
      <style:text-properties officeooo:rsid="026951cb" officeooo:paragraph-rsid="026951cb"/>
    </style:style>
    <style:style style:name="P161" style:family="paragraph" style:parent-style-name="Normal-text">
      <style:text-properties officeooo:rsid="026f62de" officeooo:paragraph-rsid="0273110b"/>
    </style:style>
    <style:style style:name="P162" style:family="paragraph" style:parent-style-name="Normal-text">
      <style:text-properties officeooo:paragraph-rsid="027137e5"/>
    </style:style>
    <style:style style:name="P163" style:family="paragraph" style:parent-style-name="Normal-text">
      <style:text-properties officeooo:paragraph-rsid="02311e20"/>
    </style:style>
    <style:style style:name="P164" style:family="paragraph" style:parent-style-name="Normal-text">
      <style:text-properties officeooo:rsid="0281106c" officeooo:paragraph-rsid="0281106c"/>
    </style:style>
    <style:style style:name="P165" style:family="paragraph" style:parent-style-name="Normal-text">
      <style:text-properties officeooo:rsid="0197f7a4" officeooo:paragraph-rsid="0282d91e"/>
    </style:style>
    <style:style style:name="P166"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167"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168"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169" style:family="paragraph" style:parent-style-name="Normal-text-no-indention">
      <style:paragraph-properties fo:hyphenation-ladder-count="no-limit"/>
      <style:text-properties fo:language="en" fo:country="US" officeooo:rsid="0073a894" officeooo:paragraph-rsid="0102ee23" fo:hyphenate="false" fo:hyphenation-remain-char-count="2" fo:hyphenation-push-char-count="2"/>
    </style:style>
    <style:style style:name="P170"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171" style:family="paragraph" style:parent-style-name="Normal-text-no-indention">
      <style:paragraph-properties fo:hyphenation-ladder-count="no-limit"/>
      <style:text-properties fo:language="en" fo:country="US" officeooo:rsid="0066774e" officeooo:paragraph-rsid="018b4b37" fo:hyphenate="false" fo:hyphenation-remain-char-count="2" fo:hyphenation-push-char-count="2"/>
    </style:style>
    <style:style style:name="P172"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173" style:family="paragraph" style:parent-style-name="Normal-text-no-indention">
      <style:text-properties fo:language="en" fo:country="US" officeooo:rsid="025dbf91" officeooo:paragraph-rsid="0261777c"/>
    </style:style>
    <style:style style:name="P174" style:family="paragraph" style:parent-style-name="Normal-text-no-indention">
      <style:paragraph-properties fo:hyphenation-ladder-count="no-limit"/>
      <style:text-properties officeooo:paragraph-rsid="01bd75a8" fo:hyphenate="false" fo:hyphenation-remain-char-count="2" fo:hyphenation-push-char-count="2"/>
    </style:style>
    <style:style style:name="P175" style:family="paragraph" style:parent-style-name="Normal-text-no-indention">
      <style:text-properties officeooo:paragraph-rsid="02052ef6"/>
    </style:style>
    <style:style style:name="P176" style:family="paragraph" style:parent-style-name="Normal-text-no-indention">
      <style:text-properties officeooo:paragraph-rsid="0207dc33"/>
    </style:style>
    <style:style style:name="P177" style:family="paragraph" style:parent-style-name="Normal-text-no-indention">
      <style:text-properties officeooo:rsid="026951cb" officeooo:paragraph-rsid="026951cb"/>
    </style:style>
    <style:style style:name="P178" style:family="paragraph" style:parent-style-name="Normal-text-no-indention">
      <style:text-properties officeooo:rsid="0197f7a4" officeooo:paragraph-rsid="0282d91e"/>
    </style:style>
    <style:style style:name="P179"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paragraph-rsid="015b64e6" style:font-size-asian="18pt" style:font-weight-asian="bold" style:font-size-complex="18pt" style:font-weight-complex="bold" fo:hyphenate="false" fo:hyphenation-remain-char-count="2" fo:hyphenation-push-char-count="2"/>
    </style:style>
    <style:style style:name="P180"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181"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182"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183"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184"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185"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186" style:family="paragraph" style:parent-style-name="Heading_20_3">
      <style:paragraph-properties fo:hyphenation-ladder-count="no-limit"/>
      <style:text-properties fo:language="en" fo:country="US" officeooo:rsid="0078c216" officeooo:paragraph-rsid="0078c216" fo:hyphenate="false" fo:hyphenation-remain-char-count="2" fo:hyphenation-push-char-count="2"/>
    </style:style>
    <style:style style:name="P187" style:family="paragraph" style:parent-style-name="Heading_20_3">
      <style:paragraph-properties fo:hyphenation-ladder-count="no-limit"/>
      <style:text-properties fo:language="en" fo:country="US" officeooo:rsid="007a5472" officeooo:paragraph-rsid="007a5472" fo:hyphenate="false" fo:hyphenation-remain-char-count="2" fo:hyphenation-push-char-count="2"/>
    </style:style>
    <style:style style:name="P188" style:family="paragraph" style:parent-style-name="Footer" style:list-style-name="L1"/>
    <style:style style:name="P189" style:family="paragraph" style:parent-style-name="Heading_20_1">
      <style:paragraph-properties fo:hyphenation-ladder-count="no-limit"/>
      <style:text-properties fo:language="en" fo:country="US" fo:hyphenate="false" fo:hyphenation-remain-char-count="2" fo:hyphenation-push-char-count="2"/>
    </style:style>
    <style:style style:name="P190"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191"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192"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193"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194" style:family="paragraph" style:parent-style-name="Heading_20_1">
      <style:text-properties officeooo:rsid="017d9eb2" officeooo:paragraph-rsid="017d9eb2"/>
    </style:style>
    <style:style style:name="P195" style:family="paragraph" style:parent-style-name="Heading_20_1">
      <style:paragraph-properties fo:hyphenation-ladder-count="no-limit"/>
      <style:text-properties officeooo:paragraph-rsid="017d9eb2" fo:hyphenate="false" fo:hyphenation-remain-char-count="2" fo:hyphenation-push-char-count="2"/>
    </style:style>
    <style:style style:name="P196" style:family="paragraph" style:parent-style-name="Heading_20_2">
      <style:text-properties officeooo:rsid="01e51397" officeooo:paragraph-rsid="01e6210a"/>
    </style:style>
    <style:style style:name="P197"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198"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199" style:family="paragraph" style:parent-style-name="Heading_20_2">
      <style:paragraph-properties fo:hyphenation-ladder-count="no-limit"/>
      <style:text-properties fo:language="en" fo:country="US" officeooo:rsid="00ed295d" officeooo:paragraph-rsid="00ed295d" fo:hyphenate="false" fo:hyphenation-remain-char-count="2" fo:hyphenation-push-char-count="2"/>
    </style:style>
    <style:style style:name="P200" style:family="paragraph" style:parent-style-name="Heading_20_2">
      <style:text-properties fo:language="en" fo:country="US" officeooo:rsid="0188cc01" officeooo:paragraph-rsid="018b4b37"/>
    </style:style>
    <style:style style:name="P201"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202" style:family="paragraph" style:parent-style-name="Heading_20_2">
      <style:text-properties officeooo:paragraph-rsid="02063d08"/>
    </style:style>
    <style:style style:name="P203" style:family="paragraph" style:parent-style-name="Heading_20_2">
      <style:text-properties officeooo:rsid="02222e46" officeooo:paragraph-rsid="02222e46"/>
    </style:style>
    <style:style style:name="P204" style:family="paragraph" style:parent-style-name="Heading_20_2">
      <style:text-properties officeooo:paragraph-rsid="02131627"/>
    </style:style>
    <style:style style:name="P205" style:family="paragraph" style:parent-style-name="Heading_20_2">
      <style:text-properties officeooo:rsid="0207dc33" officeooo:paragraph-rsid="0207dc33"/>
    </style:style>
    <style:style style:name="P206" style:family="paragraph" style:parent-style-name="Heading_20_2">
      <style:text-properties officeooo:rsid="02250744" officeooo:paragraph-rsid="025f824d"/>
    </style:style>
    <style:style style:name="P207" style:family="paragraph" style:parent-style-name="Heading_20_2">
      <style:text-properties officeooo:rsid="0282d91e" officeooo:paragraph-rsid="0282d91e"/>
    </style:style>
    <style:style style:name="P208" style:family="paragraph" style:parent-style-name="Heading_20_2">
      <style:text-properties officeooo:rsid="0197f7a4" officeooo:paragraph-rsid="0197f7a4"/>
    </style:style>
    <style:style style:name="P209"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210" style:family="paragraph" style:parent-style-name="Normal-text-no-indention" style:list-style-name="L5">
      <style:paragraph-properties fo:hyphenation-ladder-count="no-limit"/>
      <style:text-properties fo:language="en" fo:country="US" officeooo:rsid="011a8c1b" officeooo:paragraph-rsid="011a8c1b" fo:hyphenate="false" fo:hyphenation-remain-char-count="2" fo:hyphenation-push-char-count="2"/>
    </style:style>
    <style:style style:name="P211"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212"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213"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214" style:family="paragraph" style:parent-style-name="Normal-text" style:list-style-name="L5">
      <style:paragraph-properties fo:hyphenation-ladder-count="no-limit"/>
      <style:text-properties fo:language="en" fo:country="US" officeooo:rsid="01199660" officeooo:paragraph-rsid="011a8c1b" fo:hyphenate="false" fo:hyphenation-remain-char-count="2" fo:hyphenation-push-char-count="2"/>
    </style:style>
    <style:style style:name="P215" style:family="paragraph" style:parent-style-name="Normal-text" style:list-style-name="L5">
      <style:paragraph-properties fo:hyphenation-ladder-count="no-limit"/>
      <style:text-properties fo:language="en" fo:country="US" officeooo:rsid="011e1105" officeooo:paragraph-rsid="011e1105" fo:hyphenate="false" fo:hyphenation-remain-char-count="2" fo:hyphenation-push-char-count="2"/>
    </style:style>
    <style:style style:name="P216" style:family="paragraph" style:parent-style-name="Normal-text" style:list-style-name="L5">
      <style:paragraph-properties fo:hyphenation-ladder-count="no-limit"/>
      <style:text-properties fo:language="en" fo:country="US" officeooo:rsid="0163b1ae" officeooo:paragraph-rsid="0163b1ae" fo:hyphenate="false" fo:hyphenation-remain-char-count="2" fo:hyphenation-push-char-count="2"/>
    </style:style>
    <style:style style:name="P217" style:family="paragraph" style:parent-style-name="Normal-text" style:list-style-name="L5">
      <style:paragraph-properties fo:hyphenation-ladder-count="no-limit"/>
      <style:text-properties fo:language="en" fo:country="US" officeooo:rsid="0163b1ae" officeooo:paragraph-rsid="01d07be3" fo:hyphenate="false" fo:hyphenation-remain-char-count="2" fo:hyphenation-push-char-count="2"/>
    </style:style>
    <style:style style:name="P218" style:family="paragraph" style:parent-style-name="Normal-text" style:list-style-name="L5">
      <style:paragraph-properties fo:hyphenation-ladder-count="no-limit"/>
      <style:text-properties fo:language="en" fo:country="US" officeooo:rsid="0163b1ae" officeooo:paragraph-rsid="02148836" fo:hyphenate="false" fo:hyphenation-remain-char-count="2" fo:hyphenation-push-char-count="2"/>
    </style:style>
    <style:style style:name="P219" style:family="paragraph" style:parent-style-name="Normal-text" style:list-style-name="L5">
      <style:paragraph-properties fo:hyphenation-ladder-count="no-limit"/>
      <style:text-properties fo:language="en" fo:country="US" officeooo:rsid="02148836" officeooo:paragraph-rsid="02148836" fo:hyphenate="false" fo:hyphenation-remain-char-count="2" fo:hyphenation-push-char-count="2"/>
    </style:style>
    <style:style style:name="P220" style:family="paragraph" style:parent-style-name="Normal-text" style:list-style-name="L5">
      <style:paragraph-properties fo:hyphenation-ladder-count="no-limit"/>
      <style:text-properties fo:language="en" fo:country="US" officeooo:rsid="02210396" officeooo:paragraph-rsid="02210396" fo:hyphenate="false" fo:hyphenation-remain-char-count="2" fo:hyphenation-push-char-count="2"/>
    </style:style>
    <style:style style:name="P221" style:family="paragraph" style:parent-style-name="Normal-text" style:list-style-name="L4">
      <style:text-properties officeooo:rsid="0204bb8f" officeooo:paragraph-rsid="0204bb8f"/>
    </style:style>
    <style:style style:name="P222" style:family="paragraph" style:parent-style-name="Normal-text" style:list-style-name="L4">
      <style:text-properties officeooo:rsid="02052ef6" officeooo:paragraph-rsid="02052ef6"/>
    </style:style>
    <style:style style:name="P223" style:family="paragraph" style:parent-style-name="Normal-text" style:list-style-name="L4">
      <style:text-properties officeooo:rsid="01ff46f0" officeooo:paragraph-rsid="01ff46f0"/>
    </style:style>
    <style:style style:name="P224" style:family="paragraph" style:parent-style-name="Normal-text" style:list-style-name="L4">
      <style:text-properties officeooo:rsid="01ff46f0" officeooo:paragraph-rsid="02680c7a"/>
    </style:style>
    <style:style style:name="P225" style:family="paragraph" style:parent-style-name="Normal-text" style:list-style-name="L4">
      <style:text-properties officeooo:rsid="0282d91e" officeooo:paragraph-rsid="0282d91e"/>
    </style:style>
    <style:style style:name="P226" style:family="paragraph" style:parent-style-name="Normal-text">
      <style:text-properties officeooo:rsid="0282d91e" officeooo:paragraph-rsid="0282d91e"/>
    </style:style>
    <style:style style:name="T1" style:family="text">
      <style:text-properties officeooo:rsid="0014390c"/>
    </style:style>
    <style:style style:name="T2" style:family="text">
      <style:text-properties officeooo:rsid="0015d2d7"/>
    </style:style>
    <style:style style:name="T3" style:family="text">
      <style:text-properties officeooo:rsid="001f0c8b"/>
    </style:style>
    <style:style style:name="T4" style:family="text">
      <style:text-properties officeooo:rsid="0020f7c4"/>
    </style:style>
    <style:style style:name="T5" style:family="text">
      <style:text-properties officeooo:rsid="0025dcd7"/>
    </style:style>
    <style:style style:name="T6" style:family="text">
      <style:text-properties officeooo:rsid="00275d9c"/>
    </style:style>
    <style:style style:name="T7" style:family="text">
      <style:text-properties officeooo:rsid="002b17f5"/>
    </style:style>
    <style:style style:name="T8" style:family="text">
      <style:text-properties officeooo:rsid="002d56db"/>
    </style:style>
    <style:style style:name="T9" style:family="text">
      <style:text-properties officeooo:rsid="002f95f6"/>
    </style:style>
    <style:style style:name="T10" style:family="text">
      <style:text-properties officeooo:rsid="003030d4"/>
    </style:style>
    <style:style style:name="T11" style:family="text">
      <style:text-properties officeooo:rsid="0031f087"/>
    </style:style>
    <style:style style:name="T12" style:family="text">
      <style:text-properties officeooo:rsid="0032671b"/>
    </style:style>
    <style:style style:name="T13" style:family="text">
      <style:text-properties officeooo:rsid="0036aea6"/>
    </style:style>
    <style:style style:name="T14" style:family="text">
      <style:text-properties style:text-position="super 58%" officeooo:rsid="0032671b"/>
    </style:style>
    <style:style style:name="T15" style:family="text">
      <style:text-properties style:text-position="super 58%" officeooo:rsid="0068289a"/>
    </style:style>
    <style:style style:name="T16" style:family="text">
      <style:text-properties style:text-position="super 58%" officeooo:rsid="00697710"/>
    </style:style>
    <style:style style:name="T17" style:family="text">
      <style:text-properties officeooo:rsid="00376f53"/>
    </style:style>
    <style:style style:name="T18" style:family="text">
      <style:text-properties officeooo:rsid="0038f3e6"/>
    </style:style>
    <style:style style:name="T19" style:family="text">
      <style:text-properties officeooo:rsid="003a783a"/>
    </style:style>
    <style:style style:name="T20" style:family="text">
      <style:text-properties officeooo:rsid="003ba26d"/>
    </style:style>
    <style:style style:name="T21" style:family="text">
      <style:text-properties officeooo:rsid="003de4de"/>
    </style:style>
    <style:style style:name="T22" style:family="text">
      <style:text-properties officeooo:rsid="003f56d5"/>
    </style:style>
    <style:style style:name="T23" style:family="text">
      <style:text-properties officeooo:rsid="00402351"/>
    </style:style>
    <style:style style:name="T24" style:family="text">
      <style:text-properties officeooo:rsid="0041f3c9"/>
    </style:style>
    <style:style style:name="T25" style:family="text">
      <style:text-properties officeooo:rsid="0045f68d"/>
    </style:style>
    <style:style style:name="T26" style:family="text">
      <style:text-properties officeooo:rsid="00468fab"/>
    </style:style>
    <style:style style:name="T27" style:family="text">
      <style:text-properties officeooo:rsid="0048548d"/>
    </style:style>
    <style:style style:name="T28" style:family="text">
      <style:text-properties fo:font-style="italic" officeooo:rsid="008f13ad" style:font-style-asian="italic" style:font-style-complex="italic"/>
    </style:style>
    <style:style style:name="T29" style:family="text">
      <style:text-properties officeooo:rsid="004a34b2"/>
    </style:style>
    <style:style style:name="T30" style:family="text">
      <style:text-properties officeooo:rsid="004ba148"/>
    </style:style>
    <style:style style:name="T31" style:family="text">
      <style:text-properties officeooo:rsid="004fb5d2"/>
    </style:style>
    <style:style style:name="T32" style:family="text">
      <style:text-properties officeooo:rsid="0051b53c"/>
    </style:style>
    <style:style style:name="T33" style:family="text">
      <style:text-properties officeooo:rsid="0054d844"/>
    </style:style>
    <style:style style:name="T34" style:family="text">
      <style:text-properties officeooo:rsid="00565980"/>
    </style:style>
    <style:style style:name="T35" style:family="text">
      <style:text-properties officeooo:rsid="00583e41"/>
    </style:style>
    <style:style style:name="T36" style:family="text">
      <style:text-properties officeooo:rsid="00595a25"/>
    </style:style>
    <style:style style:name="T37" style:family="text">
      <style:text-properties officeooo:rsid="005a2b72"/>
    </style:style>
    <style:style style:name="T38" style:family="text">
      <style:text-properties officeooo:rsid="005dd5a4"/>
    </style:style>
    <style:style style:name="T39" style:family="text">
      <style:text-properties officeooo:rsid="005f7839"/>
    </style:style>
    <style:style style:name="T40" style:family="text">
      <style:text-properties officeooo:rsid="005ffa82"/>
    </style:style>
    <style:style style:name="T41" style:family="text">
      <style:text-properties officeooo:rsid="006122db"/>
    </style:style>
    <style:style style:name="T42" style:family="text">
      <style:text-properties officeooo:rsid="00627e7e"/>
    </style:style>
    <style:style style:name="T43" style:family="text">
      <style:text-properties officeooo:rsid="0066774e"/>
    </style:style>
    <style:style style:name="T44" style:family="text">
      <style:text-properties officeooo:rsid="0068289a"/>
    </style:style>
    <style:style style:name="T45" style:family="text">
      <style:text-properties officeooo:rsid="00697710"/>
    </style:style>
    <style:style style:name="T46" style:family="text">
      <style:text-properties officeooo:rsid="006bfdf6"/>
    </style:style>
    <style:style style:name="T47" style:family="text">
      <style:text-properties officeooo:rsid="0071a9a8"/>
    </style:style>
    <style:style style:name="T48" style:family="text">
      <style:text-properties officeooo:rsid="0076e99b"/>
    </style:style>
    <style:style style:name="T49" style:family="text">
      <style:text-properties officeooo:rsid="0078c216"/>
    </style:style>
    <style:style style:name="T50" style:family="text">
      <style:text-properties officeooo:rsid="007a5472"/>
    </style:style>
    <style:style style:name="T51" style:family="text">
      <style:text-properties officeooo:rsid="008200db"/>
    </style:style>
    <style:style style:name="T52" style:family="text">
      <style:text-properties officeooo:rsid="0082bbab"/>
    </style:style>
    <style:style style:name="T53" style:family="text">
      <style:text-properties officeooo:rsid="0083f89f"/>
    </style:style>
    <style:style style:name="T54" style:family="text">
      <style:text-properties officeooo:rsid="008570da"/>
    </style:style>
    <style:style style:name="T55" style:family="text">
      <style:text-properties officeooo:rsid="0089ca22"/>
    </style:style>
    <style:style style:name="T56" style:family="text">
      <style:text-properties officeooo:rsid="008b60c0"/>
    </style:style>
    <style:style style:name="T57" style:family="text">
      <style:text-properties officeooo:rsid="008da143"/>
    </style:style>
    <style:style style:name="T58" style:family="text">
      <style:text-properties officeooo:rsid="008e37ef"/>
    </style:style>
    <style:style style:name="T59" style:family="text">
      <style:text-properties officeooo:rsid="008f13ad"/>
    </style:style>
    <style:style style:name="T60" style:family="text">
      <style:text-properties officeooo:rsid="009cc5e9"/>
    </style:style>
    <style:style style:name="T61" style:family="text">
      <style:text-properties officeooo:rsid="009d43b6"/>
    </style:style>
    <style:style style:name="T62" style:family="text">
      <style:text-properties officeooo:rsid="009d6447"/>
    </style:style>
    <style:style style:name="T63" style:family="text">
      <style:text-properties officeooo:rsid="009dc749"/>
    </style:style>
    <style:style style:name="T64" style:family="text">
      <style:text-properties officeooo:rsid="009f3225"/>
    </style:style>
    <style:style style:name="T65" style:family="text">
      <style:text-properties officeooo:rsid="00a0eab9"/>
    </style:style>
    <style:style style:name="T66" style:family="text">
      <style:text-properties officeooo:rsid="00a2284b"/>
    </style:style>
    <style:style style:name="T67" style:family="text">
      <style:text-properties officeooo:rsid="00a417c6"/>
    </style:style>
    <style:style style:name="T68" style:family="text">
      <style:text-properties officeooo:rsid="00a56ac7"/>
    </style:style>
    <style:style style:name="T69" style:family="text">
      <style:text-properties officeooo:rsid="00a6b11b"/>
    </style:style>
    <style:style style:name="T70" style:family="text">
      <style:text-properties officeooo:rsid="00a706b9"/>
    </style:style>
    <style:style style:name="T71" style:family="text">
      <style:text-properties officeooo:rsid="00a735d1"/>
    </style:style>
    <style:style style:name="T72" style:family="text">
      <style:text-properties officeooo:rsid="00a79280"/>
    </style:style>
    <style:style style:name="T73" style:family="text">
      <style:text-properties officeooo:rsid="00ab113e"/>
    </style:style>
    <style:style style:name="T74" style:family="text">
      <style:text-properties officeooo:rsid="00b01e56"/>
    </style:style>
    <style:style style:name="T75" style:family="text">
      <style:text-properties officeooo:rsid="00b6788a"/>
    </style:style>
    <style:style style:name="T76" style:family="text">
      <style:text-properties officeooo:rsid="00b75c28"/>
    </style:style>
    <style:style style:name="T77" style:family="text">
      <style:text-properties officeooo:rsid="00b8e8c4"/>
    </style:style>
    <style:style style:name="T78" style:family="text">
      <style:text-properties officeooo:rsid="00bf533e"/>
    </style:style>
    <style:style style:name="T79" style:family="text">
      <style:text-properties officeooo:rsid="00bfe3b5"/>
    </style:style>
    <style:style style:name="T80" style:family="text">
      <style:text-properties officeooo:rsid="00c2296f"/>
    </style:style>
    <style:style style:name="T81" style:family="text">
      <style:text-properties officeooo:rsid="00c3d6a2"/>
    </style:style>
    <style:style style:name="T82" style:family="text">
      <style:text-properties officeooo:rsid="00c4a503"/>
    </style:style>
    <style:style style:name="T83" style:family="text">
      <style:text-properties officeooo:rsid="00c5edd9"/>
    </style:style>
    <style:style style:name="T84" style:family="text">
      <style:text-properties officeooo:rsid="00c94ab5"/>
    </style:style>
    <style:style style:name="T85" style:family="text">
      <style:text-properties officeooo:rsid="00c9deab"/>
    </style:style>
    <style:style style:name="T86" style:family="text">
      <style:text-properties officeooo:rsid="00ccfc0c"/>
    </style:style>
    <style:style style:name="T87" style:family="text">
      <style:text-properties officeooo:rsid="00cdc28c"/>
    </style:style>
    <style:style style:name="T88" style:family="text">
      <style:text-properties officeooo:rsid="00cee267"/>
    </style:style>
    <style:style style:name="T89" style:family="text">
      <style:text-properties officeooo:rsid="00d2647d"/>
    </style:style>
    <style:style style:name="T90" style:family="text">
      <style:text-properties officeooo:rsid="00d3b4f7"/>
    </style:style>
    <style:style style:name="T91" style:family="text">
      <style:text-properties officeooo:rsid="00d3e06a"/>
    </style:style>
    <style:style style:name="T92" style:family="text">
      <style:text-properties officeooo:rsid="00d55b57"/>
    </style:style>
    <style:style style:name="T93" style:family="text">
      <style:text-properties officeooo:rsid="00d6d46d"/>
    </style:style>
    <style:style style:name="T94" style:family="text">
      <style:text-properties officeooo:rsid="00d78d38"/>
    </style:style>
    <style:style style:name="T95" style:family="text">
      <style:text-properties officeooo:rsid="00d959a2"/>
    </style:style>
    <style:style style:name="T96" style:family="text">
      <style:text-properties officeooo:rsid="00e0faf3"/>
    </style:style>
    <style:style style:name="T97" style:family="text">
      <style:text-properties officeooo:rsid="00e2ea18"/>
    </style:style>
    <style:style style:name="T98" style:family="text">
      <style:text-properties officeooo:rsid="00e6137e"/>
    </style:style>
    <style:style style:name="T99" style:family="text">
      <style:text-properties officeooo:rsid="00e68dfa"/>
    </style:style>
    <style:style style:name="T100" style:family="text">
      <style:text-properties officeooo:rsid="00e76c14"/>
    </style:style>
    <style:style style:name="T101" style:family="text">
      <style:text-properties officeooo:rsid="00e82a6b"/>
    </style:style>
    <style:style style:name="T102" style:family="text">
      <style:text-properties officeooo:rsid="00e8d303"/>
    </style:style>
    <style:style style:name="T103" style:family="text">
      <style:text-properties officeooo:rsid="00e95b1f"/>
    </style:style>
    <style:style style:name="T104" style:family="text">
      <style:text-properties officeooo:rsid="00ea383a"/>
    </style:style>
    <style:style style:name="T105" style:family="text">
      <style:text-properties officeooo:rsid="00eab971"/>
    </style:style>
    <style:style style:name="T106" style:family="text">
      <style:text-properties officeooo:rsid="00ead9ae"/>
    </style:style>
    <style:style style:name="T107" style:family="text">
      <style:text-properties officeooo:rsid="00eb4675"/>
    </style:style>
    <style:style style:name="T108" style:family="text">
      <style:text-properties officeooo:rsid="00f11b66"/>
    </style:style>
    <style:style style:name="T109" style:family="text">
      <style:text-properties officeooo:rsid="00f1645b"/>
    </style:style>
    <style:style style:name="T110" style:family="text">
      <style:text-properties officeooo:rsid="00f34713"/>
    </style:style>
    <style:style style:name="T111" style:family="text">
      <style:text-properties officeooo:rsid="00f3a9b8"/>
    </style:style>
    <style:style style:name="T112" style:family="text">
      <style:text-properties officeooo:rsid="00f78ded"/>
    </style:style>
    <style:style style:name="T113" style:family="text">
      <style:text-properties officeooo:rsid="00f908c0"/>
    </style:style>
    <style:style style:name="T114" style:family="text">
      <style:text-properties officeooo:rsid="00f9c18b"/>
    </style:style>
    <style:style style:name="T115" style:family="text">
      <style:text-properties officeooo:rsid="00fb3a21"/>
    </style:style>
    <style:style style:name="T116" style:family="text">
      <style:text-properties officeooo:rsid="00fee4f7"/>
    </style:style>
    <style:style style:name="T117" style:family="text">
      <style:text-properties officeooo:rsid="01010995"/>
    </style:style>
    <style:style style:name="T118" style:family="text">
      <style:text-properties officeooo:rsid="0101d817"/>
    </style:style>
    <style:style style:name="T119" style:family="text">
      <style:text-properties officeooo:rsid="0102ee23"/>
    </style:style>
    <style:style style:name="T120" style:family="text">
      <style:text-properties officeooo:rsid="01048f97"/>
    </style:style>
    <style:style style:name="T121" style:family="text">
      <style:text-properties officeooo:rsid="01065911"/>
    </style:style>
    <style:style style:name="T122" style:family="text">
      <style:text-properties officeooo:rsid="01079de0"/>
    </style:style>
    <style:style style:name="T123" style:family="text">
      <style:text-properties officeooo:rsid="010afc86"/>
    </style:style>
    <style:style style:name="T124" style:family="text">
      <style:text-properties officeooo:rsid="010c46e1"/>
    </style:style>
    <style:style style:name="T125" style:family="text">
      <style:text-properties officeooo:rsid="010d15b3"/>
    </style:style>
    <style:style style:name="T126" style:family="text">
      <style:text-properties officeooo:rsid="010f5ca0"/>
    </style:style>
    <style:style style:name="T127" style:family="text">
      <style:text-properties officeooo:rsid="01101168"/>
    </style:style>
    <style:style style:name="T128" style:family="text">
      <style:text-properties officeooo:rsid="0111ca11"/>
    </style:style>
    <style:style style:name="T129" style:family="text">
      <style:text-properties officeooo:rsid="01138421"/>
    </style:style>
    <style:style style:name="T130" style:family="text">
      <style:text-properties officeooo:rsid="0114b7c4"/>
    </style:style>
    <style:style style:name="T131" style:family="text">
      <style:text-properties officeooo:rsid="011690ff"/>
    </style:style>
    <style:style style:name="T132" style:family="text">
      <style:text-properties officeooo:rsid="0116ea0d"/>
    </style:style>
    <style:style style:name="T133" style:family="text">
      <style:text-properties fo:font-size="12pt" fo:font-style="italic" fo:font-weight="bold" officeooo:rsid="000b98cf" style:font-size-asian="12pt" style:font-style-asian="italic" style:font-weight-asian="bold" style:font-size-complex="12pt" style:language-complex="ar" style:country-complex="SA" style:font-style-complex="italic" style:font-weight-complex="bold"/>
    </style:style>
    <style:style style:name="T134" style:family="text">
      <style:text-properties fo:font-size="12pt" fo:font-style="italic" officeooo:rsid="000b98cf" style:font-size-asian="12pt" style:font-style-asian="italic" style:font-size-complex="12pt" style:language-complex="ar" style:country-complex="SA" style:font-style-complex="italic"/>
    </style:style>
    <style:style style:name="T135" style:family="text">
      <style:text-properties fo:font-size="12pt" fo:font-style="italic" officeooo:rsid="00daf396" style:font-size-asian="12pt" style:font-style-asian="italic" style:font-size-complex="12pt" style:language-complex="ar" style:country-complex="SA" style:font-style-complex="italic"/>
    </style:style>
    <style:style style:name="T136" style:family="text">
      <style:text-properties fo:font-size="12pt" fo:font-style="italic" officeooo:rsid="00db5d69" style:font-size-asian="12pt" style:font-style-asian="italic" style:font-size-complex="12pt" style:language-complex="ar" style:country-complex="SA" style:font-style-complex="italic"/>
    </style:style>
    <style:style style:name="T137" style:family="text">
      <style:text-properties fo:font-size="12pt" fo:font-style="italic" officeooo:rsid="002573ca" style:font-size-asian="12pt" style:font-style-asian="italic" style:font-size-complex="12pt" style:language-complex="ar" style:country-complex="SA" style:font-style-complex="italic"/>
    </style:style>
    <style:style style:name="T138" style:family="text">
      <style:text-properties fo:font-size="12pt" fo:font-style="italic" officeooo:rsid="001f072f" style:font-size-asian="12pt" style:font-style-asian="italic" style:font-size-complex="12pt" style:language-complex="ar" style:country-complex="SA" style:font-style-complex="italic"/>
    </style:style>
    <style:style style:name="T139" style:family="text">
      <style:text-properties fo:font-size="12pt" fo:font-style="italic" officeooo:rsid="00dd5495" style:font-size-asian="12pt" style:font-style-asian="italic" style:font-size-complex="12pt" style:language-complex="ar" style:country-complex="SA" style:font-style-complex="italic"/>
    </style:style>
    <style:style style:name="T140" style:family="text">
      <style:text-properties fo:font-size="12pt" fo:font-style="italic" officeooo:rsid="00ddf489" style:font-size-asian="12pt" style:font-style-asian="italic" style:font-size-complex="12pt" style:language-complex="ar" style:country-complex="SA" style:font-style-complex="italic"/>
    </style:style>
    <style:style style:name="T141" style:family="text">
      <style:text-properties fo:font-size="12pt" fo:font-style="italic" officeooo:rsid="00df8edd" style:font-size-asian="12pt" style:font-style-asian="italic" style:font-size-complex="12pt" style:language-complex="ar" style:country-complex="SA" style:font-style-complex="italic"/>
    </style:style>
    <style:style style:name="T142" style:family="text">
      <style:text-properties fo:font-size="12pt" fo:font-style="italic" officeooo:rsid="00d012f0" style:font-size-asian="12pt" style:font-style-asian="italic" style:font-size-complex="12pt" style:language-complex="ar" style:country-complex="SA" style:font-style-complex="italic"/>
    </style:style>
    <style:style style:name="T143" style:family="text">
      <style:text-properties fo:font-size="12pt" fo:font-style="italic" officeooo:rsid="0011d7a8" style:font-size-asian="12pt" style:font-style-asian="italic" style:font-size-complex="12pt" style:language-complex="ar" style:country-complex="SA" style:font-style-complex="italic"/>
    </style:style>
    <style:style style:name="T144" style:family="text">
      <style:text-properties fo:font-size="12pt" fo:font-style="italic" officeooo:rsid="00cdc28c" style:font-size-asian="12pt" style:font-style-asian="italic" style:font-size-complex="12pt" style:language-complex="ar" style:country-complex="SA" style:font-style-complex="italic"/>
    </style:style>
    <style:style style:name="T145" style:family="text">
      <style:text-properties fo:font-size="12pt" fo:font-style="italic" officeooo:rsid="0074ee6e" style:font-size-asian="12pt" style:font-style-asian="italic" style:font-size-complex="12pt" style:language-complex="ar" style:country-complex="SA" style:font-style-complex="italic"/>
    </style:style>
    <style:style style:name="T146" style:family="text">
      <style:text-properties fo:font-size="12pt" fo:font-style="italic" officeooo:rsid="00c5ff3c" style:font-size-asian="12pt" style:font-style-asian="italic" style:font-size-complex="12pt" style:language-complex="ar" style:country-complex="SA" style:font-style-complex="italic"/>
    </style:style>
    <style:style style:name="T147" style:family="text">
      <style:text-properties fo:font-size="12pt" fo:font-style="italic" officeooo:rsid="0020f7c4" style:font-size-asian="12pt" style:font-style-asian="italic" style:font-size-complex="12pt" style:language-complex="ar" style:country-complex="SA" style:font-style-complex="italic"/>
    </style:style>
    <style:style style:name="T148" style:family="text">
      <style:text-properties fo:font-size="12pt" fo:font-style="italic" officeooo:rsid="00bdedd3" style:font-size-asian="12pt" style:font-style-asian="italic" style:font-size-complex="12pt" style:language-complex="ar" style:country-complex="SA" style:font-style-complex="italic"/>
    </style:style>
    <style:style style:name="T149" style:family="text">
      <style:text-properties fo:font-size="12pt" fo:font-style="italic" officeooo:rsid="014a10b7" style:font-size-asian="12pt" style:font-style-asian="italic" style:font-size-complex="12pt" style:language-complex="ar" style:country-complex="SA" style:font-style-complex="italic"/>
    </style:style>
    <style:style style:name="T150" style:family="text">
      <style:text-properties fo:font-size="12pt" fo:font-style="italic" officeooo:rsid="00e0e886" style:font-size-asian="12pt" style:font-style-asian="italic" style:font-size-complex="12pt" style:language-complex="ar" style:country-complex="SA" style:font-style-complex="italic"/>
    </style:style>
    <style:style style:name="T151" style:family="text">
      <style:text-properties fo:font-size="12pt" fo:font-style="italic" officeooo:rsid="00bf7a6e" style:font-size-asian="12pt" style:font-style-asian="italic" style:font-size-complex="12pt" style:language-complex="ar" style:country-complex="SA" style:font-style-complex="italic"/>
    </style:style>
    <style:style style:name="T152" style:family="text">
      <style:text-properties fo:font-size="12pt" fo:font-style="italic" officeooo:rsid="01aece18" style:font-size-asian="12pt" style:font-style-asian="italic" style:font-size-complex="12pt" style:language-complex="ar" style:country-complex="SA" style:font-style-complex="italic"/>
    </style:style>
    <style:style style:name="T153" style:family="text">
      <style:text-properties officeooo:rsid="011bf9f7"/>
    </style:style>
    <style:style style:name="T154" style:family="text">
      <style:text-properties officeooo:rsid="011ffd65"/>
    </style:style>
    <style:style style:name="T155" style:family="text">
      <style:text-properties officeooo:rsid="0122f10b"/>
    </style:style>
    <style:style style:name="T156" style:family="text">
      <style:text-properties officeooo:rsid="012305cf"/>
    </style:style>
    <style:style style:name="T157" style:family="text">
      <style:text-properties officeooo:rsid="0123a4fb"/>
    </style:style>
    <style:style style:name="T158" style:family="text">
      <style:text-properties officeooo:rsid="01246238"/>
    </style:style>
    <style:style style:name="T159" style:family="text">
      <style:text-properties officeooo:rsid="0124f0f7"/>
    </style:style>
    <style:style style:name="T160" style:family="text">
      <style:text-properties officeooo:rsid="01266fff"/>
    </style:style>
    <style:style style:name="T161" style:family="text">
      <style:text-properties officeooo:rsid="012689cd"/>
    </style:style>
    <style:style style:name="T162" style:family="text">
      <style:text-properties officeooo:rsid="01286af4"/>
    </style:style>
    <style:style style:name="T163" style:family="text">
      <style:text-properties officeooo:rsid="01293740"/>
    </style:style>
    <style:style style:name="T164" style:family="text">
      <style:text-properties officeooo:rsid="0129d949"/>
    </style:style>
    <style:style style:name="T165" style:family="text">
      <style:text-properties officeooo:rsid="012bbfe0"/>
    </style:style>
    <style:style style:name="T166" style:family="text">
      <style:text-properties officeooo:rsid="0139c2e2"/>
    </style:style>
    <style:style style:name="T167" style:family="text">
      <style:text-properties officeooo:rsid="013b48af"/>
    </style:style>
    <style:style style:name="T168" style:family="text">
      <style:text-properties officeooo:rsid="014056a4"/>
    </style:style>
    <style:style style:name="T169" style:family="text">
      <style:text-properties officeooo:rsid="0141948f"/>
    </style:style>
    <style:style style:name="T170" style:family="text">
      <style:text-properties officeooo:rsid="014375f7"/>
    </style:style>
    <style:style style:name="T171" style:family="text">
      <style:text-properties officeooo:rsid="01450a74"/>
    </style:style>
    <style:style style:name="T172" style:family="text">
      <style:text-properties officeooo:rsid="01453a7e"/>
    </style:style>
    <style:style style:name="T173" style:family="text">
      <style:text-properties officeooo:rsid="01456718"/>
    </style:style>
    <style:style style:name="T174" style:family="text">
      <style:text-properties officeooo:rsid="0146d5d4"/>
    </style:style>
    <style:style style:name="T175" style:family="text">
      <style:text-properties officeooo:rsid="0147d692"/>
    </style:style>
    <style:style style:name="T176" style:family="text">
      <style:text-properties officeooo:rsid="01483a57"/>
    </style:style>
    <style:style style:name="T177" style:family="text">
      <style:text-properties officeooo:rsid="0149db69"/>
    </style:style>
    <style:style style:name="T178" style:family="text">
      <style:text-properties fo:language="en" fo:country="US" officeooo:rsid="0038f3e6"/>
    </style:style>
    <style:style style:name="T179" style:family="text">
      <style:text-properties fo:language="en" fo:country="US" officeooo:rsid="0123b1c3"/>
    </style:style>
    <style:style style:name="T180" style:family="text">
      <style:text-properties fo:language="en" fo:country="US" officeooo:rsid="003a783a"/>
    </style:style>
    <style:style style:name="T181" style:family="text">
      <style:text-properties fo:language="en" fo:country="US" officeooo:rsid="00c2296f"/>
    </style:style>
    <style:style style:name="T182" style:family="text">
      <style:text-properties fo:language="en" fo:country="US" officeooo:rsid="00402351"/>
    </style:style>
    <style:style style:name="T183" style:family="text">
      <style:text-properties fo:language="en" fo:country="US" officeooo:rsid="0041f3c9"/>
    </style:style>
    <style:style style:name="T184" style:family="text">
      <style:text-properties fo:language="en" fo:country="US" officeooo:rsid="004e0a70"/>
    </style:style>
    <style:style style:name="T185" style:family="text">
      <style:text-properties fo:language="en" fo:country="US" officeooo:rsid="017d9eb2"/>
    </style:style>
    <style:style style:name="T186" style:family="text">
      <style:text-properties fo:language="en" fo:country="US" officeooo:rsid="018602a9"/>
    </style:style>
    <style:style style:name="T187" style:family="text">
      <style:text-properties fo:language="en" fo:country="US" officeooo:rsid="0188cc01"/>
    </style:style>
    <style:style style:name="T188" style:family="text">
      <style:text-properties fo:language="en" fo:country="US" officeooo:rsid="018c4721"/>
    </style:style>
    <style:style style:name="T189" style:family="text">
      <style:text-properties fo:language="en" fo:country="US" officeooo:rsid="019293b7"/>
    </style:style>
    <style:style style:name="T190" style:family="text">
      <style:text-properties fo:language="en" fo:country="US" officeooo:rsid="0193ee05"/>
    </style:style>
    <style:style style:name="T191" style:family="text">
      <style:text-properties fo:language="en" fo:country="US" officeooo:rsid="01941dad"/>
    </style:style>
    <style:style style:name="T192" style:family="text">
      <style:text-properties fo:language="en" fo:country="US" officeooo:rsid="01bd75a8"/>
    </style:style>
    <style:style style:name="T193" style:family="text">
      <style:text-properties fo:language="en" fo:country="US" officeooo:rsid="01e5354b"/>
    </style:style>
    <style:style style:name="T194" style:family="text">
      <style:text-properties fo:language="en" fo:country="US" officeooo:rsid="00bfe3b5"/>
    </style:style>
    <style:style style:name="T195" style:family="text">
      <style:text-properties fo:language="en" fo:country="US" officeooo:rsid="01e6210a"/>
    </style:style>
    <style:style style:name="T196" style:family="text">
      <style:text-properties fo:language="en" fo:country="US" officeooo:rsid="01e265eb"/>
    </style:style>
    <style:style style:name="T197" style:family="text">
      <style:text-properties fo:language="en" fo:country="US" officeooo:rsid="01e51397"/>
    </style:style>
    <style:style style:name="T198" style:family="text">
      <style:text-properties fo:language="en" fo:country="US" officeooo:rsid="01e85d93"/>
    </style:style>
    <style:style style:name="T199" style:family="text">
      <style:text-properties fo:language="en" fo:country="US" officeooo:rsid="01e9877f"/>
    </style:style>
    <style:style style:name="T200" style:family="text">
      <style:text-properties fo:language="en" fo:country="US" officeooo:rsid="01eb3a57"/>
    </style:style>
    <style:style style:name="T201" style:family="text">
      <style:text-properties fo:language="en" fo:country="US" officeooo:rsid="01ed2826"/>
    </style:style>
    <style:style style:name="T202" style:family="text">
      <style:text-properties fo:language="en" fo:country="US" officeooo:rsid="01ed9244"/>
    </style:style>
    <style:style style:name="T203" style:family="text">
      <style:text-properties fo:language="en" fo:country="US" officeooo:rsid="0254e2d5"/>
    </style:style>
    <style:style style:name="T204" style:family="text">
      <style:text-properties fo:language="en" fo:country="US" officeooo:rsid="02557233"/>
    </style:style>
    <style:style style:name="T205" style:family="text">
      <style:text-properties fo:language="en" fo:country="US" officeooo:rsid="025724b9"/>
    </style:style>
    <style:style style:name="T206" style:family="text">
      <style:text-properties fo:language="en" fo:country="US" officeooo:rsid="025dbf91"/>
    </style:style>
    <style:style style:name="T207" style:family="text">
      <style:text-properties fo:language="en" fo:country="US" officeooo:rsid="025f824d"/>
    </style:style>
    <style:style style:name="T208" style:family="text">
      <style:text-properties fo:language="en" fo:country="US" officeooo:rsid="02662945"/>
    </style:style>
    <style:style style:name="T209" style:family="text">
      <style:text-properties officeooo:rsid="015669b9"/>
    </style:style>
    <style:style style:name="T210" style:family="text">
      <style:text-properties officeooo:rsid="0157b23b"/>
    </style:style>
    <style:style style:name="T211" style:family="text">
      <style:text-properties officeooo:rsid="0158faf5"/>
    </style:style>
    <style:style style:name="T212" style:family="text">
      <style:text-properties style:font-name="Arial" fo:font-size="12pt" style:font-size-asian="12pt" style:font-size-complex="12pt"/>
    </style:style>
    <style:style style:name="T213" style:family="text">
      <style:text-properties fo:font-size="18pt" fo:font-weight="bold" style:font-size-asian="18pt" style:font-weight-asian="bold" style:font-size-complex="18pt" style:font-weight-complex="bold"/>
    </style:style>
    <style:style style:name="T214" style:family="text">
      <style:text-properties officeooo:rsid="01606f4b"/>
    </style:style>
    <style:style style:name="T215" style:family="text">
      <style:text-properties officeooo:rsid="0160a00c"/>
    </style:style>
    <style:style style:name="T216" style:family="text">
      <style:text-properties officeooo:rsid="016233c3"/>
    </style:style>
    <style:style style:name="T217" style:family="text">
      <style:text-properties officeooo:rsid="01656a1b"/>
    </style:style>
    <style:style style:name="T218" style:family="text">
      <style:text-properties officeooo:rsid="0167135f"/>
    </style:style>
    <style:style style:name="T219" style:family="text">
      <style:text-properties officeooo:rsid="01681ccf"/>
    </style:style>
    <style:style style:name="T220" style:family="text">
      <style:text-properties officeooo:rsid="0169e351"/>
    </style:style>
    <style:style style:name="T221" style:family="text">
      <style:text-properties officeooo:rsid="016bdbc1"/>
    </style:style>
    <style:style style:name="T222" style:family="text">
      <style:text-properties officeooo:rsid="016c0688"/>
    </style:style>
    <style:style style:name="T223" style:family="text">
      <style:text-properties officeooo:rsid="016c6d8c"/>
    </style:style>
    <style:style style:name="T224" style:family="text">
      <style:text-properties officeooo:rsid="016cd6a4"/>
    </style:style>
    <style:style style:name="T225" style:family="text">
      <style:text-properties officeooo:rsid="016e87b8"/>
    </style:style>
    <style:style style:name="T226" style:family="text">
      <style:text-properties officeooo:rsid="016e91be"/>
    </style:style>
    <style:style style:name="T227" style:family="text">
      <style:text-properties officeooo:rsid="016fb07e"/>
    </style:style>
    <style:style style:name="T228" style:family="text">
      <style:text-properties officeooo:rsid="017023e4"/>
    </style:style>
    <style:style style:name="T229" style:family="text">
      <style:text-properties officeooo:rsid="01733eb3"/>
    </style:style>
    <style:style style:name="T230" style:family="text">
      <style:text-properties officeooo:rsid="0177bc81"/>
    </style:style>
    <style:style style:name="T231" style:family="text">
      <style:text-properties officeooo:rsid="017863af"/>
    </style:style>
    <style:style style:name="T232" style:family="text">
      <style:text-properties officeooo:rsid="017962f1"/>
    </style:style>
    <style:style style:name="T233" style:family="text">
      <style:text-properties officeooo:rsid="017afe3a"/>
    </style:style>
    <style:style style:name="T234" style:family="text">
      <style:text-properties officeooo:rsid="017bdacf"/>
    </style:style>
    <style:style style:name="T235" style:family="text">
      <style:text-properties officeooo:rsid="017c1df3"/>
    </style:style>
    <style:style style:name="T236" style:family="text">
      <style:text-properties officeooo:rsid="017cf64e"/>
    </style:style>
    <style:style style:name="T237" style:family="text">
      <style:text-properties officeooo:rsid="01877c56"/>
    </style:style>
    <style:style style:name="T238" style:family="text">
      <style:text-properties officeooo:rsid="01877ec6"/>
    </style:style>
    <style:style style:name="T239" style:family="text">
      <style:text-properties officeooo:rsid="0188cc01"/>
    </style:style>
    <style:style style:name="T240" style:family="text">
      <style:text-properties officeooo:rsid="0189c9a3"/>
    </style:style>
    <style:style style:name="T241" style:family="text">
      <style:text-properties officeooo:rsid="0197f7a4"/>
    </style:style>
    <style:style style:name="T242" style:family="text">
      <style:text-properties officeooo:rsid="0198340d"/>
    </style:style>
    <style:style style:name="T243" style:family="text">
      <style:text-properties officeooo:rsid="0199ec1a"/>
    </style:style>
    <style:style style:name="T244" style:family="text">
      <style:text-properties officeooo:rsid="01a0ac07"/>
    </style:style>
    <style:style style:name="T245" style:family="text">
      <style:text-properties officeooo:rsid="01a14872"/>
    </style:style>
    <style:style style:name="T246" style:family="text">
      <style:text-properties officeooo:rsid="01a25872"/>
    </style:style>
    <style:style style:name="T247" style:family="text">
      <style:text-properties officeooo:rsid="01a3eb12"/>
    </style:style>
    <style:style style:name="T248" style:family="text">
      <style:text-properties officeooo:rsid="01a4478e"/>
    </style:style>
    <style:style style:name="T249" style:family="text">
      <style:text-properties officeooo:rsid="01a4a2a8"/>
    </style:style>
    <style:style style:name="T250" style:family="text">
      <style:text-properties officeooo:rsid="01a646bb"/>
    </style:style>
    <style:style style:name="T251" style:family="text">
      <style:text-properties officeooo:rsid="01a65ec4"/>
    </style:style>
    <style:style style:name="T252" style:family="text">
      <style:text-properties officeooo:rsid="01a8274e"/>
    </style:style>
    <style:style style:name="T253" style:family="text">
      <style:text-properties officeooo:rsid="01a90ff1"/>
    </style:style>
    <style:style style:name="T254" style:family="text">
      <style:text-properties officeooo:rsid="01aba5f7"/>
    </style:style>
    <style:style style:name="T255" style:family="text">
      <style:text-properties officeooo:rsid="01ad257f"/>
    </style:style>
    <style:style style:name="T256" style:family="text">
      <style:text-properties officeooo:rsid="01b16d0f"/>
    </style:style>
    <style:style style:name="T257" style:family="text">
      <style:text-properties officeooo:rsid="01b51609"/>
    </style:style>
    <style:style style:name="T258" style:family="text">
      <style:text-properties officeooo:rsid="01b6319f"/>
    </style:style>
    <style:style style:name="T259" style:family="text">
      <style:text-properties officeooo:rsid="01b65a8e"/>
    </style:style>
    <style:style style:name="T260" style:family="text">
      <style:text-properties officeooo:rsid="01b764af"/>
    </style:style>
    <style:style style:name="T261" style:family="text">
      <style:text-properties officeooo:rsid="01b77b99"/>
    </style:style>
    <style:style style:name="T262" style:family="text">
      <style:text-properties officeooo:rsid="01b8ce37"/>
    </style:style>
    <style:style style:name="T263" style:family="text">
      <style:text-properties officeooo:rsid="01b91c68"/>
    </style:style>
    <style:style style:name="T264" style:family="text">
      <style:text-properties officeooo:rsid="01bab3b8"/>
    </style:style>
    <style:style style:name="T265" style:family="text">
      <style:text-properties officeooo:rsid="01bc1f40"/>
    </style:style>
    <style:style style:name="T266" style:family="text">
      <style:text-properties officeooo:rsid="01bce382"/>
    </style:style>
    <style:style style:name="T267" style:family="text">
      <style:text-properties officeooo:rsid="01bd48c2"/>
    </style:style>
    <style:style style:name="T268" style:family="text">
      <style:text-properties officeooo:rsid="01c242d3"/>
    </style:style>
    <style:style style:name="T269" style:family="text">
      <style:text-properties officeooo:rsid="01c48193"/>
    </style:style>
    <style:style style:name="T270" style:family="text">
      <style:text-properties officeooo:rsid="01c7afb9"/>
    </style:style>
    <style:style style:name="T271" style:family="text">
      <style:text-properties officeooo:rsid="01c94dbf"/>
    </style:style>
    <style:style style:name="T272" style:family="text">
      <style:text-properties officeooo:rsid="01ca4cad"/>
    </style:style>
    <style:style style:name="T273" style:family="text">
      <style:text-properties officeooo:rsid="01d07be3"/>
    </style:style>
    <style:style style:name="T274" style:family="text">
      <style:text-properties officeooo:rsid="01d278d3"/>
    </style:style>
    <style:style style:name="T275" style:family="text">
      <style:text-properties officeooo:rsid="01d37380"/>
    </style:style>
    <style:style style:name="T276" style:family="text">
      <style:text-properties officeooo:rsid="01d56116"/>
    </style:style>
    <style:style style:name="T277" style:family="text">
      <style:text-properties officeooo:rsid="01d8e57b"/>
    </style:style>
    <style:style style:name="T278" style:family="text">
      <style:text-properties officeooo:rsid="01e044b7"/>
    </style:style>
    <style:style style:name="T279" style:family="text">
      <style:text-properties officeooo:rsid="01e1331a"/>
    </style:style>
    <style:style style:name="T280" style:family="text">
      <style:text-properties officeooo:rsid="01e14829"/>
    </style:style>
    <style:style style:name="T281" style:family="text">
      <style:text-properties officeooo:rsid="01e265eb"/>
    </style:style>
    <style:style style:name="T282" style:family="text">
      <style:text-properties officeooo:rsid="01e51397"/>
    </style:style>
    <style:style style:name="T283" style:family="text">
      <style:text-properties officeooo:rsid="01e83ee9"/>
    </style:style>
    <style:style style:name="T284" style:family="text">
      <style:text-properties officeooo:rsid="01eefdcb"/>
    </style:style>
    <style:style style:name="T285" style:family="text">
      <style:text-properties officeooo:rsid="01f37c39"/>
    </style:style>
    <style:style style:name="T286" style:family="text">
      <style:text-properties officeooo:rsid="01f7ac51"/>
    </style:style>
    <style:style style:name="T287" style:family="text">
      <style:text-properties officeooo:rsid="01f952c1"/>
    </style:style>
    <style:style style:name="T288" style:family="text">
      <style:text-properties officeooo:rsid="01f9dabf"/>
    </style:style>
    <style:style style:name="T289" style:family="text">
      <style:text-properties officeooo:rsid="01ff46f0"/>
    </style:style>
    <style:style style:name="T290" style:family="text">
      <style:text-properties officeooo:rsid="0204bb8f"/>
    </style:style>
    <style:style style:name="T291" style:family="text">
      <style:text-properties officeooo:rsid="02052ef6"/>
    </style:style>
    <style:style style:name="T292" style:family="text">
      <style:text-properties officeooo:rsid="02063d08"/>
    </style:style>
    <style:style style:name="T293" style:family="text">
      <style:text-properties officeooo:rsid="02069f09"/>
    </style:style>
    <style:style style:name="T294" style:family="text">
      <style:text-properties officeooo:rsid="0207dc33"/>
    </style:style>
    <style:style style:name="T295" style:family="text">
      <style:text-properties officeooo:rsid="020d4f83"/>
    </style:style>
    <style:style style:name="T296" style:family="text">
      <style:text-properties officeooo:rsid="020ec4cd"/>
    </style:style>
    <style:style style:name="T297" style:family="text">
      <style:text-properties officeooo:rsid="020f8ac5"/>
    </style:style>
    <style:style style:name="T298" style:family="text">
      <style:text-properties officeooo:rsid="0210699d"/>
    </style:style>
    <style:style style:name="T299" style:family="text">
      <style:text-properties officeooo:rsid="02131627"/>
    </style:style>
    <style:style style:name="T300" style:family="text">
      <style:text-properties officeooo:rsid="02148836"/>
    </style:style>
    <style:style style:name="T301" style:family="text">
      <style:text-properties officeooo:rsid="02153d5d"/>
    </style:style>
    <style:style style:name="T302" style:family="text">
      <style:text-properties officeooo:rsid="021717c6"/>
    </style:style>
    <style:style style:name="T303" style:family="text">
      <style:text-properties officeooo:rsid="0218dae1"/>
    </style:style>
    <style:style style:name="T304" style:family="text">
      <style:text-properties officeooo:rsid="0219d348"/>
    </style:style>
    <style:style style:name="T305" style:family="text">
      <style:text-properties officeooo:rsid="021a28f1"/>
    </style:style>
    <style:style style:name="T306" style:family="text">
      <style:text-properties officeooo:rsid="021a32b8"/>
    </style:style>
    <style:style style:name="T307" style:family="text">
      <style:text-properties officeooo:rsid="021f55db"/>
    </style:style>
    <style:style style:name="T308" style:family="text">
      <style:text-properties officeooo:rsid="021f5bf9"/>
    </style:style>
    <style:style style:name="T309" style:family="text">
      <style:text-properties officeooo:rsid="022c02e4"/>
    </style:style>
    <style:style style:name="T310" style:family="text">
      <style:text-properties officeooo:rsid="022e339a"/>
    </style:style>
    <style:style style:name="T311" style:family="text">
      <style:text-properties officeooo:rsid="023022c5"/>
    </style:style>
    <style:style style:name="T312" style:family="text">
      <style:text-properties officeooo:rsid="02311e20"/>
    </style:style>
    <style:style style:name="T313" style:family="text">
      <style:text-properties officeooo:rsid="02328069"/>
    </style:style>
    <style:style style:name="T314" style:family="text">
      <style:text-properties officeooo:rsid="0233547e"/>
    </style:style>
    <style:style style:name="T315" style:family="text">
      <style:text-properties officeooo:rsid="023447ba"/>
    </style:style>
    <style:style style:name="T316" style:family="text">
      <style:text-properties officeooo:rsid="0235421f"/>
    </style:style>
    <style:style style:name="T317" style:family="text">
      <style:text-properties officeooo:rsid="0236b556"/>
    </style:style>
    <style:style style:name="T318" style:family="text">
      <style:text-properties officeooo:rsid="023845f5"/>
    </style:style>
    <style:style style:name="T319" style:family="text">
      <style:text-properties officeooo:rsid="023cebdf"/>
    </style:style>
    <style:style style:name="T320" style:family="text">
      <style:text-properties officeooo:rsid="023e71f3"/>
    </style:style>
    <style:style style:name="T321" style:family="text">
      <style:text-properties officeooo:rsid="02401ed9"/>
    </style:style>
    <style:style style:name="T322" style:family="text">
      <style:text-properties officeooo:rsid="0240ef99"/>
    </style:style>
    <style:style style:name="T323" style:family="text">
      <style:text-properties officeooo:rsid="0243b458"/>
    </style:style>
    <style:style style:name="T324" style:family="text">
      <style:text-properties officeooo:rsid="02448d4c"/>
    </style:style>
    <style:style style:name="T325" style:family="text">
      <style:text-properties officeooo:rsid="0248064c"/>
    </style:style>
    <style:style style:name="T326" style:family="text">
      <style:text-properties officeooo:rsid="02493053"/>
    </style:style>
    <style:style style:name="T327" style:family="text">
      <style:text-properties officeooo:rsid="024f3ad7"/>
    </style:style>
    <style:style style:name="T328" style:family="text">
      <style:text-properties officeooo:rsid="02508afd"/>
    </style:style>
    <style:style style:name="T329" style:family="text">
      <style:text-properties officeooo:rsid="02528517"/>
    </style:style>
    <style:style style:name="T330" style:family="text">
      <style:text-properties officeooo:rsid="02529521"/>
    </style:style>
    <style:style style:name="T331" style:family="text">
      <style:text-properties officeooo:rsid="02543ab5"/>
    </style:style>
    <style:style style:name="T332" style:family="text">
      <style:text-properties officeooo:rsid="025894a9"/>
    </style:style>
    <style:style style:name="T333" style:family="text">
      <style:text-properties officeooo:rsid="025f824d"/>
    </style:style>
    <style:style style:name="T334" style:family="text">
      <style:text-properties officeooo:rsid="0261777c"/>
    </style:style>
    <style:style style:name="T335" style:family="text">
      <style:text-properties officeooo:rsid="0262f127"/>
    </style:style>
    <style:style style:name="T336" style:family="text">
      <style:text-properties officeooo:rsid="0264184a"/>
    </style:style>
    <style:style style:name="T337" style:family="text">
      <style:text-properties officeooo:rsid="02645c78"/>
    </style:style>
    <style:style style:name="T338" style:family="text">
      <style:text-properties officeooo:rsid="02647771"/>
    </style:style>
    <style:style style:name="T339" style:family="text">
      <style:text-properties officeooo:rsid="02662945"/>
    </style:style>
    <style:style style:name="T340" style:family="text">
      <style:text-properties officeooo:rsid="0267ca77"/>
    </style:style>
    <style:style style:name="T341" style:family="text">
      <style:text-properties officeooo:rsid="02680c7a"/>
    </style:style>
    <style:style style:name="T342" style:family="text">
      <style:text-properties officeooo:rsid="026951cb"/>
    </style:style>
    <style:style style:name="T343" style:family="text">
      <style:text-properties officeooo:rsid="026ac2df"/>
    </style:style>
    <style:style style:name="T344" style:family="text">
      <style:text-properties officeooo:rsid="026d6972"/>
    </style:style>
    <style:style style:name="T345" style:family="text">
      <style:text-properties officeooo:rsid="026e7a62"/>
    </style:style>
    <style:style style:name="T346" style:family="text">
      <style:text-properties officeooo:rsid="021dcb25"/>
    </style:style>
    <style:style style:name="T347" style:family="text">
      <style:text-properties officeooo:rsid="026f62de"/>
    </style:style>
    <style:style style:name="T348" style:family="text">
      <style:text-properties officeooo:rsid="027137e5"/>
    </style:style>
    <style:style style:name="T349" style:family="text">
      <style:text-properties officeooo:rsid="0271c07e"/>
    </style:style>
    <style:style style:name="T350" style:family="text">
      <style:text-properties officeooo:rsid="0273110b"/>
    </style:style>
    <style:style style:name="T351" style:family="text">
      <style:text-properties officeooo:rsid="02738227"/>
    </style:style>
    <style:style style:name="T352" style:family="text">
      <style:text-properties officeooo:rsid="02756d3b"/>
    </style:style>
    <style:style style:name="T353" style:family="text">
      <style:text-properties officeooo:rsid="0275f0f7"/>
    </style:style>
    <style:style style:name="T354" style:family="text">
      <style:text-properties officeooo:rsid="027847c9"/>
    </style:style>
    <style:style style:name="T355" style:family="text">
      <style:text-properties officeooo:rsid="02796b59"/>
    </style:style>
    <style:style style:name="T356" style:family="text">
      <style:text-properties officeooo:rsid="027a2c07"/>
    </style:style>
    <style:style style:name="T357" style:family="text">
      <style:text-properties officeooo:rsid="027bdf91"/>
    </style:style>
    <style:style style:name="T358" style:family="text">
      <style:text-properties officeooo:rsid="027c1f1f"/>
    </style:style>
    <style:style style:name="T359" style:family="text">
      <style:text-properties officeooo:rsid="027c3bc9"/>
    </style:style>
    <style:style style:name="T360" style:family="text">
      <style:text-properties officeooo:rsid="027d461c"/>
    </style:style>
    <style:style style:name="T361" style:family="text">
      <style:text-properties officeooo:rsid="027e047a"/>
    </style:style>
    <style:style style:name="T362" style:family="text">
      <style:text-properties officeooo:rsid="027f6004"/>
    </style:style>
    <style:style style:name="T363" style:family="text">
      <style:text-properties officeooo:rsid="0281106c"/>
    </style:style>
    <style:style style:name="T364" style:family="text">
      <style:text-properties officeooo:rsid="0282d91e"/>
    </style:style>
    <style:style style:name="T365" style:family="text">
      <style:text-properties officeooo:rsid="028371e9"/>
    </style:style>
    <style:style style:name="T366" style:family="text">
      <style:text-properties officeooo:rsid="0284e1d3"/>
    </style:style>
    <style:style style:name="T367" style:family="text">
      <style:text-properties officeooo:rsid="0285a3e7"/>
    </style:style>
    <style:style style:name="T368" style:family="text">
      <style:text-properties officeooo:rsid="028722db"/>
    </style:style>
    <style:style style:name="T369" style:family="text">
      <style:text-properties officeooo:rsid="0288b8bd"/>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February 2014" text:name="DatumAbgabe"/>
      </text:user-field-decls>
      <text:p text:style-name="P179"/>
      <text:p text:style-name="P28"><text:span text:style-name="T213"><text:text-input text:description="Title of paper">TigerKDF: 
A Compute Time and Sequential Memory Hard
Key Derivation Function</text:text-input></text:span><text:text-input text:description="Name of faculty"/></text:p>
      <text:p text:style-name="P27"><text:text-input text:description="Name of department / chair"/></text:p>
      <text:p text:style-name="P29"/>
      <text:p text:style-name="P30"/>
      <text:p text:style-name="P26"><text:text-input text:description="Name of professor">Bill Cox</text:text-input></text:p>
      <text:p text:style-name="P25">waywardgeek@gmail.com</text:p>
      <text:p text:style-name="P22"/>
      <text:p text:style-name="P23"><text:text-input text:description="Type of paper/thesis">For Consideration in the Password Hashing Competition</text:text-input></text:p>
      <text:p text:style-name="P23"/>
      <text:p text:style-name="P24"/>
      <text:p text:style-name="P10"/>
      <text:p text:style-name="P9"><text:span text:style-name="T212"><text:user-field-input text:name="Ort" text:description="Place">Chapel Hill, NC</text:user-field-input></text:span><text:span text:style-name="T212">, </text:span><text:span text:style-name="T212"><text:user-field-input text:name="DatumAbgabe" text:description="Date of submission">February 2014</text:user-field-input></text:span></text:p>
      <text:p text:style-name="P209"><text:span text:style-name="T133">Abstract</text:span><text:span text:style-name="T134">. <text:s/>Scrypt demonstrated </text:span><text:span text:style-name="T135">a new</text:span><text:span text:style-name="T134"> </text:span><text:span text:style-name="T136">way </text:span><text:span text:style-name="T134">to thwart </text:span><text:span text:style-name="T135">off-line brute-force password guessing</text:span><text:span text:style-name="T134"> attacks, as the first </text:span><text:span text:style-name="T136">successful </text:span><text:span text:style-name="T134">sequential</text:span><text:span text:style-name="T152">-</text:span><text:span text:style-name="T134">memory</text:span><text:span text:style-name="T152">-</text:span><text:span text:style-name="T134">hard key derivation function (KDF). <text:s/>While Scrypt forces an attacker to </text:span><text:span text:style-name="T135">use</text:span><text:span text:style-name="T134"> significant amounts of memory, custom </text:span><text:span text:style-name="T137">ASICs</text:span><text:span text:style-name="T134"> can speed up Scrypt's inner loop </text:span><text:span text:style-name="T138">substantially. <text:s/></text:span><text:span text:style-name="T135">Attackers </text:span><text:span text:style-name="T139">also </text:span><text:span text:style-name="T135">gain up to a 4X benefit in time*memory cost through a time-memory trade-off (TMTO). <text:s/>With cache timing information, an attacker can attack Scrypt </text:span><text:span text:style-name="T140">on</text:span><text:span text:style-name="T135"> a massively parallel </text:span><text:span text:style-name="T141">scale</text:span><text:span text:style-name="T134">. <text:s/>TigerKDF is a new “</text:span><text:span text:style-name="T142">hybrid” </text:span><text:span text:style-name="T134">sequential-memory-hard KDF which is comput</text:span><text:span text:style-name="T137">e</text:span><text:span text:style-name="T143"> </text:span><text:span text:style-name="T134">time</text:span><text:span text:style-name="T143"> </text:span><text:span text:style-name="T134">hardened through sequential multiply operations </text:span><text:span text:style-name="T141">in its inner loop</text:span><text:span text:style-name="T140">, </text:span><text:span text:style-name="T141">limiting a</text:span><text:span text:style-name="T134"> custom ASIC core</text:span><text:span text:style-name="T141"> speed advantage to about</text:span><text:span text:style-name="T144"> </text:span><text:span text:style-name="T134">2X. <text:s/></text:span><text:span text:style-name="T135">TigerKDF greatly</text:span><text:span text:style-name="T138"> </text:span><text:span text:style-name="T134">increases the time*</text:span><text:span text:style-name="T145">memory </text:span><text:span text:style-name="T134">cost </text:span><text:span text:style-name="T143">per core </text:span><text:span text:style-name="T134">of custom ASIC attacks, while </text:span><text:span text:style-name="T135">greatly</text:span><text:span text:style-name="T146"> reducing any benefit from</text:span><text:span text:style-name="T147"> time-memory trade-off</text:span><text:span text:style-name="T135">s</text:span><text:span text:style-name="T134">. <text:s/></text:span><text:span text:style-name="T142">TigerKDF's “hybrid” design</text:span><text:span text:style-name="T147"> </text:span><text:span text:style-name="T135">also </text:span><text:span text:style-name="T148">provides </text:span><text:span text:style-name="T142">good</text:span><text:span text:style-name="T148"> defen</text:span><text:span text:style-name="T149">s</text:span><text:span text:style-name="T148">e against </text:span><text:span text:style-name="T147">cache</text:span><text:span text:style-name="T140"> </text:span><text:span text:style-name="T147">timing attacks, </text:span><text:span text:style-name="T150">without sacrificing time*memory performance</text:span><text:span text:style-name="T151">.</text:span></text:p>
      <text:h text:style-name="P189" text:outline-level="1"><text:bookmark-start text:name="__RefHeading__538_729210063"/>Introduction<text:bookmark-end text:name="__RefHeading__538_729210063"/></text:h>
      <text:p text:style-name="P172">TigerKDF is a sequential<text:span text:style-name="T96">-</text:span>memory and compute<text:span text:style-name="T96">-</text:span><text:span text:style-name="T4">time </text:span>hard key derivation function <text:span text:style-name="T92">(KDF)</text:span> that maximizes an attackers time*<text:span text:style-name="T48">memory cost</text:span> for guessing passwords. <text:s/><text:span text:style-name="T90">TigerKDF:</text:span></text:p>
      <text:list xml:id="list84424818095752848" text:style-name="L2">
        <text:list-item>
          <text:p text:style-name="P180">Insures high <text:span text:style-name="T48">memory </text:span>cost for an attacker by filling <text:span text:style-name="T89">memory </text:span>rapidly</text:p>
        </text:list-item>
        <text:list-item>
          <text:p text:style-name="P181">Insures high runtime for an attacker through <text:span text:style-name="T332">sequential</text:span> multiply operations</text:p>
        </text:list-item>
        <text:list-item>
          <text:p text:style-name="P183">Provides strong defense against GPU, FPGA, and ASIC attacks</text:p>
        </text:list-item>
        <text:list-item>
          <text:p text:style-name="P180"><text:span text:style-name="T322">Reduces</text:span> time-memory <text:span text:style-name="T4">t</text:span>rade<text:span text:style-name="T4">-</text:span>off options</text:p>
        </text:list-item>
        <text:list-item>
          <text:p text:style-name="P182"><text:span text:style-name="T322">D</text:span><text:span text:style-name="T78">efe</text:span><text:span text:style-name="T322">nds</text:span><text:span text:style-name="T89"> against </text:span><text:span text:style-name="T123">cache-timing attacks</text:span></text:p>
        </text:list-item>
        <text:list-item>
          <text:p text:style-name="P180"><text:span text:style-name="T322">U</text:span><text:span text:style-name="T90">se</text:span> parallelism for improved protectio<text:span text:style-name="T48">n</text:span></text:p>
        </text:list-item>
        <text:list-item>
          <text:p text:style-name="P180"><text:span text:style-name="T93">Is s</text:span><text:span text:style-name="T89">uitable for </text:span><text:span text:style-name="T90">desktop PCs, </text:span><text:span text:style-name="T89">web servers, </text:span><text:span text:style-name="T278">and </text:span>embedded applications</text:p>
        </text:list-item>
        <text:list-item>
          <text:p text:style-name="P184">Supports client independent hash updates</text:p>
        </text:list-item>
        <text:list-item>
          <text:p text:style-name="P185">Performs well <text:span text:style-name="T124">hashing</text:span> many G<text:span text:style-name="T216">i</text:span>B of <text:span text:style-name="T90">DRAM</text:span>, or just a few <text:span text:style-name="T322">K</text:span><text:span text:style-name="T216">i</text:span>B <text:span text:style-name="T90">of cache</text:span></text:p>
        </text:list-item>
      </text:list>
      <text:p text:style-name="P87"><text:span text:style-name="T87">In this paper, </text:span><text:span text:style-name="T91">memory-hard KDFs</text:span><text:span text:style-name="T87"> which do no password derived memory addressing are called “resistant”, while those that do </text:span><text:span text:style-name="T91">so early in hashing</text:span><text:span text:style-name="T87"> are called “unpredictable”, and combinations of the two are called “hybrid”. <text:s/></text:span><text:span text:style-name="T80">“</text:span><text:span text:style-name="T326">Resistant</text:span><text:span text:style-name="T87">” </text:span><text:span text:style-name="T88">memory-hard </text:span><text:span text:style-name="T87">KDFs are 100% </text:span><text:span text:style-name="T93">immune to</text:span><text:span text:style-name="T87"> cache-timing attack</text:span><text:span text:style-name="T93">s</text:span><text:span text:style-name="T87">, while “unpredictable” KDFs can be attacked on a massively parallel scale </text:span><text:span text:style-name="T88">once </text:span><text:span text:style-name="T87">an attacker knows what memory addresses are accessed </text:span><text:span text:style-name="T125">when hashing</text:span><text:span text:style-name="T87"> </text:span><text:span text:style-name="T125">a </text:span><text:span text:style-name="T87">password. <text:s/>“</text:span><text:span text:style-name="T88">Hybrid” KDFs </text:span><text:span text:style-name="T327">can </text:span><text:span text:style-name="T88">have </text:span><text:span text:style-name="T323">some </text:span><text:span text:style-name="T88">resistance against cache-timing attacks </text:span><text:span text:style-name="T91">while</text:span><text:span text:style-name="T88"> </text:span><text:span text:style-name="T324">being</text:span><text:span text:style-name="T256"> </text:span><text:span text:style-name="T91">as effective </text:span><text:span text:style-name="T88">against brute-force attacks </text:span><text:span text:style-name="T91">as “unpredictable” KDFs</text:span><text:span text:style-name="T88">. <text:s/></text:span><text:span text:style-name="T97">Scrypt</text:span><text:span text:style-name="T153">[2]</text:span><text:span text:style-name="T97"> is a “hybrid” KDF, and </text:span><text:span text:style-name="T324">has better</text:span><text:span text:style-name="T97"> cache-timing</text:span><text:span text:style-name="T324"> </text:span><text:span text:style-name="T97">attack </text:span><text:span text:style-name="T324">resistance</text:span><text:span text:style-name="T97"> than if it were “unpredictable”.</text:span></text:p>
      <text:p text:style-name="P135"><text:span text:style-name="T125">Like Scrypt, </text:span><text:span text:style-name="T80">TigerKDF uses a 2-loop architecture, where the first loop </text:span><text:span text:style-name="T93">is “resistant”, </text:span><text:span text:style-name="T328">and t</text:span><text:span text:style-name="T93">he second loop is “unpredictable”. <text:s/></text:span><text:span text:style-name="T280">Unlike Scrypt, both loops read two prior blocks, hash </text:span><text:span text:style-name="T325">them together, and </text:span><text:span text:style-name="T328">append the result to memory</text:span><text:span text:style-name="T280">, limiting an attacker's TMTO options. <text:s/></text:span><text:span text:style-name="T325">Like </text:span><text:soft-page-break/><text:span text:style-name="T325">Script, external memory is written once, and read on average once, for maximum performance.</text:span></text:p>
      <text:p text:style-name="P137"><text:span text:style-name="T280">Both loops hash the previously generated block with a block generated earlier in memory. <text:s/>The prior block can be accessed pseudo-randomly in the second loop with sub-block memory segments as small as 32 bytes, frustrating GPU attacks in a manner similar to Bcrypt.</text:span><text:span text:style-name="T281"> <text:s/></text:span><text:span text:style-name="T279">Between block hashes, a cryptographically secure hash function randomizes the 256-bit “state”. <text:s/></text:span><text:span text:style-name="T280">By default Blake2s is used for this purpose</text:span><text:span text:style-name="T281">, </text:span><text:span text:style-name="T325">but the choice is configurable</text:span><text:span text:style-name="T280">.</text:span></text:p>
      <text:p text:style-name="P100"><text:span text:style-name="T329">All else being equal, </text:span><text:span text:style-name="T154">TigerKDF </text:span><text:span text:style-name="T329">has</text:span><text:span text:style-name="T154"> about</text:span><text:span text:style-name="T93"> a 5</text:span><text:span text:style-name="T329">X lower</text:span><text:span text:style-name="T93"> </text:span><text:span text:style-name="T268">time*memory </text:span><text:span text:style-name="T329">cost</text:span><text:span text:style-name="T93"> </text:span><text:span text:style-name="T94">against</text:span><text:span text:style-name="T93"> cache-timing attack</text:span><text:span text:style-name="T154">s</text:span><text:span text:style-name="T93"> </text:span><text:span text:style-name="T329">than</text:span><text:span text:style-name="T93"> resistant KDFs. <text:s/></text:span><text:span text:style-name="T329">At the same time, </text:span><text:span text:style-name="T93">TigerKDF </text:span><text:span text:style-name="T329">will have about a 3-4X higher time*memory cost against the more common brute force attacks</text:span><text:span text:style-name="T93">. <text:s/></text:span><text:span text:style-name="T329">A unpredictable KDF may have nearly zero time*memory cost in this case. <text:s/></text:span><text:span text:style-name="T330">This is discussed </text:span><text:span text:style-name="T331">further</text:span><text:span text:style-name="T330"> in section 4.</text:span></text:p>
      <text:p text:style-name="P140"><text:span text:style-name="T196">The importance of time*memory can be thought of as how much memory an attacker needs to buy per guessing core times how long that memory will be in use per guess. <text:s/></text:span><text:span text:style-name="T197">Without compute-time hardening, an ASIC attack would likely be limited in speed by external memory bandwidth. <text:s/></text:span><text:span text:style-name="T203">A</text:span><text:span text:style-name="T197"> reasonably high end desktop PC </text:span><text:span text:style-name="T203">might have</text:span><text:span text:style-name="T197"> 25GiB/s of memory bandwidth, while </text:span><text:span text:style-name="T203">recent</text:span><text:span text:style-name="T197"> graphics cards </text:span><text:span text:style-name="T203">have up to</text:span><text:span text:style-name="T197"> </text:span><text:span text:style-name="T205">about </text:span><text:span text:style-name="T197">2</text:span><text:span text:style-name="T205">5</text:span><text:span text:style-name="T197">0GiB/</text:span><text:span text:style-name="T205">s</text:span><text:span text:style-name="T197"> of bandwidth. <text:s/>Multiplication based compute-time hardening forces </text:span><text:span text:style-name="T204">an ASIC</text:span><text:span text:style-name="T197"> attacker to run </text:span><text:span text:style-name="T204">no more than about 2X faster than a recent PC</text:span><text:span text:style-name="T197">, regardless of his memory bandwidth, </text:span><text:span text:style-name="T204">while </text:span><text:span text:style-name="T206">the multiplication chain will force an </text:span><text:span text:style-name="T204">FPGA attack </text:span><text:span text:style-name="T206">to run</text:span><text:span text:style-name="T204"> be even slower</text:span><text:span text:style-name="T197">. <text:s/></text:span><text:span text:style-name="T207">GPUs are another matter, which is discussed more in Section 3.</text:span></text:p>
      <text:h text:style-name="P196" text:outline-level="2">Credits</text:h>
      <text:p text:style-name="P101"><text:span text:style-name="T79">While I deserve credit for this </text:span><text:span text:style-name="T94">document,</text:span><text:span text:style-name="T79"> my code, </text:span><text:span text:style-name="T125">and the inspiration for naming </text:span><text:span text:style-name="T131">a key derivation function</text:span><text:span text:style-name="T125"> after my cat</text:span><text:span text:style-name="T125"><text:note text:id="ftn1" text:note-class="footnote"><text:note-citation>1</text:note-citation><text:note-body><text:p text:style-name="P19">My wife informs me that naming TigerKDF after our cat was actually her idea.</text:p></text:note-body></text:note></text:span><text:span text:style-name="T125">, </text:span><text:span text:style-name="T131">m</text:span><text:span text:style-name="T94">ost of</text:span><text:span text:style-name="T79"> </text:span><text:span text:style-name="T131">the</text:span><text:span text:style-name="T98"> </text:span><text:span text:style-name="T79">good ideas </text:span><text:span text:style-name="T131">found here come </text:span><text:span text:style-name="T79">from the </text:span><text:span text:style-name="T94">authors of </text:span><text:span text:style-name="T79">Escr</text:span><text:span text:style-name="T170">y</text:span><text:span text:style-name="T79">pt and Catena</text:span><text:span text:style-name="T153">[1], </text:span><text:span text:style-name="T176">as well as</text:span><text:span text:style-name="T171"> </text:span><text:span text:style-name="T172">several</text:span><text:span text:style-name="T171"> </text:span><text:span text:style-name="T175">other </text:span><text:span text:style-name="T171">members </text:span><text:span text:style-name="T172">of</text:span><text:span text:style-name="T171"> the </text:span><text:span text:style-name="T173">PHC</text:span><text:span text:style-name="T171"> </text:span><text:span text:style-name="T174">email lis</text:span><text:span text:style-name="T339">t</text:span><text:span text:style-name="T79">. <text:s/>The cache timing </text:span><text:span text:style-name="T81">defense</text:span><text:span text:style-name="T79"> strategy </text:span><text:span text:style-name="T81">i</text:span><text:span text:style-name="T79">s </text:span><text:span text:style-name="T284">motivated by</text:span><text:span text:style-name="T79"> </text:span><text:span text:style-name="T94">excellent</text:span><text:span text:style-name="T79"> work and generosity of ideas from Christian Forler, </text:span><text:span text:style-name="T94">while</text:span><text:span text:style-name="T79"> </text:span><text:span text:style-name="T122">many</text:span><text:span text:style-name="T79"> of the other good ideas came from Alexander </text:span><text:span text:style-name="T94">Peslyak</text:span><text:span text:style-name="T79"> (aka Solar Designer). <text:s/></text:span><text:span text:style-name="T94">I consider them </text:span><text:span text:style-name="T98">both to be </text:span><text:span text:style-name="T94">the </text:span><text:span text:style-name="T98">unofficial </text:span><text:span text:style-name="T94">primary authors of this work until such time as they </text:span><text:span text:style-name="T98">prefer</text:span><text:span text:style-name="T94"> to be listed in the top spots officially. <text:s/></text:span><text:span text:style-name="T122">I hope that in some ways I have helped the eventual winning entry to be better. <text:s/></text:span><text:span text:style-name="T126">In particular, any PHC author should feel free to borrow any ideas in TigerKDF to improve their own entry.</text:span></text:p>
      <text:p text:style-name="P132">TigerKDF is a substantial improvement on my prior algorithm, NoelKDF. <text:s/>All of these improvements were suggested by Solar Designer, and include:</text:p>
      <text:list xml:id="list4480725987756686804" text:style-name="L3">
        <text:list-item>
          <text:p text:style-name="P211"><text:span text:style-name="T283">Better GPU defense through r</text:span><text:span text:style-name="T282">andomized sub-block hashing from the “prev” block which is likely still in L1 cache.</text:span></text:p>
        </text:list-item>
        <text:list-item>
          <text:p text:style-name="P212"><text:span text:style-name="T282">Blake2s hashing between SIMD “lanes” between block hashes. <text:s/></text:span><text:span text:style-name="T283">As SolarDesigner put it, there is no excuse for chaining a billion non-cryptographic hashes together.</text:span></text:p>
        </text:list-item>
        <text:list-item>
          <text:p text:style-name="P213"><text:soft-page-break/>SSE optimized hashing</text:p>
        </text:list-item>
      </text:list>
      <text:p text:style-name="P133">Solar Designer deserves both the credit and blame for goading me into this massive rewrite of NoelKDF. <text:s/>His suggestions simultaneously described how to dramatically improve performance, better defend against GPU attacks, take advantage of modern SIMD instructions, and how to fix my lame billion long non-cryptographic hash chains.</text:p>
      <text:p text:style-name="P133">He also deserves the credit and blame for goading me to rewrite my original “keystretch” algorithm as NoelKDF. <text:s/>We <text:span text:style-name="T339">discussed</text:span> multiplication based compute hardening on the PHC discussion forum, and NoelKDF is the result.</text:p>
      <text:p text:style-name="P138"><text:span text:style-name="T193">I was motivated by </text:span><text:span text:style-name="T194">Christian Forler</text:span><text:span text:style-name="T193">'s</text:span><text:span text:style-name="T194"> </text:span><text:span text:style-name="T193">Catena paper </text:span><text:span text:style-name="T208">to add</text:span><text:span text:style-name="T193"> several features, including </text:span><text:span text:style-name="T202">cache-timing defense, </text:span><text:span text:style-name="T193">garlic, client-independent update, a client/server relief API, generating test vectors, and having a pluggable cryptographic hash function. <text:s/></text:span><text:span text:style-name="T195">I learned about pebbling algorithms initially from the Catena paper as well. <text:s/></text:span><text:span text:style-name="T198">I used his bit-reversal function and combined it with Solar Designer's sliding power-of-two window to create the memory access pattern used in the first loop.</text:span></text:p>
      <text:p text:style-name="P139"><text:span text:style-name="T193">I would also like to thank the Blake2 authors. <text:s/>Their efficiently optimized SSE code made a good example for me to follow while writing SSE code for TigerKDF, </text:span><text:span text:style-name="T202">and Blake2 significantly improved the performance of TigerKDF</text:span><text:span text:style-name="T193">. <text:s/>Colin Percival, who did such excellent work in Scrypt, deserves credit of course for the whole approach, and I also used his implementation of PBKDF2, and his Scrypt code as a roadmap for how to develop a memory-hard KDF. <text:s/></text:span><text:span text:style-name="T199">Steve Thomas deserves credit for pointing out some bugs and a severe weakness in </text:span><text:span text:style-name="T202">the first version of </text:span><text:span text:style-name="T199">NoelKDF, with a modulo-4 attack against it, </text:span><text:span text:style-name="T202">forcing me to revise and resubmit it</text:span><text:span text:style-name="T199">. <text:s/></text:span><text:span text:style-name="T200">Gary Hvizdak was kind enough to review of the NoelKDF version of this paper, which readers will </text:span><text:span text:style-name="T201">appreciate.</text:span><text:span text:style-name="T200"> <text:s/></text:span><text:span text:style-name="T201">Others on the forum have also been </text:span><text:span text:style-name="T202">very</text:span><text:span text:style-name="T201"> generous.</text:span></text:p>
      <text:h text:style-name="P190" text:outline-level="1"><text:bookmark-start text:name="__RefHeading__540_729210063"/>Algorithm Specification<text:bookmark-end text:name="__RefHeading__540_729210063"/></text:h>
      <text:h text:style-name="P197" text:outline-level="2"><text:span text:style-name="T95">Simplified </text:span>“<text:span text:style-name="T369">Unpredictable</text:span><text:span text:style-name="T95">”</text:span> TigerKDF</text:h>
      <text:p text:style-name="P166"><text:span text:style-name="T9">A simpl</text:span><text:span text:style-name="T22">ified</text:span><text:span text:style-name="T9"> version of “</text:span><text:span text:style-name="T95">unpredictable” </text:span><text:span text:style-name="T9">TigerKDF is:</text:span></text:p>
      <text:p text:style-name="P103"><text:soft-page-break/><draw:frame draw:style-name="fr1" draw:name="Frame1" text:anchor-type="as-char" svg:y="0.0835in" svg:width="5.2626in" draw:z-index="0"><draw:text-box fo:min-height="2.052in"><text:p text:style-name="P15">Simplified <text:span text:style-name="T95">unpredictable </text:span>TigerKDF:</text:p><text:p text:style-name="P5"><text:span text:style-name="T1">Input</text:span><text:span text:style-name="T2">s</text:span><text:span text:style-name="T1">: </text:span><text:span text:style-name="T5">hashlen, password</text:span><text:span text:style-name="T2">, salt, </text:span><text:span text:style-name="T8">memlen</text:span></text:p><text:p text:style-name="P5"><text:span text:style-name="T1">Output: </text:span><text:span text:style-name="T5">hash[</text:span><text:span text:style-name="T7">hash</text:span><text:span text:style-name="T5">len]</text:span></text:p><text:p text:style-name="P6"/><text:p text:style-name="P5"><text:span text:style-name="T9">mem[0 .. </text:span><text:span text:style-name="T12">hashlen-1</text:span><text:span text:style-name="T9">] = H(</text:span><text:span text:style-name="T12">hashlen, </text:span><text:span text:style-name="T9">password, salt)</text:span></text:p><text:p text:style-name="P5"><text:span text:style-name="T9">value = </text:span><text:span text:style-name="T257">1</text:span></text:p><text:p text:style-name="P5"><text:span text:style-name="T12">prevAddr = </text:span><text:span text:style-name="T21">0</text:span></text:p><text:p text:style-name="P8"><text:s text:c="12"/>destAddr = hashlen</text:p><text:p text:style-name="P5"><text:span text:style-name="T9">for i = </text:span><text:span text:style-name="T21">1</text:span><text:span text:style-name="T9"> .. memlen/</text:span><text:span text:style-name="T21">hashlen</text:span><text:span text:style-name="T9">:</text:span></text:p><text:p text:style-name="P5"><text:s text:c="4"/><text:span text:style-name="T9">rand</text:span><text:span text:style-name="T5">Addr = </text:span><text:span text:style-name="T21">value</text:span><text:span text:style-name="T6"> % </text:span><text:span text:style-name="T21">i</text:span></text:p><text:p text:style-name="P5"><text:span text:style-name="T9"><text:s text:c="4"/></text:span><text:span text:style-name="T21">for j = 0 .. hashlen-1:</text:span></text:p><text:p text:style-name="P5"><text:s text:c="8"/><text:span text:style-name="T6">value</text:span> = <text:span text:style-name="T6">value</text:span>*(<text:span text:style-name="T6">mem[</text:span><text:span text:style-name="T12">prevAddr++</text:span><text:span text:style-name="T6">]</text:span> | <text:span text:style-name="T6">3</text:span>) + <text:span text:style-name="T6">mem[</text:span><text:span text:style-name="T9">rand</text:span><text:span text:style-name="T6">Addr</text:span><text:span text:style-name="T22">++</text:span><text:span text:style-name="T6">]</text:span></text:p><text:p text:style-name="P5"><text:span text:style-name="T3"><text:s text:c="8"/></text:span><text:span text:style-name="T6">mem[</text:span><text:span text:style-name="T21">destAddr++</text:span><text:span text:style-name="T6">]</text:span><text:span text:style-name="T3"> = </text:span><text:span text:style-name="T6">value</text:span></text:p><text:p text:style-name="P7"><text:span text:style-name="T22">output</text:span><text:span text:style-name="T9"> </text:span><text:span text:style-name="T12">H(</text:span><text:span text:style-name="T22">hashlen, </text:span><text:span text:style-name="T9">mem[memlen-</text:span><text:span text:style-name="T12">hashlen .. memlen-1</text:span><text:span text:style-name="T9">], </text:span><text:span text:style-name="T155">salt</text:span><text:span text:style-name="T12">)</text:span></text:p></draw:text-box><svg:title>test</svg:title><svg:desc>test</svg:desc></draw:frame></text:p>
      <text:p text:style-name="P104">The function H is a cryptographically strong hash function such as <text:span text:style-name="T99">PBKDF-</text:span>SHA<text:span text:style-name="T55">256, </text:span><text:span text:style-name="T156">which is used in the reference implementation</text:span>.</text:p>
      <text:p text:style-name="P104"/>
      <text:h text:style-name="P198" text:outline-level="2">Multiplication-Hard KDFs</text:h>
      <text:p text:style-name="P88"><text:span text:style-name="T11">Speeding up multiplication on custom ASICs </text:span><text:span text:style-name="T23">versus</text:span><text:span text:style-name="T11"> modern CPUs is difficult, and unlikely to result in </text:span><text:span text:style-name="T100">a significant </text:span><text:span text:style-name="T20">speed-up </text:span><text:span text:style-name="T23">without</text:span><text:span text:style-name="T11"> exotic technologies such as liquid nitrogen cooling. <text:s/></text:span><text:span text:style-name="T51">In comparison, the Salsa20/8 hash function used in Scrypt</text:span><text:span text:style-name="T153">[2]</text:span><text:span text:style-name="T51"> is likely to run at </text:span><text:span text:style-name="T100">about</text:span><text:span text:style-name="T51"> </text:span><text:span text:style-name="T51">1ns per Salsa20/8 round per core, generating 64G</text:span><text:span text:style-name="T216">i</text:span><text:span text:style-name="T51">B/second of data on a </text:span><text:span text:style-name="T100">well optimized advanced technology custom</text:span><text:span text:style-name="T51"> ASIC. <text:s/>In comparison, Scrypt on </text:span><text:span text:style-name="T100">my </text:span><text:span text:style-name="T51">development machine</text:span><text:span text:style-name="T51"><text:note text:id="ftn2" text:note-class="footnote"><text:note-citation>2</text:note-citation><text:note-body><text:p text:style-name="P20"><text:span text:style-name="T261">My</text:span><text:span text:style-name="T258"> “development machine” is </text:span><text:span text:style-name="T260">my son's</text:span><text:span text:style-name="T258"> 3.4 GHz quad-core i7 </text:span><text:span text:style-name="T259">Manjaro Linux </text:span><text:span text:style-name="T258">MineCraft server.</text:span></text:p></text:note-body></text:note></text:span><text:span text:style-name="T51"> </text:span><text:span text:style-name="T52">hashes </text:span><text:span text:style-name="T51">0.5G</text:span><text:span text:style-name="T216">i</text:span><text:span text:style-name="T51">B </text:span><text:span text:style-name="T52">twice </text:span><text:span text:style-name="T51">in 1.8 seconds, </text:span><text:span text:style-name="T52">which is</text:span><text:span text:style-name="T51"> </text:span><text:span text:style-name="T52">about</text:span><text:span text:style-name="T51"> </text:span><text:span text:style-name="T52">1</text:span><text:span text:style-name="T51">00X slower. <text:s/>This is because it has only 16 levels of ADD/XOR </text:span><text:span text:style-name="T80">logic per 32-bit registe</text:span><text:span text:style-name="T157">r, of which </text:span><text:span text:style-name="T80">there are 16</text:span><text:span text:style-name="T51">, making </text:span><text:span text:style-name="T100">Salsa20/8 </text:span><text:span text:style-name="T51">it a bit less complex than </text:span><text:span text:style-name="T80">16</text:span><text:span text:style-name="T51"> Booth-encoded 32x32 multiplier</text:span><text:span text:style-name="T80">s running in parallel. <text:s/>O</text:span><text:span text:style-name="T51">n the development machine, </text:span><text:span text:style-name="T80">32x32 bit multiplies </text:span><text:span text:style-name="T157">have a</text:span><text:span text:style-name="T51"> 0.9ns </text:span><text:span text:style-name="T157">latency</text:span><text:span text:style-name="T51">.</text:span></text:p>
      <text:p text:style-name="P89"><text:span text:style-name="T52">TigerKDF is hardened against such attacks through the use of a multiplication-hard hash function, which cannot be significantly sped up on custom AISCs compared to advanced CPUs. <text:s/></text:span><text:span text:style-name="T81">E</text:span><text:span text:style-name="T9">ach iteration depends on the previous, and must be computed </text:span><text:span text:style-name="T11">with </text:span><text:span text:style-name="T23">one </text:span><text:span text:style-name="T9">sequential </text:span><text:span text:style-name="T11">multipl</text:span><text:span text:style-name="T23">y</text:span><text:span text:style-name="T11"> </text:span><text:span text:style-name="T23">followed by one sequential </text:span><text:span text:style-name="T22">addition</text:span><text:span text:style-name="T9">. <text:s/>A lower bound on the runtime </text:span><text:span text:style-name="T10">is:</text:span></text:p>
      <text:p text:style-name="P105"><draw:frame draw:style-name="fr4" draw:name="Object1" text:anchor-type="as-char" svg:y="0.0138in" svg:width="2.2689in" svg:height="0.1902in" draw:z-index="5"><draw:object xlink:href="./Object 2" xlink:type="simple" xlink:show="embed" xlink:actuate="onLoad"/><draw:image xlink:href="./ObjectReplacements/Object 2" xlink:type="simple" xlink:show="embed" xlink:actuate="onLoad"/></draw:frame></text:p>
      <text:p text:style-name="P90"><text:span text:style-name="T11">On </text:span><text:span text:style-name="T101">my</text:span><text:span text:style-name="T11"> development machine, a 32-bit multiply operation </text:span><text:span text:style-name="T25">has latency</text:span><text:span text:style-name="T11"> </text:span><text:span text:style-name="T25">multTime = </text:span><text:span text:style-name="T11">0.9ns. <text:s/>Hashing 2G</text:span><text:span text:style-name="T216">i</text:span><text:span text:style-name="T11">B of data this way would require </text:span><text:span text:style-name="T23">a minimum of </text:span><text:span text:style-name="T11">0.9ns*2</text:span><text:span text:style-name="T14">31</text:span><text:span text:style-name="T11">/4 = </text:span><text:span text:style-name="T13">0</text:span><text:span text:style-name="T11">.48 seconds. <text:s/>The reference version of TigerKDF performs this calculation in </text:span><text:span text:style-name="T13">0</text:span><text:span text:style-name="T11">.69 seconds, or only 44% longer than an optimally multiplication bound loop.</text:span></text:p>
      <text:p text:style-name="P106"><text:span text:style-name="T18">Definition: Multipl</text:span><text:span text:style-name="T19">ication</text:span><text:span text:style-name="T18">-Hard </text:span><text:span text:style-name="T157">Hash Function</text:span></text:p>
      <text:p text:style-name="P141"><text:soft-page-break/><text:span text:style-name="Caption_20_characters"><text:span text:style-name="T178">A multiplication-hard </text:span></text:span><text:span text:style-name="Caption_20_characters"><text:span text:style-name="T179">hash function</text:span></text:span><text:span text:style-name="Caption_20_characters"><text:span text:style-name="T178"> is </text:span></text:span><text:span text:style-name="Caption_20_characters"><text:span text:style-name="T179">a hash function</text:span></text:span><text:span text:style-name="Caption_20_characters"><text:span text:style-name="T180"> that sequentially computes values using no more than a </text:span></text:span><text:span text:style-name="Caption_20_characters"><text:span text:style-name="T181">1</text:span></text:span><text:span text:style-name="Caption_20_characters"><text:span text:style-name="T180">-to-</text:span></text:span><text:span text:style-name="Caption_20_characters"><text:span text:style-name="T181">3</text:span></text:span><text:span text:style-name="Caption_20_characters"><text:span text:style-name="T180"> ratio of sequential multiplication operations </text:span></text:span><text:span text:style-name="Caption_20_characters"><text:span text:style-name="T182">to</text:span></text:span><text:span text:style-name="Caption_20_characters"><text:span text:style-name="T180"> </text:span></text:span><text:span text:style-name="Caption_20_characters"><text:span text:style-name="T183">se</text:span></text:span><text:span text:style-name="Caption_20_characters"><text:span text:style-name="T183">quential </text:span></text:span><text:span text:style-name="Caption_20_characters"><text:span text:style-name="T180">simple </text:span></text:span><text:span text:style-name="Caption_20_characters"><text:span text:style-name="T180">operations, where simple operations are the usual </text:span></text:span><text:span text:style-name="Caption_20_characters"><text:span text:style-name="T182">single-cycle </text:span></text:span><text:span text:style-name="Caption_20_characters"><text:span text:style-name="T180">ALU operations: add, sub, </text:span></text:span><text:span text:style-name="Caption_20_characters"><text:span text:style-name="T182">XOR</text:span></text:span><text:span text:style-name="Caption_20_characters"><text:span text:style-name="T180">, </text:span></text:span><text:span text:style-name="Caption_20_characters"><text:span text:style-name="T182">ANS</text:span></text:span><text:span text:style-name="Caption_20_characters"><text:span text:style-name="T180">, </text:span></text:span><text:span text:style-name="Caption_20_characters"><text:span text:style-name="T182">OR</text:span></text:span><text:span text:style-name="Caption_20_characters"><text:span text:style-name="T180">, complement, </text:span></text:span><text:span text:style-name="Caption_20_characters"><text:span text:style-name="T182">increment, decrement</text:span></text:span><text:span text:style-name="Caption_20_characters"><text:span text:style-name="T180">, </text:span></text:span><text:span text:style-name="Caption_20_characters"><text:span text:style-name="T182">and </text:span></text:span><text:span text:style-name="Caption_20_characters"><text:span text:style-name="T180">shif</text:span></text:span><text:span text:style-name="Caption_20_characters"><text:span text:style-name="T183">t</text:span></text:span><text:span text:style-name="Caption_20_characters"><text:span text:style-name="T180">/</text:span></text:span><text:span text:style-name="Caption_20_characters"><text:span text:style-name="T183">rotate</text:span></text:span><text:span text:style-name="Caption_20_characters"><text:span text:style-name="T182">.</text:span></text:span></text:p>
      <text:p text:style-name="P91"><text:span text:style-name="T19">The reason for the choice of </text:span><text:span text:style-name="T80">1</text:span><text:span text:style-name="T19">-to-</text:span><text:span text:style-name="T80">3</text:span><text:span text:style-name="T19"> is that </text:span><text:span text:style-name="T101">current advanced</text:span><text:span text:style-name="T19"> </text:span><text:span text:style-name="T25">Intel</text:span><text:span text:style-name="T101">,</text:span><text:span text:style-name="T25"> AMD, </text:span><text:span text:style-name="T101">and ARM processors have</text:span><text:span text:style-name="T25"> </text:span><text:span text:style-name="T101">either 3 or 4</text:span><text:span text:style-name="T19"> clock cycle </text:span><text:span text:style-name="T101">latencies</text:span><text:span text:style-name="T19"> </text:span><text:span text:style-name="T25">to compute a </text:span><text:span text:style-name="T19">32x32 multiplication, while all of the simple operations are computed in 1. <text:s/>This</text:span><text:span text:style-name="T20"> means </text:span><text:span text:style-name="T24">in a </text:span><text:span text:style-name="T101">m</text:span><text:span text:style-name="T24">ultiplication-hard</text:span><text:span text:style-name="T20"> </text:span><text:span text:style-name="T158">hash function</text:span><text:span text:style-name="T24">, it </text:span><text:span text:style-name="T20">may be possible to spend</text:span><text:span text:style-name="T19"> at least 50% of the compute time on multiplications, </text:span><text:span text:style-name="T20">assuming other tasks can execute in parallel</text:span><text:span text:style-name="T19">. <text:s/>TigerKDF has a multiplication to simple operation ratio of 1-to-1. <text:s/>It does one multiply and one addition sequentially in every loop. <text:s/></text:span><text:span text:style-name="T20">The other operations, including increment</text:span><text:span text:style-name="T22">s</text:span><text:span text:style-name="T20">, </text:span><text:span text:style-name="T22">OR, </text:span><text:span text:style-name="T20">and memory read and write can be done in parallel.</text:span></text:p>
      <text:p text:style-name="P92"><text:span text:style-name="T20">TigerKDF is sequential-memory-hard </text:span><text:span text:style-name="T24">in the sense described in Catena</text:span><text:span text:style-name="T153">[1]</text:span><text:span text:style-name="T20">. <text:s/>Additional CPUs cannot significantly speed up its computations, since the unpredictable address </text:span><text:span text:style-name="T24">computed in the </text:span><text:span text:style-name="T80">second</text:span><text:span text:style-name="T24"> loop cannot be known until the </text:span><text:span text:style-name="T82">prior</text:span><text:span text:style-name="T24"> loop iteration has completed. <text:s/></text:span><text:span text:style-name="T26">If an attacker decid</text:span><text:span text:style-name="T159">es</text:span><text:span text:style-name="T26"> to cheat and use less memory, he will suffer a penalty when he has to recompute the missing data, just as in Scrypt</text:span><text:span text:style-name="T153">[2]</text:span><text:span text:style-name="T26">. <text:s/>Even stronger, TigerKDF memory blocks </text:span><text:span text:style-name="T177">written in the second loop </text:span><text:span text:style-name="T26">depend on not just the previous, as in Script, but </text:span><text:span text:style-name="T27">also </text:span><text:span text:style-name="T26">on </text:span><text:span text:style-name="T177">another</text:span><text:span text:style-name="T26"> block </text:span><text:span text:style-name="T177">earlier in memory</text:span><text:span text:style-name="T26">. <text:s/></text:span><text:span text:style-name="T27">A</text:span><text:span text:style-name="T26">ttackers will have to recompute any missing input blocks </text:span><text:span text:style-name="T27">that are accesse</text:span><text:span text:style-name="T82">d</text:span><text:span text:style-name="T80">.</text:span><text:span text:style-name="T26"> <text:s/></text:span><text:span text:style-name="T80">With TigerKDF's 2-fanouts per node, this can grow exponentially </text:span><text:span text:style-name="T102">through the computation DAG </text:span><text:span text:style-name="T80">if an attack</text:span><text:span text:style-name="T103">er</text:span><text:span text:style-name="T80"> has too little coverage of computed results in memory.</text:span></text:p>
      <text:h text:style-name="P197" text:outline-level="2">Algorithm Enhancements</text:h>
      <text:p text:style-name="P167">By far, the most extensive enhancement over the original TigerKDF algorithm is the addition of a “resistant” first loop. <text:s/>Several other enhancements were needed as well.</text:p>
      <text:h text:style-name="P186" text:outline-level="3">Speed Enhancements</text:h>
      <text:p text:style-name="P93"><text:span text:style-name="T49">F</text:span><text:span text:style-name="T12">or </text:span><text:span text:style-name="T29">small hashlen</text:span><text:span text:style-name="T12">, cache miss delays will dominate the runtime. <text:s/></text:span><text:span text:style-name="T29">Therefore TigerKDF has a separate blocklen parameter to enable high speed with short hash lengths</text:span><text:span text:style-name="T12">.</text:span></text:p>
      <text:p text:style-name="P90"><text:span text:style-name="T49">The reference implementation, when run with </text:span><text:span text:style-name="T56">2</text:span><text:span text:style-name="T49"> threads, achieves 1</text:span><text:span text:style-name="T56">2.</text:span><text:span text:style-name="T321">5</text:span><text:span text:style-name="T49">G</text:span><text:span text:style-name="T216">i</text:span><text:span text:style-name="T49">B/s memory bandwidth </text:span><text:span text:style-name="T321">(higher if memory allocation delay is factored out) </text:span><text:span text:style-name="T49">on a machine I estimate to have a 25G</text:span><text:span text:style-name="T216">i</text:span><text:span text:style-name="T49">B/s maximum. <text:s/>SIMD </text:span><text:span text:style-name="T263">can be used to improved the time*memory cost, but there </text:span><text:span text:style-name="T271">will be</text:span><text:span text:style-name="T263"> increased latency in the hash loop, which an ASIC attacker will not see</text:span><text:span text:style-name="T56">, </text:span><text:span text:style-name="T263">reducing the potential improvement of a SIMD optimized implementation. <text:s/>More threads do not significantly speed up hashing on the development machine, apparently because memory bandwidth becomes a bottleneck </text:span><text:span text:style-name="T271">after 2 threads</text:span><text:span text:style-name="T263">. <text:s/></text:span><text:span text:style-name="T271">A SIMD prototype using SSE 4.1 32x32-&gt; lower 32 unsigned multiply on my Core i7 Ivy Bridge processor sped up hashing by 2.5X using 4-way parallel SIMD.</text:span></text:p>
      <text:p text:style-name="P107">While the original TigerKDF algorithm was optimized for external DRAM hashing, the current version is equally suitable for running in small amounts of memory entirely from CPU <text:soft-page-break/>cache. <text:s/>This is enabled by choosing a few MiB rather than a G<text:span text:style-name="T216">i</text:span>B or more, setting blockSize to a small value such as 64, which is well matched to cache line sizes, and setting “repetitions” to high enough of a value to make the runtime long enough.</text:p>
      <text:h text:style-name="P186" text:outline-level="3"><text:span text:style-name="T83">Improvements Over</text:span> Pepper</text:h>
      <text:p text:style-name="P108">Pepper is a small number of secret bits of the salt, which are sent as 0's to the user. <text:s/>When authenticating, he must try <text:span text:style-name="T104">all </text:span>the possible salt guesses until he guesses the correct salt. <text:s/>This has the impact of increasing the compute effort for both an attacker and defender. <text:s/>If pepper is chosen well, the user can try all the salt guesses in parallel, feeling little increase in latency, while an attacker feels the full impact.</text:p>
      <text:p text:style-name="P94"><text:span text:style-name="T49">This scheme </text:span><text:span text:style-name="T83">has some</text:span><text:span text:style-name="T49"> problems. <text:s/>First, it gives an attacker a free TMTO, and eliminating these trade-offs is a major goal of TigerKDF. <text:s/>Second, if we use pepper in a server-relief system, it is likely that the user will attempt to authenticate with the server multiple times, increasing network traffic. <text:s/>Finally, </text:span><text:span text:style-name="T50"><text:s/>it seems to be naturally applied externally to the password KDF, and won</text:span><text:span text:style-name="T209">'</text:span><text:span text:style-name="T50">t be able to take full advantage of SIMD instructions when used that way, especially when the inner loop hash function is very simple as is the case with TigerKDF.</text:span></text:p>
      <text:p text:style-name="P109">To overcome these limitations, TigerKDF <text:span text:style-name="T104">executes with a user-specified level of parallelism</text:span>. <text:s/><text:span text:style-name="T104">A pthread version of TigerKDF has been developed to demonstrate the use of this parameter, while the reference version simply computes the parallel tasks in series.</text:span></text:p>
      <text:h text:style-name="P187" text:outline-level="3">Garlic and Data</text:h>
      <text:p text:style-name="P95"><text:span text:style-name="T13">TigerKDF “borrow</text:span><text:span text:style-name="T160">s</text:span><text:span text:style-name="T13">” the concept of “garlic” from Catena</text:span><text:span text:style-name="T153">[1]</text:span><text:span text:style-name="T13">, </text:span><text:span text:style-name="T105">along with other goodies such as “client independent update”, and of course a cache-timing resistance strategy. <text:s/></text:span><text:span text:style-name="T127">I </text:span><text:span text:style-name="T128">also</text:span><text:span text:style-name="T127"> copied catena_test_vectors.c to generate vectors for TigerKDF</text:span><text:span text:style-name="T13">. <text:s/></text:span><text:span text:style-name="T105">Please read the Catena paper </text:span><text:span text:style-name="T105">for a more in-depth description of these features. <text:s/></text:span><text:span text:style-name="T106">C</text:span><text:span text:style-name="T13">lient independent updates </text:span><text:span text:style-name="T106">are</text:span><text:span text:style-name="T13"> where </text:span><text:span text:style-name="T106">a sysadmin can increase </text:span><text:span text:style-name="T13">the difficulty of computing a </text:span><text:span text:style-name="T106">password </text:span><text:span text:style-name="T13">hash without having to know </text:span><text:span text:style-name="T57">the</text:span><text:span text:style-name="T29"> user's</text:span><text:span text:style-name="T13"> password.</text:span></text:p>
      <text:p text:style-name="P96"><text:span text:style-name="T13">A data input has also been added, </text:span><text:span text:style-name="T106">following Catena's naming convention</text:span><text:span text:style-name="T13">, which allows a software developer to provide application specific data such as secondary authentication keys to the hash. <text:s/>For example, when a server has a password specific key that is decrypted </text:span><text:span text:style-name="T106">using</text:span><text:span text:style-name="T13"> the </text:span><text:span text:style-name="T29">server's </text:span><text:span text:style-name="T13">master key </text:span><text:span text:style-name="T29">during password authentication</text:span><text:span text:style-name="T13">, </text:span><text:span text:style-name="T106">that password specific</text:span><text:span text:style-name="T29"> key can be</text:span><text:span text:style-name="T13"> added as data to the hash. <text:s/></text:span><text:span text:style-name="T29">This renders b</text:span><text:span text:style-name="T13">rute force attacks impractical to attackers who do not have the master key. <text:s/>Similarly, if a user provides a key file, a hash of that file can be used as data, again making brute-force attacks impractical</text:span><text:span text:style-name="T17">. <text:s/></text:span><text:span text:style-name="T106">A</text:span><text:span text:style-name="T50"> similar concept appears in Escrypt (local parameters) and Blakerypt (session keys).</text:span></text:p>
      <text:h text:style-name="P187" text:outline-level="3">Additional Enhancements</text:h>
      <text:p text:style-name="P110"><text:span text:style-name="T161">In the second “unpredictable” loop, t</text:span>he prior memory block <text:span text:style-name="T57">to hash</text:span> is no longer chosen uniformly random<text:span text:style-name="T57">ly</text:span>. <text:s/>Instead it follows a cube-law, reducing the average edge <text:span text:style-name="T107">length</text:span> from ½ <text:soft-page-break/>to ¼, significantly improving TMTO resistance. <text:s/><text:span text:style-name="T107">Having short edges causes the </text:span><text:span text:style-name="T238">computation </text:span><text:span text:style-name="T107">DAG depth to be considerably higher, with typical sub-DAGs of attackers using only 1/8th of memory being </text:span><text:span text:style-name="T238">on average </text:span><text:span text:style-name="T107">around 1/8th the size of the entire DAG, even with decent strategies for pebble placement, such as evenly spacing them, covering high degree nodes, and covering nodes with short </text:span><text:span text:style-name="T162">incoming </text:span><text:span text:style-name="T107">edges</text:span>. <text:s/><text:span text:style-name="T58">With a uniform distribution </text:span><text:span text:style-name="T107">for selecting the prior memory block </text:span><text:span text:style-name="T163">to hash</text:span><text:span text:style-name="T58">, only 1 in 100 edges are shorter than 1% of the node number, while with the cubed distribution, 21.5% are this short. <text:s/>The average edge length </text:span><text:span text:style-name="T59">from node </text:span><text:span text:style-name="T28">i</text:span><text:span text:style-name="T59"> </text:span><text:span text:style-name="T58">is computed as:</text:span></text:p>
      <text:p text:style-name="P112"><draw:frame draw:style-name="fr4" draw:name="Object6" text:anchor-type="as-char" svg:y="-0.2071in" svg:width="1.1429in" svg:height="0.4764in" draw:z-index="6"><draw:object xlink:href="./Object 6" xlink:type="simple" xlink:show="embed" xlink:actuate="onLoad"/><draw:image xlink:href="./ObjectReplacements/Object 6" xlink:type="simple" xlink:show="embed" xlink:actuate="onLoad"/><svg:desc>formula</svg:desc></draw:frame></text:p>
      <text:p text:style-name="P131">One intended use for TigerKDF is specifically in applications like TrueCrypt where only parameters that are indistinguishable from true unpredictable data can be used. <text:s/>Salt is such a parameter, but garlic, memory-size, and such are not. <text:s/>In these cases, the application can choose default settings for most values, and select an <text:span text:style-name="T164">appropriate</text:span> garlic level. <text:s/>After hashing the user's password, the resulting <text:span text:style-name="T165">derived key</text:span> is <text:span text:style-name="T165">hashed one more time with a strong cryptographic hash and</text:span> stored along with the salt in the encrypted volume. <text:s/>When verifying a password later, the application compares the resulting hash after each level of garlic is <text:span text:style-name="T165">applied</text:span>, and stops if it matches.</text:p>
      <text:h text:style-name="P199" text:outline-level="2">The TigerKDF Algorithm</text:h>
      <text:p text:style-name="P99"><text:span text:style-name="T219">All integers are unsigned 32-bit, unless they specify a memory index, in which case they are 64-bits to allow for hashing more than 4GiB of memory. <text:s/></text:span><text:span text:style-name="T233">They may be 32-bits instead on 32-bit platforms. <text:s/></text:span><text:span text:style-name="T235">Implementers need to be careful to insure that 32-bit values are cast to 64-bit</text:span><text:span text:style-name="T236">s during computations resulting in a 64-bit results</text:span><text:span text:style-name="T219">. <text:s/></text:span><text:span text:style-name="T224">Hashsize </text:span><text:span text:style-name="T227">and</text:span><text:span text:style-name="T224"> blocksize </text:span><text:span text:style-name="T221">must be </text:span><text:span text:style-name="T221">multiples of 4</text:span><text:span text:style-name="T219">. <text:s/>Ranges are kept low enough to allow signed integers to be used rather than unsigned. <text:s/></text:span><text:span text:style-name="T222">Total memory, which is</text:span><text:span text:style-name="T228"> </text:span><text:span text:style-name="T222">2^20*memsize*2^garlic should be &lt;= 2^50, </text:span><text:span text:style-name="T249">and the total memory size/blocksize should be &lt; 2^31</text:span><text:span text:style-name="T222">. <text:s/></text:span><text:span text:style-name="T226">Memlen, specified in MiB, must be long enough for at least 2 blocks per parallel task</text:span><text:span text:style-name="T222">. <text:s/>If ranges are invalid, or memory cannot be allocated, the algorithm returns null for versions that return byte arrays such as Python, and false for versions that write to a user-supplied buffers such as the C reference version</text:span><text:span text:style-name="T219">.</text:span></text:p>
      <text:p text:style-name="P99"><text:span text:style-name="T223">T</text:span>he algorithm for TigerKDF is:</text:p>
      <text:p text:style-name="P97"/>
      <text:p text:style-name="P16">TigerKDF Algorith<text:span text:style-name="T30">m</text:span>:</text:p>
      <text:p text:style-name="Standard"><text:span text:style-name="T217">Inputs: hashsize, an int</text:span><text:span text:style-name="T219">eger</text:span><text:span text:style-name="T217"> from 1</text:span><text:span text:style-name="T249">2</text:span><text:span text:style-name="T217"> .. 1024 specifying byte length of hash result </text:span><text:span text:style-name="T219">in bytes</text:span></text:p>
      <text:p text:style-name="P32"><text:tab/>password: byte array of length 1 .. 1024</text:p>
      <text:p text:style-name="P32"><text:tab/>salt: byte array of length 1 .. 1024</text:p>
      <text:p text:style-name="P32"><text:tab/>memsize: 32-bit int 1 .. 2^30 specified in MiB</text:p>
      <text:p text:style-name="P32"><text:tab/>garlic: <text:span text:style-name="T249">8</text:span>-bit integer 0 .. 30 specifies multiplier on memsize of 2^garlic</text:p>
      <text:p text:style-name="P32"><text:tab/>data: byte array of length 0 .. 1024, may be null</text:p>
      <text:p text:style-name="Standard"><text:span text:style-name="T217"><text:tab/>blocksize: integer 4 .. 2^30 <text:s/></text:span><text:span text:style-name="T220">specifies memory hashed at once in bytes</text:span></text:p>
      <text:p text:style-name="P32"><text:soft-page-break/><text:tab/>parallelism: integer 1 .. 2^20</text:p>
      <text:p text:style-name="P32"><text:tab/>repetitions: integer 1 .. 2^30</text:p>
      <text:p text:style-name="P33"/>
      <text:p text:style-name="P31"><text:span text:style-name="T217">Ou</text:span><text:span text:style-name="T220">tp</text:span><text:span text:style-name="T217">ut: hash result in byte array of length hashsize, </text:span><text:span text:style-name="T230">or null if there is an error</text:span></text:p>
      <text:p text:style-name="P33"/>
      <text:p text:style-name="Standard"><text:span text:style-name="T62">f</text:span><text:span text:style-name="T60">unction TigerKDF_HashPassword(</text:span><text:span text:style-name="T72">hashsize, </text:span>password, salt, <text:span text:style-name="T61">mem</text:span><text:span text:style-name="T71">size</text:span><text:span text:style-name="T61">, </text:span>garlic, data,</text:p>
      <text:p text:style-name="P52"><text:tab/><text:tab/><text:span text:style-name="T60">b</text:span>lock<text:span text:style-name="T71">size</text:span>, parallelism, repetitions<text:span text:style-name="T60">):</text:span></text:p>
      <text:p text:style-name="P53"><text:span text:style-name="T60"><text:tab/></text:span><text:span text:style-name="T225">if input ranges are invalid:</text:span></text:p>
      <text:p text:style-name="P53"><text:span text:style-name="T218"><text:tab/><text:tab/></text:span><text:span text:style-name="T225">return null</text:span></text:p>
      <text:p text:style-name="P54"><text:tab/>if data != null:</text:p>
      <text:p text:style-name="P54"><text:tab/><text:tab/>derivedSalt = H(hashsize, data, salt)</text:p>
      <text:p text:style-name="P54"><text:tab/><text:tab/>hash = H(hashsize, password, derivedSalt)</text:p>
      <text:p text:style-name="P54"><text:tab/>else:</text:p>
      <text:p text:style-name="P54"><text:tab/><text:tab/>hash = H(hashsize, password, salt)</text:p>
      <text:p text:style-name="P43"><text:tab/><text:span text:style-name="T71">memlen = </text:span><text:span text:style-name="T250">2^20*</text:span><text:span text:style-name="T71">memsize/4</text:span></text:p>
      <text:p text:style-name="P43"><text:tab/><text:span text:style-name="T71">blocklen = blocksize/4</text:span></text:p>
      <text:p text:style-name="P43"><text:tab/>numblocks = mem<text:span text:style-name="T71">len</text:span>/(2*parallelism*block<text:span text:style-name="T71">len</text:span>)</text:p>
      <text:p text:style-name="P42"><text:tab/>mem = array of 2*numblocks*blocklen*parallelism*2^garlic 32-bit integers</text:p>
      <text:p text:style-name="P42"><text:tab/><text:span text:style-name="T225">if mem allocation failed:</text:span></text:p>
      <text:p text:style-name="P60"><text:tab/><text:tab/>return null</text:p>
      <text:p text:style-name="P42"><text:tab/>for i = <text:span text:style-name="T248">0</text:span> .. <text:span text:style-name="T248">garlic</text:span>:</text:p>
      <text:p text:style-name="P44"><text:tab/><text:tab/>for p = 0 .. parallelism-1:</text:p>
      <text:p text:style-name="P45"><text:tab/><text:tab/><text:tab/>hashWithoutPassword(p, <text:span text:style-name="T250">h</text:span>ash, <text:span text:style-name="T62">mem</text:span>, blocklen, numblocks, <text:span text:style-name="T84">repetitions</text:span>)</text:p>
      <text:p text:style-name="P42"><text:tab/><text:tab/>for p = 0 .. parallelism-1:</text:p>
      <text:p text:style-name="P63"><text:tab/><text:tab/><text:tab/>hashWithPassword(p, <text:span text:style-name="T62">mem</text:span>, blocklen, numblocks, <text:span text:style-name="T63">parallelism, </text:span><text:span text:style-name="T84">repetitions</text:span>)</text:p>
      <text:p text:style-name="P42"><text:tab/><text:tab/>xorIntoHash(<text:span text:style-name="T250">h</text:span>ash, <text:span text:style-name="T62">mem</text:span>, blocklen, numblocks, <text:span text:style-name="T69">parallelism</text:span>)</text:p>
      <text:p text:style-name="P42"><text:tab/><text:tab/>numblocks *= 2</text:p>
      <text:p text:style-name="P61"><text:tab/><text:tab/>hash = H(len(hash), hash, i)</text:p>
      <text:p text:style-name="P42"><text:tab/><text:span text:style-name="T70">return </text:span><text:span text:style-name="T251">hash</text:span></text:p>
      <text:p text:style-name="P42"/>
      <text:p text:style-name="P42">function hashWithoutPassword(p, <text:span text:style-name="T251">h</text:span>ash, <text:span text:style-name="T62">mem</text:span>, blocklen, numblocks, <text:span text:style-name="T84">repetitions</text:span>):</text:p>
      <text:p text:style-name="P42"><text:tab/><text:span text:style-name="T231">uint64 </text:span>start = <text:span text:style-name="T66">2*</text:span>p*numblocks*blocklen</text:p>
      <text:p text:style-name="P46"><text:tab/>mem[start .. start+blocklen-1] = <text:span text:style-name="T71">toUint32Array(</text:span>H(blocklen*<text:span text:style-name="T70">4, </text:span><text:span text:style-name="T251">h</text:span>ash, p<text:span text:style-name="T70">)</text:span><text:span text:style-name="T71">)</text:span></text:p>
      <text:p text:style-name="P42"><text:tab/>value = 1</text:p>
      <text:p text:style-name="P42"><text:tab/>mask = 1</text:p>
      <text:p text:style-name="P42"><text:tab/><text:span text:style-name="T231">uint64 </text:span>toAddr = start + blocklen</text:p>
      <text:p text:style-name="P42"><text:tab/>for i = 1 .. numblocks<text:span text:style-name="T73">-1</text:span>:</text:p>
      <text:p text:style-name="P42"><text:tab/><text:tab/>if mask &lt;&lt; 1 &lt;= i:</text:p>
      <text:p text:style-name="P42"><text:tab/><text:tab/><text:tab/>mask = mask &lt;&lt; 1</text:p>
      <text:p text:style-name="P42"><text:tab/><text:tab/>reversePos = bitReverse(<text:span text:style-name="T62">i</text:span>, mask)</text:p>
      <text:p text:style-name="P42"><text:tab/><text:tab/>if reversePos + mask &lt; <text:span text:style-name="T62">i</text:span>:</text:p>
      <text:p text:style-name="P42"><text:tab/><text:tab/><text:tab/>reversePos += mask</text:p>
      <text:p text:style-name="P42"><text:tab/><text:tab/><text:span text:style-name="T231">uint64 </text:span>fromAddr = <text:span text:style-name="T62">start + </text:span>blocklen*reversePos</text:p>
      <text:p text:style-name="P42"><text:tab/><text:tab/><text:span text:style-name="T86">value = </text:span><text:span text:style-name="T84">hashBlocks(</text:span><text:span text:style-name="T86">value, </text:span><text:span text:style-name="T84">mem, blocklen, fromAddr, toAddr, repetitions)</text:span></text:p>
      <text:p text:style-name="P55"><text:tab/><text:tab/>toAddr += blocklen</text:p>
      <text:p text:style-name="P42"/>
      <text:p text:style-name="P64">function hashWithPassword(p, <text:span text:style-name="T63">mem</text:span>, blocklen, numblocks, <text:span text:style-name="T63">parallelism,</text:span> <text:span text:style-name="T84">repetitions</text:span>):</text:p>
      <text:p text:style-name="P47"><text:tab/><text:span text:style-name="T63">startBlock = </text:span><text:span text:style-name="T66">2*</text:span><text:span text:style-name="T63">p*numblocks </text:span><text:span text:style-name="T66">+ numblocks</text:span></text:p>
      <text:p text:style-name="P47"><text:soft-page-break/><text:span text:style-name="T66"><text:tab/>// </text:span><text:span text:style-name="T219">start, toAddr, v, v2, v3, and distance are 64-bit ints</text:span></text:p>
      <text:p text:style-name="P42"><text:tab/><text:span text:style-name="T231">uint64 </text:span>start = <text:span text:style-name="T63">startBlock*</text:span><text:span text:style-name="T66">blocklen</text:span></text:p>
      <text:p text:style-name="P42"><text:span text:style-name="T66"><text:tab/></text:span><text:span text:style-name="T251">value = 1</text:span></text:p>
      <text:p text:style-name="P42"><text:tab/><text:span text:style-name="T232">uint64 </text:span>toAddr = start</text:p>
      <text:p text:style-name="P42"><text:tab/>for i = <text:span text:style-name="T63">0 .. </text:span>num<text:span text:style-name="T63">b</text:span>lock<text:span text:style-name="T63">s-1</text:span>:</text:p>
      <text:p text:style-name="P42"><text:tab/><text:tab/><text:span text:style-name="T232">uint64 </text:span><text:span text:style-name="T68">v</text:span><text:span text:style-name="T67"> = value</text:span></text:p>
      <text:p text:style-name="P42"><text:span text:style-name="T67"><text:tab/><text:tab/></text:span><text:span text:style-name="T232">uint64 </text:span><text:span text:style-name="T68">v2</text:span><text:span text:style-name="T67"> = </text:span><text:span text:style-name="T68">v</text:span><text:span text:style-name="T67">*</text:span><text:span text:style-name="T68">v</text:span><text:span text:style-name="T67"> &gt;&gt; 32</text:span></text:p>
      <text:p text:style-name="P42"><text:span text:style-name="T67"><text:tab/><text:tab/></text:span><text:span text:style-name="T232">uint64 </text:span><text:span text:style-name="T68">v3</text:span><text:span text:style-name="T67"> = </text:span><text:span text:style-name="T68">v</text:span><text:span text:style-name="T67">*</text:span><text:span text:style-name="T68">v2</text:span><text:span text:style-name="T67"> &gt;&gt; 32</text:span></text:p>
      <text:p text:style-name="P42"><text:tab/><text:tab/><text:span text:style-name="T232">uint64 </text:span>distance = (i <text:span text:style-name="T64">+ </text:span><text:span text:style-name="T67">numblocks</text:span><text:span text:style-name="T64"> –</text:span> 1)*<text:span text:style-name="T68">v3 &gt;&gt; 32</text:span></text:p>
      <text:p text:style-name="P42"><text:tab/><text:tab/><text:span text:style-name="T63">if distance </text:span><text:span text:style-name="T65">&lt;</text:span><text:span text:style-name="T63"> </text:span><text:span text:style-name="T64">i:</text:span></text:p>
      <text:p text:style-name="P48"><text:tab/><text:tab/><text:tab/><text:span text:style-name="T232">uint64 </text:span>fromAddr = <text:span text:style-name="T64">start + </text:span>(i –<text:span text:style-name="T75"> 1</text:span>– distance)*<text:span text:style-name="T64">blocklen</text:span></text:p>
      <text:p text:style-name="P58"><text:tab/><text:tab/>else:</text:p>
      <text:p text:style-name="P48"><text:span text:style-name="T64"><text:tab/><text:tab/><text:tab/></text:span><text:span text:style-name="T69">q</text:span><text:span text:style-name="T67"> = </text:span><text:span text:style-name="T68">(</text:span><text:span text:style-name="T69">p</text:span><text:span text:style-name="T67"> </text:span><text:span text:style-name="T69">+</text:span><text:span text:style-name="T68"> i)</text:span><text:span text:style-name="T67"> % parallelism</text:span></text:p>
      <text:p text:style-name="P48"><text:span text:style-name="T67"><text:tab/><text:tab/><text:tab/>b = </text:span><text:span text:style-name="T68">numblocks –</text:span><text:span text:style-name="T76"> 1</text:span><text:span text:style-name="T68"> – (distance – i)</text:span></text:p>
      <text:p text:style-name="P48"><text:tab/><text:tab/><text:tab/><text:span text:style-name="T232">uint64 </text:span>fromAddr = <text:span text:style-name="T67">(2*numblocks*</text:span><text:span text:style-name="T69">q</text:span><text:span text:style-name="T67"> + b)*blocklen</text:span></text:p>
      <text:p text:style-name="P49"><text:tab/><text:tab/><text:span text:style-name="T86">value = </text:span><text:span text:style-name="T84">hashBlocks(</text:span><text:span text:style-name="T86">value, </text:span><text:span text:style-name="T84">mem, blocklen, fromAddr, toAddr, repetitions)</text:span></text:p>
      <text:p text:style-name="P56"><text:tab/><text:tab/>toAddr += blocklen</text:p>
      <text:p text:style-name="P49"/>
      <text:p text:style-name="P50"><text:span text:style-name="T84">function hashBlocks(</text:span><text:span text:style-name="T86">value, </text:span><text:span text:style-name="T84">mem, blocklen, fromAddr, prevAddr, toAddr, repetitions):</text:span></text:p>
      <text:p text:style-name="P59"><text:tab/><text:span text:style-name="T232">uint64 </text:span>prevAddr = toAddr – blocklen</text:p>
      <text:p text:style-name="P50"><text:tab/><text:span text:style-name="T84">for r = </text:span><text:span text:style-name="T85">0</text:span><text:span text:style-name="T84"> .. repetitions</text:span><text:span text:style-name="T85">-1</text:span><text:span text:style-name="T84">:</text:span></text:p>
      <text:p text:style-name="P50"><text:tab/><text:tab/>for <text:span text:style-name="T252">i</text:span> = 0 .. blocklen-1:</text:p>
      <text:p text:style-name="P50"><text:tab/><text:tab/><text:tab/>// <text:span text:style-name="T229">This truncates to 32-bits</text:span></text:p>
      <text:p text:style-name="P50"><text:tab/><text:tab/><text:tab/>value = value*(mem[prevAddr <text:span text:style-name="T84">+ </text:span><text:span text:style-name="T252">i</text:span>] | 3) + mem[fromAddr <text:span text:style-name="T84">+ </text:span><text:span text:style-name="T252">i</text:span>]</text:p>
      <text:p text:style-name="P50"><text:tab/><text:tab/><text:tab/>mem[toAddr <text:span text:style-name="T84">+ </text:span><text:span text:style-name="T252">i</text:span>] = value</text:p>
      <text:p text:style-name="P50"><text:tab/><text:span text:style-name="T86">return value</text:span></text:p>
      <text:p text:style-name="P50"/>
      <text:p text:style-name="P50">function xorIntoHash(<text:span text:style-name="T253">h</text:span>ash, <text:span text:style-name="T62">mem</text:span>, blocklen, numblocks, <text:span text:style-name="T69">parallelism</text:span>):</text:p>
      <text:p text:style-name="P42"><text:tab/>for <text:span text:style-name="T69">p</text:span> = <text:span text:style-name="T69">0</text:span> .. parallelism<text:span text:style-name="T69">-1</text:span>:</text:p>
      <text:p text:style-name="P42"><text:tab/><text:tab/><text:span text:style-name="T234">uint64 </text:span><text:span text:style-name="T71">pos = 2*(p+1)*numblocks*blocklen – length(</text:span><text:span text:style-name="T253">h</text:span><text:span text:style-name="T71">ash)/</text:span><text:span text:style-name="T253">4</text:span></text:p>
      <text:p text:style-name="P62"><text:tab/><text:tab/>data = toUint8Array(mem[pos:pos+len(hash)/4])</text:p>
      <text:p text:style-name="P42"><text:tab/><text:tab/><text:span text:style-name="T69">for i = 0 .. length(</text:span><text:span text:style-name="T253">hash</text:span><text:span text:style-name="T69">)</text:span><text:span text:style-name="T74">-1</text:span><text:span text:style-name="T69">:</text:span></text:p>
      <text:p text:style-name="P42"><text:tab/><text:tab/><text:tab/><text:span text:style-name="T253">h</text:span>ash[<text:span text:style-name="T71">i]</text:span> ^= <text:span text:style-name="T77">mem[pos+i]</text:span></text:p>
      <text:p text:style-name="P42"><text:span text:style-name="T77"><text:tab/></text:span><text:span text:style-name="T253">return hash</text:span></text:p>
      <text:p text:style-name="P51"/>
      <text:p text:style-name="P51">function bitReverse(value, mask):</text:p>
      <text:p text:style-name="P51"><text:tab/>result = 0</text:p>
      <text:p text:style-name="P51"><text:tab/>while mask != 1:</text:p>
      <text:p text:style-name="P51"><text:tab/><text:tab/>result = (result &lt;&lt; 1) | (value &amp; 1)</text:p>
      <text:p text:style-name="P51"><text:tab/><text:tab/>value &gt;&gt;= 1</text:p>
      <text:p text:style-name="P51"><text:tab/><text:tab/>mask &gt;&gt;= 1</text:p>
      <text:p text:style-name="P51"><text:tab/>return result</text:p>
      <text:p text:style-name="P57"/>
      <text:p text:style-name="P113">The first “resistant” loop uses a power-of-two sliding window with a bit-reversal function to select the target within this window. <text:s/>Alexander Peslyak suggested the power-of-two sliding window to provide a more uniform distribution of incoming edges, while Christian Forler invented using a bit-reversal distribution of edges to thwart cache-timing attacks.</text:p>
      <text:p text:style-name="P113"><text:soft-page-break/>The second “unpredictable” loop is the TigerKDF cubed-distribution. <text:s/>When running on multiple threads, each thread computes its results from all of the threads results computed in the first loop. <text:s/>This forces an attacker to keep all of the first loop results in memory while the second loops run. <text:s/>While an attacker can run the second loop sequentially, he will still be forced to have most of memory loaded at once (or suffer a substantial recomputation penalty), greatly increasing his time*memory cost.</text:p>
      <text:h text:style-name="P194" text:outline-level="1">Security Analysis</text:h>
      <text:p text:style-name="P175"><text:span text:style-name="T289">There are good reasons to believe TigerKDF is secure. <text:s/></text:span><text:span text:style-name="T290">The analysis of TigerKDF security will be covered in detail in this section.</text:span></text:p>
      <text:p text:style-name="P142"><text:span text:style-name="T290">There are many security measures by which to judge an algorithm. <text:s/>Breaking them down, the first category is “critical” features, which if circumvented would be disastrous for any passwords still protected by the algorithm. <text:s/></text:span><text:span text:style-name="T291">Since this is an analysis of a memory-hard KDF, critical features also include memory-hard specific features that if compromised would render the algorithm susceptible to massively parallel attacks without the memory cost</text:span><text:span text:style-name="T290">. <text:s/>Then comes “important” features, which would </text:span><text:span text:style-name="T341">somehow</text:span><text:span text:style-name="T290"> limit the effectiveness of an algorithm if circumvented.</text:span></text:p>
      <text:p text:style-name="P142"><text:span text:style-name="T290">Critical features </text:span><text:span text:style-name="T289">include:</text:span></text:p>
      <text:list xml:id="list3488676972539643722" text:style-name="L4">
        <text:list-item>
          <text:p text:style-name="P221">The derived key cannot be reversed to reveal the password with significantly fewer guesses than brute-force</text:p>
        </text:list-item>
        <text:list-item>
          <text:p text:style-name="P221">“The hash should behave randomly with respect to any of its input” - PHC FAQ</text:p>
        </text:list-item>
        <text:list-item>
          <text:p text:style-name="P222">The time*memory cost cannot be significantly reduced, forcing an attacker to devote a comparable amount of resources as the defender for each password guess</text:p>
        </text:list-item>
      </text:list>
      <text:p text:style-name="P13"/>
      <text:p text:style-name="P148">In this context, “significantly reduced” and “significantly fewer” are fuzzy, but striving for no more than a 10X cost advantage per guess for an attacker is a good goal for a memory-hard KDF. <text:s/>Any algorithm showing 10,000X or more cost advantage for an attacker should be avoided, as better algorithms exist. <text:s/>This includes defense against attackers using GPUs, FPGAs, and advanced custom ASICs.</text:p>
      <text:p text:style-name="P149">Important features include:</text:p>
      <text:list xml:id="list32648099" text:continue-numbering="true" text:style-name="L4">
        <text:list-item>
          <text:p text:style-name="P222">Low flexibility in TMTO attacks</text:p>
        </text:list-item>
        <text:list-item>
          <text:p text:style-name="P223">Cache timing attack resistance, through password independent memory addressing, at least for some initial portion of the algorithm</text:p>
        </text:list-item>
        <text:list-item>
          <text:p text:style-name="P224">Enhanced <text:span text:style-name="T291">defense</text:span> against modern GPU architectures</text:p>
        </text:list-item>
        <text:list-item>
          <text:p text:style-name="P223">Simplicity, enabling better cryptanalysis and more secure implementations</text:p>
        </text:list-item>
        <text:list-item>
          <text:p text:style-name="P225">Resistance against memory leak attacks such as when memory is written to swap</text:p>
        </text:list-item>
      </text:list>
      <text:p text:style-name="P14"><text:soft-page-break/></text:p>
      <text:h text:style-name="P202" text:outline-level="2"><text:span text:style-name="T292">Key Reversal </text:span><text:span text:style-name="T293">and Derived Key Randomization</text:span></text:h>
      <text:p text:style-name="P143"><text:span text:style-name="T292">Like Scrypt, TigerKDF uses PBKDF2 at the start of the algorithm. <text:s/>By default, </text:span><text:span text:style-name="T293">Blake2s</text:span><text:span text:style-name="T292"> is used as the hashing algorithm (PRF) for PBKDF2, but this is configurable in tigerkdf.h. <text:s/>This insures there is no currently known way of reversing the key which is better than brute-force guessing, and also that </text:span><text:span text:style-name="T293">changes in the password and </text:span><text:span text:style-name="T292">associated data cause only randomized effects in the derived key. <text:s/>In addition, PBKDF2 is called again at the end of the algorithm. <text:s/></text:span><text:span text:style-name="T293">In between, memory hashing and multiplication-intensive hashing strive to lose little entropy, but the results </text:span><text:span text:style-name="T295">are </text:span><text:span text:style-name="T293">isolated from the starting </text:span><text:span text:style-name="T296">application </text:span><text:span text:style-name="T293">of the cryptographic hash, and are </text:span><text:span text:style-name="T295">XOR-</text:span><text:span text:style-name="T293">ed into the hash. <text:s/>This loop is repeated per level of applied “garlic”, meaning the total entropy loss should be no higher than what is lost for </text:span><text:span text:style-name="T296">2 + </text:span><text:span text:style-name="T297">3</text:span><text:span text:style-name="T293">*garlic rounds of the cryptographic </text:span><text:span text:style-name="T293">hash function: </text:span><text:span text:style-name="T295">2 for the initial PBKDF2, and </text:span><text:span text:style-name="T297">3</text:span><text:span text:style-name="T295"> for </text:span><text:span text:style-name="T296">each application of</text:span><text:span text:style-name="T295"> </text:span><text:span text:style-name="T297">garlic for the isolation hash and </text:span><text:span text:style-name="T295">PBKDF2</text:span><text:span text:style-name="T295">.</text:span></text:p>
      <text:p text:style-name="P144"><text:span text:style-name="T293">As </text:span><text:span text:style-name="T298">this</text:span><text:span text:style-name="T293"> is negligible entropy loss between </text:span><text:span text:style-name="T298">the initial and final </text:span><text:span text:style-name="T293">calls to PBKDF2, TigerKDF provides comparable base security with respect to reversibility and derived key randomization.</text:span></text:p>
      <text:h text:style-name="P203" text:outline-level="2">Memory Hardness</text:h>
      <text:p text:style-name="P150">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text:p>
      <text:p text:style-name="P145"><text:span text:style-name="T294">TigerKDF starts with this level of time*memory cost hardening and enhances it by limiting an attacker's TMTO options. <text:s/>Each hashed memory block depends on the previous as in Scrypt, and also on a randomized prior block, frustrating the DAG-cut attack used in an Scrypt TMTO attack, by increasing the data in any DAG cut to a number comparable to the graph size – the mid-cut is about 18% of the </text:span><text:span text:style-name="T299">number of nodes in the computation DAG</text:span><text:span text:style-name="T294">. <text:s/>A TMTO attack </text:span><text:span text:style-name="T299">has</text:span><text:span text:style-name="T294"> been identified, which reduce time*cost by about 10%, though the complexity of memory tracking in this attack </text:span><text:span text:style-name="T299">limits</text:span><text:span text:style-name="T294"> it's usefulness to an attacker. <text:s/></text:span><text:span text:style-name="T299">In this attack, the fact that memory locations near the end of each loop have low probability of being accessed is used to save some memory without a high recomputation cost</text:span><text:span text:style-name="T294">. <text:s/>The TMTO hardness of TigerKDF is further discussed in the Efficiency Analysis section.</text:span></text:p>
      <text:h text:style-name="P204" text:outline-level="2"><text:span text:style-name="T304">Secure</text:span><text:span text:style-name="T299"> Memory Hash Function</text:span></text:h>
      <text:p text:style-name="P177">The complete hashing function, which simultaneously fills memory with hashed data, and computes a sequential chain of multiplications is:</text:p>
      <text:p text:style-name="P35"><text:tab/><text:span text:style-name="T341">v = 1</text:span></text:p>
      <text:p text:style-name="P35"><text:tab/><text:span text:style-name="T341">origState = state</text:span></text:p>
      <text:p text:style-name="P35"><text:tab/>for i = 0 .. <text:s/>numSubBlocks-1:</text:p>
      <text:p text:style-name="P35"><text:tab/><text:tab/><text:span text:style-name="T341">randVal = </text:span>mem[<text:span text:style-name="T341">f</text:span>]</text:p>
      <text:p text:style-name="P36"><text:span text:style-name="T299"><text:tab/><text:tab/>p = </text:span><text:span text:style-name="T302">prevAddr + </text:span><text:span text:style-name="T299">subBlocklen*(</text:span><text:span text:style-name="T341">randVal</text:span><text:span text:style-name="T299"> &amp; mask)</text:span></text:p>
      <text:p text:style-name="P35"><text:soft-page-break/><text:tab/><text:tab/>for j = 0 .. subBlocklen/8 – 1:</text:p>
      <text:p text:style-name="P36"><text:span text:style-name="T299"><text:tab/><text:tab/><text:tab/>for k = 0 .. </text:span><text:span text:style-name="T341">multiplies</text:span><text:span text:style-name="T299">:</text:span></text:p>
      <text:p text:style-name="P35"><text:tab/><text:tab/><text:tab/><text:tab/><text:span text:style-name="T341">v *= randVal | 1</text:span></text:p>
      <text:p text:style-name="P37"><text:tab/><text:tab/><text:tab/><text:tab/>v ^= origState[k]</text:p>
      <text:p text:style-name="P35"><text:tab/><text:tab/><text:tab/>for k = 0 .. 7:</text:p>
      <text:p text:style-name="P35"><text:tab/><text:tab/><text:tab/><text:tab/>state[k] = (state[k] + mem[p++]) ^ mem[f++]</text:p>
      <text:p text:style-name="P35"><text:tab/><text:tab/><text:tab/><text:tab/>state[k] = ROTATE_RIGHT(state[k], 8)</text:p>
      <text:p text:style-name="P39"><text:tab/><text:tab/><text:tab/><text:tab/>mem[t++] = state[k]</text:p>
      <text:p text:style-name="P37"><text:tab/>state[0] += v</text:p>
      <text:p text:style-name="P39"/>
      <text:p text:style-name="P160">It may be simpler to focus on two separate functions performed in this loop: memory hashing, and compute-time hardening. <text:s/>Memory hashing is not impacted by the multiplication chain computation, and when this is removed, we get a simpler memory-hashing only loop that writes the same data to memory:</text:p>
      <text:p text:style-name="P35"><text:tab/>for i = 0 .. <text:s/>numSubBlocks-1:</text:p>
      <text:p text:style-name="P35"><text:tab/><text:tab/><text:span text:style-name="T341">randVal = </text:span>mem[<text:span text:style-name="T341">f</text:span>]</text:p>
      <text:p text:style-name="P36"><text:span text:style-name="T299"><text:tab/><text:tab/>p = </text:span><text:span text:style-name="T302">prevAddr + </text:span><text:span text:style-name="T299">subBlocklen*(</text:span><text:span text:style-name="T341">randVal</text:span><text:span text:style-name="T299"> &amp; mask)</text:span></text:p>
      <text:p text:style-name="P35"><text:tab/><text:tab/>for j = 0 .. subBlocklen/8 – 1:</text:p>
      <text:p text:style-name="P35"><text:tab/><text:tab/><text:tab/>for k = 0 .. 7:</text:p>
      <text:p text:style-name="P35"><text:tab/><text:tab/><text:tab/><text:tab/>state[k] = (state[k] + mem[p++]) ^ mem[f++]</text:p>
      <text:p text:style-name="P35"><text:tab/><text:tab/><text:tab/><text:tab/>state[k] = ROTATE_RIGHT(state[k], 8)</text:p>
      <text:p text:style-name="P39"><text:tab/><text:tab/><text:tab/><text:tab/>mem[t++] = state[k]</text:p>
      <text:p text:style-name="P158"><text:span text:style-name="T302">Variable f is the “from” address, which is the start of a block hashed earlier in memory. <text:s/>Variable p is the “previous” </text:span><text:span text:style-name="T303">sub-block address somewhere in the most recently written block</text:span><text:span text:style-name="T302">. <text:s/></text:span><text:span text:style-name="T342">Variable t is the index of the next memory location to be written.</text:span></text:p>
      <text:p text:style-name="P158"><text:span text:style-name="T342">T</text:span><text:span text:style-name="T341">he memory hash function </text:span>is designed to be fast, SIMD friendly, lose negligible entropy, and most importantly, to force an attacker to compute mem[0 .. i-1] before he can compute mem[i].</text:p>
      <text:p text:style-name="Normal-text"><text:span text:style-name="T347">This</text:span><text:span text:style-name="T300"> hash function </text:span><text:span text:style-name="T347">uses</text:span><text:span text:style-name="T300"> addition, rotation, and XOR (ARX)[7]. <text:s/>These are the primitives behind several popular fast cryptographically strong hash functions, including SHA-3 competitors Skein, B</text:span><text:span text:style-name="T344">lake</text:span><text:span text:style-name="T300">, CubeHash, and Salsa20</text:span><text:span text:style-name="T301">[7]</text:span><text:span text:style-name="T300">.</text:span><text:span text:style-name="T343"> <text:s/></text:span><text:span text:style-name="T344">These operations are not combined in a manner to make the hashing cryptographically secure, but they still have to be computed, which is what counts.</text:span></text:p>
      <text:p text:style-name="Normal-text"><text:span text:style-name="T300">The memory being hashed into the state is separated by at least one application of the cryptographically strong hash function H, and many rounds </text:span><text:span text:style-name="T301">of memory block hashing are</text:span><text:span text:style-name="T300"> applied. <text:s/></text:span><text:span text:style-name="T301">It is important that the hash function </text:span><text:span text:style-name="T341">lose</text:span><text:span text:style-name="T301"> little entropy, which is assured by the reversible ARX operations. <text:s/>The data written to memory passes the dieharder tests, and the number of 32-bit collisions </text:span><text:span text:style-name="T345">in the data written to memory </text:span><text:span text:style-name="T301">is as expected.</text:span></text:p>
      <text:p text:style-name="Normal-text"><text:span text:style-name="T301">I</text:span><text:span text:style-name="T295">t is critical to force an attacker to compute each memory location's value, and to have no short-cuts that allow mem[i] to be computed without first computing mem[0..i-1]. <text:s/></text:span><text:span text:style-name="T301">C</text:span><text:span text:style-name="T300">onfidence that this is the case comes from the similarity of this hash function to </text:span><text:span text:style-name="T301">other </text:span><text:span text:style-name="T300">ARX </text:span><text:soft-page-break/><text:span text:style-name="T300">hash functions. <text:s/>If it were possible to compute the last round of Salsa20 hashing without first </text:span><text:span text:style-name="T301">taking time to </text:span><text:span text:style-name="T300">comput</text:span><text:span text:style-name="T301">e</text:span><text:span text:style-name="T300"> all the prior rounds, attackers would be doing it.</text:span></text:p>
      <text:p text:style-name="P146"><text:span text:style-name="T300">During the first </text:span><text:span text:style-name="T301">main </text:span><text:span text:style-name="T300">loop </text:span><text:span text:style-name="T301">of TigerKDF</text:span><text:span text:style-name="T300">, when password dependent addressing is avoided, numSubBlocks is </text:span><text:span text:style-name="T301">always 1</text:span><text:span text:style-name="T300">, and </text:span><text:span text:style-name="T301">memory locations</text:span><text:span text:style-name="T300"> are hashed together sequentially, </text:span><text:span text:style-name="T301">without password dependent addressing. <text:s/>In the main second loop the order of </text:span><text:span text:style-name="T345">sub-block </text:span><text:span text:style-name="T301">hashing is randomized </text:span><text:span text:style-name="T345">using data from the 'from' block</text:span><text:span text:style-name="T301">. <text:s/></text:span><text:span text:style-name="T345">After hashing blocks, the</text:span><text:span text:style-name="T301"> 256-bit state is </text:span><text:span text:style-name="T304">randomized with</text:span><text:span text:style-name="T301"> H, mixing data between the 8 32-bit “lanes”.</text:span></text:p>
      <text:h text:style-name="P205" text:outline-level="2">Hardened Compute Time Cost</text:h>
      <text:p text:style-name="P176"><text:span text:style-name="T294">TigerKDF introduces the concept of multiplication based compute-time hardening of a KDF. <text:s/>By sequentially calling a hash function dominated by the runtime of serial multiplications, an attacker is forced to spend a comparable time computing the TigerKDF hash function as the defender, </text:span><text:span text:style-name="T304">even on a custom ASIC</text:span><text:span text:style-name="T294">.</text:span></text:p>
      <text:p text:style-name="P156"><text:span text:style-name="T304">What matters in the multiplication hardened hash function is that the attacker needs to be forced to compute the multiplications sequentially, and there should be as little non-multiplication computation as possible. <text:s/></text:span><text:span text:style-name="T345">The interesting portion of the hashing loop for multiplication hashing:</text:span></text:p>
      <text:p text:style-name="P34"><text:tab/><text:span text:style-name="T341">v = 1</text:span></text:p>
      <text:p text:style-name="P34"><text:tab/><text:span text:style-name="T341">origState = state</text:span></text:p>
      <text:p text:style-name="P34"><text:tab/>for i = 0 .. <text:s/>numSubBlocks-1:</text:p>
      <text:p text:style-name="P34"><text:tab/><text:tab/><text:span text:style-name="T341">randVal = </text:span>mem[<text:span text:style-name="T341">f++</text:span>]</text:p>
      <text:p text:style-name="P34"><text:tab/><text:tab/>for j = 0 .. subBlocklen/8 – 1:</text:p>
      <text:p text:style-name="P34"><text:tab/><text:tab/><text:tab/>for k = 0 .. <text:span text:style-name="T341">multiplies</text:span>:</text:p>
      <text:p text:style-name="P34"><text:tab/><text:tab/><text:tab/><text:tab/><text:span text:style-name="T341">v *= randVal | 1</text:span></text:p>
      <text:p text:style-name="P38"><text:tab/><text:tab/><text:tab/><text:tab/>v ^= origState[k]</text:p>
      <text:p text:style-name="P38"><text:tab/>state[0] += v</text:p>
      <text:p text:style-name="P157"><text:span text:style-name="T345">The o</text:span><text:span text:style-name="T341">rigState variable is introduced </text:span><text:span text:style-name="T345">to separate multiplication chain hashing from memory hashing</text:span><text:span text:style-name="T341">. <text:s/>The memory hashing function runs very well on SSE and AVX2 SIMD units in Sandy Bridge, Ivy Bridge, and Haswell CPUs, but moving data from between the SIMD unit and the scalar integer unit is very slow. <text:s/>The value of mem[f] is updated pseudorandomly by the memory hashing code, and only interacts with the compute-time hardening code through randValue. <text:s/>At the end of the loop, the resulting value of v is added to state[0], and after that the entire state is hashed with Blake2s.</text:span></text:p>
      <text:p text:style-name="P159"><text:span text:style-name="T346">By </text:span><text:span text:style-name="T349">multiplying v with odd values</text:span><text:span text:style-name="T346">, the entire function is rev</text:span><text:span text:style-name="T307">ersible, </text:span><text:span text:style-name="T308">and loses no entropy. <text:s/></text:span><text:span text:style-name="T305">To know the value of </text:span><text:span text:style-name="T308">v </text:span><text:span text:style-name="T349">with multplies == 8</text:span><text:span text:style-name="T305">, an attacker must determine the </text:span><text:span text:style-name="T308">result</text:span><text:span text:style-name="T305"> of </text:span><text:span text:style-name="T306">th</text:span><text:span text:style-name="T349">is</text:span><text:span text:style-name="T306"> inter loop many times:</text:span></text:p>
      <text:p text:style-name="P147"><text:span text:style-name="T305"><text:tab/></text:span><text:span text:style-name="T305"><draw:frame draw:style-name="fr5" draw:name="Object7" text:anchor-type="as-char" svg:width="3.9646in" svg:height="0.2138in" draw:z-index="7"><draw:object xlink:href="./Object 7" xlink:type="simple" xlink:show="embed" xlink:actuate="onLoad"/><draw:image xlink:href="./ObjectReplacements/Object 7" xlink:type="simple" xlink:show="embed" xlink:actuate="onLoad"/></draw:frame></text:span></text:p>
      <text:p text:style-name="P151"><text:span text:style-name="T349">Here, r = randVal | 1. <text:s/></text:span><text:span text:style-name="T306">If addition were used rather than bitwise XOR, then the multiplications could be distributed, and parallel computation could be used to accelerate </text:span><text:soft-page-break/><text:span text:style-name="T306">computation of this formula. <text:s/>Since XOR does not distribute with multiplication, the multiplications must be computed sequentially.</text:span></text:p>
      <text:h text:style-name="P206" text:outline-level="2"><text:span text:style-name="T333">GPU, </text:span><text:span text:style-name="T334">FPGA, and ASIC</text:span><text:span text:style-name="T333"> Attack Resistance</text:span></text:h>
      <text:p text:style-name="P173">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igerKDF includes similar small random reads in the second loop (but not the first), which by default is 64 bytes compared to Bcrypt's 16. <text:s/>TigerKDF should be at least as hard against GPU attacks when run with 32KiB as Bcrypt with 4KiB.</text:p>
      <text:p text:style-name="P134">Against ASICs, TigerKDF deploys a multiplication computation time hardened inner loop. <text:s/>A custom ASIC in the same technology node as a modern CPU should not have any advantage in the speed of multiplication. <text:s/>TigerKDF's inner loop is typically about 50% dominated by multiplication, meaning an ASIC attacker has to spend about 50% as long as the defender computing the hash. <text:s/>This is a dramatic improvement over prior algorithms that only use addition, rotation, and XOR in their hashing loops.</text:p>
      <text:p text:style-name="P134">FPGAs will fare even worse from the multiplication computation time hardening, due to slower clock cycles, and multiple clocks per 32-bit multiplication.</text:p>
      <text:h text:style-name="P207" text:outline-level="2">Memory Leak Attacks</text:h>
      <text:p text:style-name="P178"><text:span text:style-name="T364">The single largest weakness in all memory-hard KDFs is likely what happens when an attacker </text:span><text:span text:style-name="T367">gains</text:span><text:span text:style-name="T364"> accessed to hashed memory. <text:s/>Writing password derived data to large amounts </text:span><text:span text:style-name="T244">of </text:span><text:span text:style-name="T364">memory greatly increases the odds that password derived data will be leaked to an attacker, through swap, hibernation, memory recycling without reinitialization, core dumps, </text:span><text:span text:style-name="T351">DMA transfers to a compromised device, etc</text:span><text:span text:style-name="T364">. <text:s/>With this data, an attacker can abort incorrect password </text:span><text:span text:style-name="T245">guesses early,</text:span><text:span text:style-name="T364"> and mount a massively parallel attack with little time </text:span><text:span text:style-name="T367">and</text:span><text:span text:style-name="T364"> memory per </text:span><text:span text:style-name="T245">guess</text:span><text:span text:style-name="T364">.</text:span></text:p>
      <text:p text:style-name="P226">TigerKDF provides some resistance against memory leaks by overwriting early hashed memory. <text:s/>It repeatedly hashes memory with the “resistant” hash algorithm, starting with just two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165"><text:span text:style-name="T364">This algorithm </text:span><text:span text:style-name="T366">initially</text:span><text:span text:style-name="T364"> presents a minimal attack surface to </text:span><text:span text:style-name="T366">an</text:span><text:span text:style-name="T364"> attacker. <text:s/>If memory leaks after this phase has completed, an attacker will </text:span><text:span text:style-name="T365">potentially gain a 2048X time*cost reduction, </text:span><text:span text:style-name="T366">or about 11 bits of strength. <text:s/></text:span><text:span text:style-name="T367">With a TMTO additional attack, memory can be cut another 4X, </text:span><text:soft-page-break/><text:span text:style-name="T367">leading to a 13 bit </text:span><text:span text:style-name="T368">combined </text:span><text:span text:style-name="T367">loss in password strength</text:span><text:span text:style-name="T366">. <text:s/>I feel this is a reasonable trade-off for a 3% increase in runtime.</text:span></text:p>
      <text:h text:style-name="P208" text:outline-level="2">Weaknesses</text:h>
      <text:p text:style-name="Normal-text-no-indention"><text:span text:style-name="T368">I</text:span><text:span text:style-name="T348">t </text:span><text:span text:style-name="T351">is</text:span><text:span text:style-name="T348"> possible for an attacker to make better use of TigerKDF leaked memory than if cryptographically secure data were written to memory. <text:s/>In particular, an attacker </text:span><text:span text:style-name="T350">might more easily determine which data is the first block, minimizing his time to abort a</text:span><text:span text:style-name="T361">n incorrect</text:span><text:span text:style-name="T350"> password guess</text:span><text:span text:style-name="T348">. <text:s/></text:span><text:span text:style-name="T350">He might also be able to search swap or data on an SSD specifically for TigerKDF hash data, which would be more difficult if the data written to memory were cryptographically indistinguishable from random. <text:s/>The decision to accept this weakness in TigerKDF is deliberate: the alternative is to slow down memory hashing considerably. <text:s/>Slowing down the algorithm by even 2X would give </text:span><text:span text:style-name="T361">an </text:span><text:span text:style-name="T350">attacker with </text:span><text:span text:style-name="T361">a </text:span><text:span text:style-name="T350">leaked password database a potential 4X faster cracking time, since he only needs ½ the memory per core, and ½ the time per core. <text:s/></text:span><text:span text:style-name="T351">Because time*memory security with a memory-hard KDF increases as the square of the hashing speed, this was an easy decision to make. <text:s/></text:span><text:span text:style-name="T368">However, TigerKDF overwrites memory early on, providing some defense even if memory is leaked. <text:s/>If the first 1/64th of memory is overwritten before an attacker gains access, he will gain about an 11-13 bit advantage in cracking the password.</text:span></text:p>
      <text:p text:style-name="P161"><text:span text:style-name="T350">Similarly, the decision to hash 64-byte sub-blocks by default is deliberate, even though it increases the size of memory memory where a GPU attack has parity against CPU defenders, probably from about 4KiB to 32KiB. <text:s/>Using smaller sub-blocks greatly </text:span><text:span text:style-name="T351">reduces memory</text:span><text:span text:style-name="T350"> hashing speed, which would </text:span><text:span text:style-name="T351">damage</text:span><text:span text:style-name="T350"> TigerKDF's main goal of protection against brute-force off-line attacks for most users. <text:s/></text:span><text:span text:style-name="T351">I expect m</text:span><text:span text:style-name="T350">ost users </text:span><text:span text:style-name="T351">will</text:span><text:span text:style-name="T350"> use </text:span><text:span text:style-name="T350">more than 32KiB.</text:span></text:p>
      <text:p text:style-name="P162"><text:span text:style-name="T241">With cache timing information, an attacker gains an estimated 16X lower time*memory cost </text:span><text:span text:style-name="T351">(though only 5X worse than a resistant KDF)</text:span><text:span text:style-name="T241">. <text:s/>However, this relies on the assumption that the sliding-reverse window DAGs cannot be efficiently pebbled with less than </text:span><text:span text:style-name="T352">about </text:span><text:span text:style-name="T241">¼ memory versus the first-loop DAG size. <text:s/>The TigerKDF first loop uses the DAG architecture that tested most resistant in this respect, but only upper bounds </text:span><text:span text:style-name="T242">on recomputation penalties</text:span><text:span text:style-name="T241"> have been established. <text:s/>There is some risk that </text:span><text:span text:style-name="T352">significantly </text:span><text:span text:style-name="T309">better pebbling algorithms</text:span><text:span text:style-name="T241"> can be found, reducing the effectiveness of defending against cache-timing attacks. <text:s/></text:span><text:span text:style-name="T352">Other algorithms come with proofs for lower bounds on recomputation, but the proven lower bounds are </text:span><text:span text:style-name="T362">2 </text:span><text:span text:style-name="T352">order</text:span><text:span text:style-name="T362">s</text:span><text:span text:style-name="T352"> of magnitude lower than the efficiency of the best </text:span><text:span text:style-name="T362">currently </text:span><text:span text:style-name="T352">known pebbling attacks</text:span><text:span text:style-name="T353"><text:note text:id="ftn3" text:note-class="footnote"><text:note-citation>3</text:note-citation><text:note-body><text:p text:style-name="P21"><text:span text:style-name="T353">Catena-3 has a proven lower bound of </text:span><text:span text:style-name="T353"><draw:frame draw:style-name="fr5" draw:name="Object8" text:anchor-type="as-char" svg:width="0.9752in" svg:height="0.2138in" draw:z-index="8"><draw:object xlink:href="./Object 8" xlink:type="simple" xlink:show="embed" xlink:actuate="onLoad"/><draw:image xlink:href="./ObjectReplacements/Object 8" xlink:type="simple" xlink:show="embed" xlink:actuate="onLoad"/></draw:frame></text:span><text:span text:style-name="T353">and G is only 1/4th the size of the DAG</text:span></text:p></text:note-body></text:note></text:span><text:span text:style-name="T352">. <text:s/>TigerKDF uses the algorithm that proved most resistant </text:span><text:span text:style-name="T353">computationally to the pebbl</text:span><text:span text:style-name="T356">ing</text:span><text:span text:style-name="T353"> code I designed. <text:s/></text:span><text:span text:style-name="T356">I believe</text:span><text:span text:style-name="T353"> it will remain more resistant over time than the alternatives I considered</text:span><text:span text:style-name="T352">. <text:s/></text:span><text:span text:style-name="T356">This is </text:span><text:span text:style-name="T353">the best choice, </text:span><text:span text:style-name="T354">in my opinion, </text:span><text:span text:style-name="T355">for a first-loop algorithm in a hybrid KDF</text:span><text:span text:style-name="T354">, based on </text:span><text:span text:style-name="T355">my </text:span><text:span text:style-name="T354">experience with pebbling </text:span><text:span text:style-name="T362">attacks</text:span><text:span text:style-name="T354">, </text:span><text:span text:style-name="T362">and I believe my pebbling algorithm is the best currently known.</text:span></text:p>
      <text:p text:style-name="P152"><text:soft-page-break/><text:span text:style-name="T243">Against the simple brute-force attacks, TigerKDF is resistant to TMTOs. <text:s/>The best TMTO found so far reduces the time*memory cost by </text:span><text:span text:style-name="T254">10</text:span><text:span text:style-name="T243">% </text:span><text:span text:style-name="T254">by keeping </text:span><text:span text:style-name="T255">every other value in</text:span><text:span text:style-name="T254"> memory near the end of both loop ranges, since this memory is not likely to be read</text:span><text:span text:style-name="T243">. <text:s/>There is some risk that better TMTOs can be found with more clever memory coverage of computed values. <text:s/></text:span><text:span text:style-name="T356">However, the 4X TMTO improvement we see attackers use against Scrypt is a lower bound, so the security risk here is </text:span><text:span text:style-name="T357">low</text:span><text:span text:style-name="T356">.</text:span></text:p>
      <text:p text:style-name="P155"><text:span text:style-name="T334">TigerKDF uses 32x32-&gt;32 bit multiplication. <text:s/>However, the most recent Intel CPUs (Sandy Bridge, Ivy Bridge, and Haswell) all perform 64x64-&gt;64 bit multiplication in the same time as 32x32-&gt;32. <text:s/>It is possible that a faster 32x32-&gt;32 multiplier can be built, though given the importance of this operation and frequency in typical compiled code, it is unlikely that Intel </text:span><text:span text:style-name="T358">knows </text:span><text:span text:style-name="T334">a way to reduce it from 3 clock cycles to two. <text:s/>An ASIC attacker certainly </text:span><text:span text:style-name="T334">will see some benefit to the reduce multiplier size, and he will be able to tune his clock frequency to that specific multiplier. <text:s/>However, a latency reduction of more than </text:span><text:span text:style-name="T335">about </text:span><text:span text:style-name="T334">one third is unlikely </text:span><text:span text:style-name="T358">without exotic technologies such as cryogenic cooling</text:span><text:span text:style-name="T334">.</text:span></text:p>
      <text:p text:style-name="P153"><text:span text:style-name="T310">While simplicity has been a major goal of TigerKDF from the start, improved security has been a higher concern. <text:s/>Several decisions were made in favor of security over simplicity, including the two-loop “hybrid” architecture</text:span><text:span text:style-name="T336">, as used in Scrypt</text:span><text:span text:style-name="T313">. <text:s/>While the reference code remains fairly simple, the SSE optimized code is cryptic to most programmers </text:span><text:span text:style-name="T358">and will have to be carefully reviewed and tested.</text:span></text:p>
      <text:p text:style-name="P163"><text:span text:style-name="T312">Reliance of Blake2s is a potential security concern, as it is a relatively new algorithm. <text:s/>However it's credentials and heritage are </text:span><text:span text:style-name="T314">best of class</text:span><text:span text:style-name="T312">, and I would be very surprised if a severe weakness were discovered. <text:s/></text:span><text:span text:style-name="T363">The speed of Blake2s improves TigerKDF's time*memory security, making this risk worthwhile. <text:s/></text:span><text:span text:style-name="T312">In any </text:span><text:span text:style-name="T358">case</text:span><text:span text:style-name="T312">, TigerKDF has a pluggable architecture and </text:span><text:span text:style-name="T359">changing</text:span><text:span text:style-name="T312"> the default cryptographic hash function is a simple matter.</text:span></text:p>
      <text:p text:style-name="P164">The mathematical analysis of TigerKDF's hashing functions could be improved. <text:s/>The multiplier/XOR chains have no formal proof that there exists no simple mathematical shortcut to reduce the computation time. <text:s/>I have a little number theory background, but I am certainly no expert. <text:s/>However, I do have extensive experience representing Boolean equations and manipulating them to reduce their size and delay in ASICs. <text:s/>Multiplications have no efficient Boolean level canonical representation that I am aware of (BDDs and related forms are all exponential), and I am convinced from a logic equation representation of the multiplication chain that it will explode exponentially if I push the XOR operations through the multipliers using any common circuit design techniques such as Shannon Decomposition.</text:p>
      <text:p text:style-name="P154"><text:span text:style-name="T311">While most of the good ideas in TigerKDF can be attributed to Solar Designer, Christian Forler, </text:span><text:span text:style-name="T312">and other contributors on the PHC forum</text:span><text:span text:style-name="T311">, I made important decisions regarding it's architecture and design. <text:s/></text:span><text:span text:style-name="T360">While </text:span><text:span text:style-name="T311">I </text:span><text:span text:style-name="T360">have considerable experience with</text:span><text:span text:style-name="T311"> ASIC and FPGA </text:span><text:span text:style-name="T360">architectures</text:span><text:span text:style-name="T311">, </text:span><text:span text:style-name="T360">I</text:span><text:span text:style-name="T311"> </text:span><text:span text:style-name="T337">have </text:span><text:span text:style-name="T311">no significant cryptography experience, nor relevant industry experience in on-line security. <text:s/>Failings in TigerKDF to support important applications well may be the </text:span><text:soft-page-break/><text:span text:style-name="T311">result. <text:s/>There may </text:span><text:span text:style-name="T315">also </text:span><text:span text:style-name="T311">be well known attacks I did not know to defend against. <text:s/></text:span><text:span text:style-name="T312">Extensive e</text:span><text:span text:style-name="T311">xpert </text:span><text:span text:style-name="T312">review</text:span><text:span text:style-name="T311"> of TigerKDF will be required before it can be considered secure.</text:span></text:p>
      <text:h text:style-name="P195" text:outline-level="1"><text:span text:style-name="T185">Efficiency </text:span><text:span text:style-name="T186">Analysis</text:span></text:h>
      <text:p text:style-name="P174"><text:span text:style-name="T187">TigerKDF introduce</text:span><text:span text:style-name="T188">s</text:span><text:span text:style-name="T187"> a</text:span><text:span text:style-name="T189">n efficient</text:span><text:span text:style-name="T187"> compute-time hardened hash function, in addition to being sequential-memory-hard. <text:s/>This hash function on most machines will take from 4 to </text:span><text:span text:style-name="T190">8</text:span><text:span text:style-name="T187"> clock cycles per 32-bit result written to memory, with one thread, because the multiply operation takes 3-4 cycles, the addition takes 1, and the rest (memory read/write, </text:span><text:span text:style-name="T188">OR,</text:span><text:span text:style-name="T187"> and increments) can often be done in parallel. <text:s/>With multiple threads, </text:span><text:span text:style-name="T191">throughput</text:span><text:span text:style-name="T187"> can be increased to fill </text:span><text:span text:style-name="T192">about </text:span><text:span text:style-name="T192">half of </text:span><text:span text:style-name="T187">the memory bandwidth </text:span><text:span text:style-name="T192">before the memory bottleneck begins to heavily impact runtime.</text:span></text:p>
      <text:h text:style-name="Heading_20_2" text:outline-level="2">The Cost of Cache Timing <text:span text:style-name="T338">Attack </text:span>Resistance</text:h>
      <text:p text:style-name="P168">The “resistant” KDFs proposed so far seem to allow an attacker to use <text:span text:style-name="T166">about</text:span> ¼ of the memory compared to the computed DAG size, with little or no recomputation penalty. <text:s/>There are <text:span text:style-name="T166">good</text:span> reasons for this. <text:s/>First, there is a <text:span text:style-name="T237">recomputation-</text:span>free ½ memory attack against all “resistant” KDFs <text:span text:style-name="T237">which have computation DAGs with max fanout degree 2.</text:span> <text:s/>When pebbling a resistant KDF's DAG, simply pick up one of the pebbles used to compute the next node, or if those pebbles will be needed in future computations, pick a pebble which is not pointed to by any node beyond the node being pebbled. <text:s/>This always works for DAGs with max fan-<text:span text:style-name="T132">out</text:span> degree &lt;= 2.</text:p>
      <text:p text:style-name="P135"><text:span text:style-name="T108">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has 1/3 pebbles. <text:s/></text:span><text:span text:style-name="T109">This results in resistant KDFs having a 3-4X lower memory cost than unpredictable or hybrid KDFs.</text:span></text:p>
      <text:p text:style-name="P135"><text:span text:style-name="T109">When</text:span><text:span text:style-name="T37"> CPU limited, run-times should be approximately the same </text:span><text:span text:style-name="T109">for resistant, hybrid, and unpredictable KDFs </text:span><text:span text:style-name="T43">when using the same hashing algorithm, </text:span><text:span text:style-name="T109">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unpredictable KDFs. <text:s/></text:span><text:span text:style-name="T268">However, resistant KDFs do not suffer from a memory bandwidth degradation in comparison to hybrid and unpredictable KDFs. <text:s/>Attackers will have to pay a bit more for the extra RAM, but this is likely to be a small factor, typically less than 2X.</text:span></text:p>
      <text:p text:style-name="P135"><text:span text:style-name="T33">I</text:span> have written a pebbling application that <text:span text:style-name="T33">attempts</text:span> to pebble TigerKDF, Catena<text:span text:style-name="T31">-3</text:span>, and what <text:span text:style-name="T34">I</text:span> believe is similar to Escrypt<text:span text:style-name="T109">'s sliding power-of-two</text:span> <text:span text:style-name="T166">window</text:span>. <text:s/><text:span text:style-name="T43">In the pebbling </text:span><text:span text:style-name="T43">algorithm, I assume </text:span><text:span text:style-name="T167">an</text:span><text:span text:style-name="T43"> attacker </text:span><text:span text:style-name="T110">know</text:span><text:span text:style-name="T167">s</text:span><text:span text:style-name="T43"> every detail about the computation DAG ahead of </text:span><text:soft-page-break/><text:span text:style-name="T43">time, and </text:span><text:span text:style-name="T110">can</text:span><text:span text:style-name="T43"> plan his memory usage strategy carefully. <text:s/></text:span><text:span text:style-name="T110">Automated p</text:span>ebbling <text:span text:style-name="T110">confirms that all DAG types tested are easily pebbled with ¼ pebbles compared to number of nodes</text:span>.</text:p>
      <text:p text:style-name="P114">In summary, the cost for resistant KDFs versus unpredictable KDFs is typically about a 3-4X penalty in time*memory cost, though in some cases it may be in the 2-3X range.</text:p>
      <text:h text:style-name="P200" text:outline-level="2">SIMD Optimization</text:h>
      <text:p text:style-name="P171"><text:span text:style-name="T239">Having a parallelism parameter enables TigerKDF to be SIMD optimized. <text:s/>In particular, if parallelism is a multiple of 2 or 4, the inner hashing loop should be executable as 2 or 4 32-bit loops in parallel. <text:s/>Memory for first loop can be interleaved, enabling efficient 128-bit parallel operations. <text:s/>The second loop has each parallel task reading from a pseudo-unpredictable memory location (fromAddr), and will require more memory bandwidth as a result, but interleaving memory still enables reading from prevAddr and writing to toAddr 128-bits at a time for 4 parallel tasks.</text:span><text:span text:style-name="T240"> </text:span></text:p>
      <text:h text:style-name="P201" text:outline-level="2">Computation DAGs</text:h>
      <text:p text:style-name="P115">The original Script algorithm writes a linear chain of hashed blocks to memory, each hashed block depending sequentially on the data computed for the previous. <text:s/>Its directed acyclic computation graph is a linear chain:</text:p>
      <text:p text:style-name="P118"/>
      <text:p text:style-name="P116"><draw:frame draw:style-name="fr2" draw:name="Frame2" text:anchor-type="as-char" svg:width="5.5201in" draw:z-index="9"><draw:text-box fo:min-height="1.6138in"><text:p text:style-name="P17"><text:span text:style-name="T38">Scrypt</text:span> Computation DAG:</text:p><text:p text:style-name="P18"><draw:frame draw:style-name="fr6" draw:name="Object4" text:anchor-type="as-char" svg:width="5.5201in" svg:height="2.0008in" draw:z-index="10"><draw:object xlink:href="./Object 4" xlink:type="simple" xlink:show="embed" xlink:actuate="onLoad"/><draw:image xlink:href="./ObjectReplacements/Object 4" xlink:type="simple" xlink:show="embed" xlink:actuate="onLoad"/><svg:desc>OLE-object</svg:desc></draw:frame></text:p></draw:text-box></draw:frame></text:p>
      <text:p text:style-name="P118"/>
      <text:p text:style-name="P119"><text:span text:style-name="T35">Script is vulnerab</text:span><text:span text:style-name="T246">le</text:span><text:span text:style-name="T35"> to TMTO attacks. <text:s/>An attacker covering nodes 3 and 7 sees an average recomputation of 1.5 nodes + second loop hashing, for a 2.5 </text:span><text:span text:style-name="T36">computations per node in the second loop. <text:s/>Adding first loop computations gets the total to 3.5 computations per node, </text:span><text:span text:style-name="T36">compared with 2 computations per node when keeping all nodes in memory. <text:s/>That's a 1.75X computation penalty, but the attacker only covered 1 in 4 nodes, so his time*memory is down </text:span><text:span text:style-name="T36">to 0.44X of his </text:span><text:span text:style-name="T39">original </text:span><text:span text:style-name="T36">cost. <text:s/></text:span><text:span text:style-name="T39">As an attacker reduces his memory coverage, his time*memory cost converges to ¼ of the original.</text:span></text:p>
      <text:p text:style-name="P120"><text:soft-page-break/><draw:frame draw:style-name="fr2" draw:name="Frame5" text:anchor-type="as-char" svg:width="5.5201in" draw:z-index="11"><draw:text-box fo:min-height="1.6138in"><text:p text:style-name="P17"><text:span text:style-name="T36">TigerKDF</text:span><text:span text:style-name="T110">'s “</text:span><text:span text:style-name="T111">resistant</text:span><text:span text:style-name="T110">” </text:span>Computation DAG:</text:p><text:p text:style-name="P18"><draw:frame draw:style-name="fr6" draw:name="Object3" text:anchor-type="as-char" svg:width="5.5201in" svg:height="2.0008in" draw:z-index="12"><draw:object xlink:href="./Object 3" xlink:type="simple" xlink:show="embed" xlink:actuate="onLoad"/><draw:image xlink:href="./ObjectReplacements/Object 3" xlink:type="simple" xlink:show="embed" xlink:actuate="onLoad"/></draw:frame></text:p></draw:text-box></draw:frame></text:p>
      <text:p text:style-name="P121">One visual give-away that this is a sliding-power-of-two bit-reversal DAG is that every power of 2 <text:span text:style-name="T247">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167">(actually it follows 2 pebbles behind to avoid 1-long edges).</text:span></text:p>
      <text:p text:style-name="P121">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167">the other </text:span>DAG<text:span text:style-name="T167">s</text:span> tested.</text:p>
      <text:p text:style-name="P117"><draw:frame draw:style-name="fr2" draw:name="Frame3" text:anchor-type="as-char" svg:width="5.5201in" draw:z-index="1"><draw:text-box fo:min-height="1.6138in"><text:p text:style-name="P17"><text:span text:style-name="T36">TigerKDF</text:span><text:span text:style-name="T110">'s “unpredictable” </text:span>Computation DAG:</text:p><text:p text:style-name="P18"><draw:frame draw:style-name="fr6"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22">TigerKDF “<text:span text:style-name="T110">unpredictable” </text:span>computation DAGs have the same <text:span text:style-name="T39">linear</text:span> chain, but instead of waiting until all memory is written before doing password dependent pseudo-unpredictable reads, it reads and hashes while writing. <text:s/>This creates a unpredictable-ish looking graph where <text:soft-page-break/>edges on average point back ¼ from their position, and there are lots of short edges. <text:s/>This keeps the midpoint cut size around 17% of the number of nodes. <text:s/>In this case, the cut size to the right of node 5 is 4.</text:p>
      <text:p text:style-name="P122"><text:span text:style-name="T40">If </text:span><text:span text:style-name="T110">an attacker</text:span><text:span text:style-name="T40"> has covered </text:span><text:span text:style-name="T110">only </text:span><text:span text:style-name="T40">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igerKDF graph recomputation penalty grows to a substantial portion of the </text:span><text:span text:style-name="T41">entire </text:span><text:span text:style-name="T40">graph </text:span><text:span text:style-name="T44">for each </text:span><text:span text:style-name="T110">missing </text:span><text:span text:style-name="T44">node </text:span><text:span text:style-name="T110">requiring recomputation </text:span><text:span text:style-name="T40">by the time an attacker has only 1/</text:span><text:span text:style-name="T167">8</text:span><text:span text:style-name="T40">th of the nodes in memory, </text:span><text:span text:style-name="T44">resulting in a runtime proportional to the square of the graph size</text:span><text:span text:style-name="T40">. <text:s/></text:span><text:span text:style-name="T42">While a ½ memory TMTO with every other memory block kept results in no </text:span><text:span text:style-name="T44">significant </text:span><text:span text:style-name="T42">change in memory*time cost, anything lower than ½ rapidly becomes too expensive to compute. <text:s/></text:span><text:span text:style-name="T44">An attacker keeping every </text:span><text:span text:style-name="T44">4</text:span><text:span text:style-name="T15">th</text:span><text:span text:style-name="T44"> node in memory suffers an additional computation factor of over 2000X for a 1M node </text:span><text:span text:style-name="T44">graph</text:span><text:span text:style-name="T42">. <text:s/>A reasonable attack against TigerKDF would be to save ½ of the last ½ of memory. <text:s/></text:span><text:span text:style-name="T45">For 1,000,000 node graphs the gain is &lt; 2% in the time*memory cost. <text:s/>If we increase spacing to 3 in the last ¼, then to 4 in the last 8</text:span><text:span text:style-name="T16">th</text:span><text:span text:style-name="T45">, and so on, the memory*time cost drops 3% versus the normal algorithm.</text:span></text:p>
      <text:p text:style-name="P123"><draw:frame draw:style-name="fr3" draw:name="Frame4" text:anchor-type="as-char" svg:y="-2.7181in" svg:width="4.1283in" draw:z-index="3"><draw:text-box fo:min-height="3.2799in"><text:p text:style-name="P17"><text:span text:style-name="T45">Catena-3</text:span> Computation DAG:</text:p><text:p text:style-name="P18"><draw:frame draw:style-name="fr7" draw:name="Object5" text:anchor-type="as-char" svg:y="-1.8417in" svg:width="4.1283in" svg:height="2.9563in" draw:z-index="4"><draw:object xlink:href="./Object 5" xlink:type="simple" xlink:show="embed" xlink:actuate="onLoad"/><draw:image xlink:href="./ObjectReplacements/Object 5" xlink:type="simple" xlink:show="embed" xlink:actuate="onLoad"/><svg:desc>OLE-object</svg:desc></draw:frame></text:p></draw:text-box></draw:frame></text:p>
      <text:p text:style-name="P40"><text:span text:style-name="T46">The </text:span>Catena<text:span text:style-name="T31">-3</text:span> <text:span text:style-name="T46">DAG</text:span> <text:span text:style-name="T46">is computed using</text:span> ¼ of the memory requirement compared to the size of <text:span text:style-name="T46">it's</text:span> computation DAG. <text:s/><text:span text:style-name="T46">However,</text:span> an attacker is unlikely to succeed <text:span text:style-name="T112">at improving his time*memory cost </text:span>while using even one less memory location <text:span text:style-name="T53">than ¼</text:span>. <text:s/>Our algorithm pebbles Catena with 0 recomputation penalty for a ¼ pebble coverage just like TigerKDF and Escrypt. <text:s/><text:span text:style-name="T53">W</text:span><text:span text:style-name="T46">ith one fewer pebbles</text:span>, the Catena pebbling <text:span text:style-name="T46">penalty </text:span>jumps <text:span text:style-name="T53">to </text:span><text:span text:style-name="T112">1.8</text:span>X <text:span text:style-name="T46">for a</text:span> 1024 node graphs, <text:span text:style-name="T112">using fixed pebbles every 4. <text:s/>T</text:span>he penalty seems <text:span text:style-name="T113">independent of</text:span> graph size<text:span text:style-name="T46">. <text:s/></text:span><text:span text:style-name="T113">When a Catena-3 sub-DAG is embedded in the first row, the penalty jumps to 3X, when using fixed pebbles </text:span><text:soft-page-break/><text:span text:style-name="T113">every 4 and pebb</text:span><text:span text:style-name="T210">l</text:span><text:span text:style-name="T113">ing nodes pointed to by short edges, which improves the situation on the first row.</text:span></text:p>
      <text:p text:style-name="P111">Code for the pebbling application can be found at:</text:p>
      <text:p text:style-name="P136"><text:a xlink:type="simple" xlink:href="https://github.com/waywardgeek/noelkdf/tree/master/predict"><text:span text:style-name="T184">https://github.com/waywardgeek/TigerKDF/tree/master/predict</text:span></text:a></text:p>
      <text:h text:style-name="P191" text:outline-level="1">Results</text:h>
      <text:p text:style-name="P124">The following benchmarks were run on our quad-core i7 CPU development machine running <text:span text:style-name="T114">Manjaro (</text:span>Arch<text:span text:style-name="T114">)</text:span> Linux, using the default install package for <text:span text:style-name="T47">S</text:span>crypt, and the <text:span text:style-name="T53">version of Catena available on </text:span>1/24/14 <text:span text:style-name="T168">from github</text:span>, <text:s/>using the waywardgeek branch <text:span text:style-name="T53">I created.</text:span> <text:s/>All were run in single-threaded mode. <text:s/><text:span text:style-name="T265">For completeness, I also compiled Scrypt from source with --enable-sse2, and include this in the benchmarks. <text:s/>It is interesting to note, that although Scrypt was </text:span><text:span text:style-name="T266">hand </text:span><text:span text:style-name="T265">SSE optimized, the default Arch distribution does not enable it.</text:span></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5"/>
          </table:table-cell>
          <table:table-cell table:style-name="Table1.A1" office:value-type="string">
            <text:p text:style-name="P67">Memory</text:p>
          </table:table-cell>
          <table:table-cell table:style-name="Table1.A1" office:value-type="string">
            <text:p text:style-name="P67">CPU Time (s)</text:p>
          </table:table-cell>
          <table:table-cell table:style-name="Table1.A1" office:value-type="string">
            <text:p text:style-name="P85">Compute Hardness</text:p>
          </table:table-cell>
          <table:table-cell table:style-name="Table1.A1" office:value-type="string">
            <text:p text:style-name="P77">Bandwidth (GiB/s)</text:p>
          </table:table-cell>
          <table:table-cell table:style-name="Table1.F1" office:value-type="string">
            <text:p text:style-name="P83">Speedup</text:p>
          </table:table-cell>
        </table:table-row>
        <table:table-row>
          <table:table-cell table:style-name="Table1.A2" office:value-type="string">
            <text:p text:style-name="P67">Scrypt <text:span text:style-name="T264">(nosee)</text:span></text:p>
          </table:table-cell>
          <table:table-cell table:style-name="Table1.A2" office:value-type="string">
            <text:p text:style-name="P67">500 MiB</text:p>
          </table:table-cell>
          <table:table-cell table:style-name="Table1.A2" office:value-type="string">
            <text:p text:style-name="P67">1.8</text:p>
          </table:table-cell>
          <table:table-cell table:style-name="Table1.A2" office:value-type="string">
            <text:p text:style-name="P77"/>
          </table:table-cell>
          <table:table-cell table:style-name="Table1.A2" office:value-type="string">
            <text:p text:style-name="P77">0.56</text:p>
          </table:table-cell>
          <table:table-cell table:style-name="Table1.F2" office:value-type="string">
            <text:p text:style-name="P67">1.0X</text:p>
          </table:table-cell>
        </table:table-row>
        <table:table-row>
          <table:table-cell table:style-name="Table1.A2" office:value-type="string">
            <text:p text:style-name="P78">Scrypt (see)</text:p>
          </table:table-cell>
          <table:table-cell table:style-name="Table1.A2" office:value-type="string">
            <text:p text:style-name="P78">500 MiB</text:p>
          </table:table-cell>
          <table:table-cell table:style-name="Table1.A2" office:value-type="string">
            <text:p text:style-name="P78">1.0</text:p>
          </table:table-cell>
          <table:table-cell table:style-name="Table1.A2" office:value-type="string">
            <text:p text:style-name="P77"/>
          </table:table-cell>
          <table:table-cell table:style-name="Table1.A2" office:value-type="string">
            <text:p text:style-name="P77">1.0</text:p>
          </table:table-cell>
          <table:table-cell table:style-name="Table1.F2" office:value-type="string">
            <text:p text:style-name="P78">1.8X</text:p>
          </table:table-cell>
        </table:table-row>
        <table:table-row>
          <table:table-cell table:style-name="Table1.A2" office:value-type="string">
            <text:p text:style-name="P67">Catena-3</text:p>
          </table:table-cell>
          <table:table-cell table:style-name="Table1.A2" office:value-type="string">
            <text:p text:style-name="P67">1 GiB</text:p>
          </table:table-cell>
          <table:table-cell table:style-name="Table1.A2" office:value-type="string">
            <text:p text:style-name="P67">1.37</text:p>
          </table:table-cell>
          <table:table-cell table:style-name="Table1.A2" office:value-type="string">
            <text:p text:style-name="P77"/>
          </table:table-cell>
          <table:table-cell table:style-name="Table1.A2" office:value-type="string">
            <text:p text:style-name="P77">4.4</text:p>
          </table:table-cell>
          <table:table-cell table:style-name="Table1.F2" office:value-type="string">
            <text:p text:style-name="P67">2.6X</text:p>
          </table:table-cell>
        </table:table-row>
        <table:table-row>
          <table:table-cell table:style-name="Table1.A2" office:value-type="string">
            <text:p text:style-name="P71">Catena-2</text:p>
          </table:table-cell>
          <table:table-cell table:style-name="Table1.A2" office:value-type="string">
            <text:p text:style-name="P71">1 GiB</text:p>
          </table:table-cell>
          <table:table-cell table:style-name="Table1.A2" office:value-type="string">
            <text:p text:style-name="P71">1.06</text:p>
          </table:table-cell>
          <table:table-cell table:style-name="Table1.A2" office:value-type="string">
            <text:p text:style-name="P77"/>
          </table:table-cell>
          <table:table-cell table:style-name="Table1.A2" office:value-type="string">
            <text:p text:style-name="P77">5.7</text:p>
          </table:table-cell>
          <table:table-cell table:style-name="Table1.F2" office:value-type="string">
            <text:p text:style-name="P71">3.4X</text:p>
          </table:table-cell>
        </table:table-row>
        <table:table-row>
          <table:table-cell table:style-name="Table1.A2" office:value-type="string">
            <text:p text:style-name="P67">TigerKDF <text:span text:style-name="T274">(</text:span><text:span text:style-name="T316">1</text:span><text:span text:style-name="T274"> threads)</text:span></text:p>
          </table:table-cell>
          <table:table-cell table:style-name="Table1.A2" office:value-type="string">
            <text:p text:style-name="P67"><text:span text:style-name="T270">2 </text:span>GiB</text:p>
          </table:table-cell>
          <table:table-cell table:style-name="Table1.A2" office:value-type="string">
            <text:p text:style-name="P67">0.<text:span text:style-name="T277">4</text:span><text:span text:style-name="T317">5</text:span></text:p>
          </table:table-cell>
          <table:table-cell table:style-name="Table1.A2" office:value-type="string">
            <text:p text:style-name="P84"><text:span text:style-name="T317">52</text:span><text:span text:style-name="T285">% </text:span><text:span text:style-name="T318">(-M4)</text:span></text:p>
          </table:table-cell>
          <table:table-cell table:style-name="Table1.A2" office:value-type="string">
            <text:p text:style-name="P86">8.9</text:p>
          </table:table-cell>
          <table:table-cell table:style-name="Table1.F2" office:value-type="string">
            <text:p text:style-name="P67"><text:span text:style-name="T272">1</text:span><text:span text:style-name="T317">6</text:span>X</text:p>
          </table:table-cell>
        </table:table-row>
        <table:table-row>
          <table:table-cell table:style-name="Table1.A2" office:value-type="string">
            <text:p text:style-name="P77">TigerKDF (<text:span text:style-name="T316">2</text:span> threads)</text:p>
          </table:table-cell>
          <table:table-cell table:style-name="Table1.A2" office:value-type="string">
            <text:p text:style-name="P77">2 GiB</text:p>
          </table:table-cell>
          <table:table-cell table:style-name="Table1.A2" office:value-type="string">
            <text:p text:style-name="P70"><text:span text:style-name="T267">0.</text:span><text:span text:style-name="T274">3</text:span><text:span text:style-name="T317">2</text:span></text:p>
          </table:table-cell>
          <table:table-cell table:style-name="Table1.A2" office:value-type="string">
            <text:p text:style-name="P85"><text:span text:style-name="T317">46</text:span>% <text:span text:style-name="T318">(-M5)</text:span></text:p>
          </table:table-cell>
          <table:table-cell table:style-name="Table1.A2" office:value-type="string">
            <text:p text:style-name="P81">1<text:span text:style-name="T317">2.5</text:span></text:p>
          </table:table-cell>
          <table:table-cell table:style-name="Table1.F2" office:value-type="string">
            <text:p text:style-name="P77"><text:span text:style-name="T275">2</text:span><text:span text:style-name="T317">2</text:span>X</text:p>
          </table:table-cell>
        </table:table-row>
        <table:table-row>
          <table:table-cell table:style-name="Table1.A2" office:value-type="string">
            <text:p text:style-name="P79">Memmove</text:p>
          </table:table-cell>
          <table:table-cell table:style-name="Table1.A2" office:value-type="string">
            <text:p text:style-name="P69"><text:span text:style-name="T269">2 </text:span><text:span text:style-name="T262">GiB</text:span></text:p>
          </table:table-cell>
          <table:table-cell table:style-name="Table1.A2" office:value-type="string">
            <text:p text:style-name="P69"><text:span text:style-name="T262">0.</text:span><text:span text:style-name="T269">23</text:span></text:p>
          </table:table-cell>
          <table:table-cell table:style-name="Table1.A2" office:value-type="string">
            <text:p text:style-name="P80"/>
          </table:table-cell>
          <table:table-cell table:style-name="Table1.A2" office:value-type="string">
            <text:p text:style-name="P80">17</text:p>
          </table:table-cell>
          <table:table-cell table:style-name="Table1.F2" office:value-type="string">
            <text:p text:style-name="P79"/>
          </table:table-cell>
        </table:table-row>
        <table:table-row>
          <table:table-cell table:style-name="Table1.A2" office:value-type="string">
            <text:p text:style-name="P82">Memmove (2 threads)</text:p>
          </table:table-cell>
          <table:table-cell table:style-name="Table1.A2" office:value-type="string">
            <text:p text:style-name="P82">2 GiB</text:p>
          </table:table-cell>
          <table:table-cell table:style-name="Table1.A2" office:value-type="string">
            <text:p text:style-name="P82">0.18</text:p>
          </table:table-cell>
          <table:table-cell table:style-name="Table1.A2" office:value-type="string">
            <text:p text:style-name="P80"/>
          </table:table-cell>
          <table:table-cell table:style-name="Table1.A2" office:value-type="string">
            <text:p text:style-name="P82">22</text:p>
          </table:table-cell>
          <table:table-cell table:style-name="Table1.F2" office:value-type="string">
            <text:p text:style-name="P69"/>
          </table:table-cell>
        </table:table-row>
      </table:table>
      <text:p text:style-name="P125"/>
      <text:p text:style-name="P102"><text:span text:style-name="T286">Compute hardness is calculated as the time spent doing </text:span><text:span text:style-name="T288">serial</text:span><text:span text:style-name="T286"> multiplication</text:span><text:span text:style-name="T288">s</text:span><text:span text:style-name="T286"> compared to the total runtime. <text:s/>On the 3.4GHz quad-core i7 Ivy Bridge processor used in these benchmarks, multiplication takes 3 cycles, </text:span><text:span text:style-name="T287">or 0.88ns. <text:s/></text:span><text:span text:style-name="T319">An additional cycle is required for the XOR operation, making 75% the maximum possible compute time hardness. <text:s/>Memory allocation overhead is on the order of 15-20%, making it difficult to achieve compute time hardness over 50%. <text:s/></text:span><text:span text:style-name="T320">A dedicated authentication server which allocates memory once for many authentications would achieve closer to 75% compute time hardness, </text:span><text:span text:style-name="T321">compared to an ASIC attacker with a multiplier of the same speed.</text:span></text:p>
      <text:p text:style-name="P98"><text:span text:style-name="T32">The Catena</text:span><text:span text:style-name="T115">-</text:span><text:span text:style-name="T32">3 code used the same exact hash function as </text:span><text:span text:style-name="T275">my previous hashing algorithm, NoelKDF. <text:s/>I</text:span><text:span text:style-name="T53"> literally copied and pasted the </text:span><text:span text:style-name="T54">hashing </text:span><text:span text:style-name="T53">code from </text:span><text:span text:style-name="T54">TigerKDF-ref.c</text:span><text:span text:style-name="T53"> into catena-multhash.c.</text:span></text:p>
      <text:p text:style-name="P126"><text:span text:style-name="T117">Next, I compared resistance to cache timing attacks </text:span><text:span text:style-name="T168">with my automated pebbler</text:span><text:span text:style-name="T117">. <text:s/>Catena-3 seems to be the clear winner for a “resistant” KDF, as even reducing 1 pebble punishes an attacker. <text:s/>However “hybrid” KDFs fill memory with all the computed results, so users do not </text:span><text:soft-page-break/><text:span text:style-name="T117">benefit from the reduced memory consumption the way they do with Catena. <text:s/>For TigerKDF,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text:span><text:span text:style-name="T118">and the sliding-reverse DAGs needed a heuristic for fixing pebbles on nodes of high in degree.</text:span></text:p>
      <text:p text:style-name="P130"/>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6"/>
          </table:table-cell>
          <table:table-cell table:style-name="Table2.A1" office:value-type="string">
            <text:p text:style-name="P73">Spacing</text:p>
          </table:table-cell>
          <table:table-cell table:style-name="Table2.A1" office:value-type="string">
            <text:p text:style-name="P74">Max Degree</text:p>
          </table:table-cell>
          <table:table-cell table:style-name="Table2.A1" office:value-type="string">
            <text:p text:style-name="P73">Min Edge Length</text:p>
          </table:table-cell>
          <table:table-cell table:style-name="Table2.E1" office:value-type="string">
            <text:p text:style-name="P73">Recomputation Penalty</text:p>
          </table:table-cell>
        </table:table-row>
        <table:table-row>
          <table:table-cell table:style-name="Table2.A2" office:value-type="string">
            <text:p text:style-name="P68">Catena-3</text:p>
          </table:table-cell>
          <table:table-cell table:style-name="Table2.A2" office:value-type="string">
            <text:p text:style-name="P75">7</text:p>
          </table:table-cell>
          <table:table-cell table:style-name="Table2.A2" office:value-type="string">
            <text:p text:style-name="P74">0</text:p>
          </table:table-cell>
          <table:table-cell table:style-name="Table2.A2" office:value-type="string">
            <text:p text:style-name="P75">0</text:p>
          </table:table-cell>
          <table:table-cell table:style-name="Table2.E2" office:value-type="string">
            <text:p text:style-name="P68"><text:span text:style-name="T116">10</text:span>X</text:p>
          </table:table-cell>
        </table:table-row>
        <table:table-row>
          <table:table-cell table:style-name="Table2.A2" office:value-type="string">
            <text:p text:style-name="P72">Catena-2</text:p>
          </table:table-cell>
          <table:table-cell table:style-name="Table2.A2" office:value-type="string">
            <text:p text:style-name="P74">5</text:p>
          </table:table-cell>
          <table:table-cell table:style-name="Table2.A2" office:value-type="string">
            <text:p text:style-name="P74">0</text:p>
          </table:table-cell>
          <table:table-cell table:style-name="Table2.A2" office:value-type="string">
            <text:p text:style-name="P74">0</text:p>
          </table:table-cell>
          <table:table-cell table:style-name="Table2.E2" office:value-type="string">
            <text:p text:style-name="P74">2.6X</text:p>
          </table:table-cell>
        </table:table-row>
        <table:table-row>
          <table:table-cell table:style-name="Table2.A2" office:value-type="string">
            <text:p text:style-name="P73">Enhanced Catena-3</text:p>
          </table:table-cell>
          <table:table-cell table:style-name="Table2.A2" office:value-type="string">
            <text:p text:style-name="P73">8</text:p>
          </table:table-cell>
          <table:table-cell table:style-name="Table2.A2" office:value-type="string">
            <text:p text:style-name="P74">0</text:p>
          </table:table-cell>
          <table:table-cell table:style-name="Table2.A2" office:value-type="string">
            <text:p text:style-name="P73">25</text:p>
          </table:table-cell>
          <table:table-cell table:style-name="Table2.E2" office:value-type="string">
            <text:p text:style-name="P73">89X</text:p>
          </table:table-cell>
        </table:table-row>
        <table:table-row>
          <table:table-cell table:style-name="Table2.A2" office:value-type="string">
            <text:p text:style-name="P72"><text:span text:style-name="T116">Enhanced </text:span>Catena-2</text:p>
          </table:table-cell>
          <table:table-cell table:style-name="Table2.A2" office:value-type="string">
            <text:p text:style-name="P74">5</text:p>
          </table:table-cell>
          <table:table-cell table:style-name="Table2.A2" office:value-type="string">
            <text:p text:style-name="P74">0</text:p>
          </table:table-cell>
          <table:table-cell table:style-name="Table2.A2" office:value-type="string">
            <text:p text:style-name="P74">25</text:p>
          </table:table-cell>
          <table:table-cell table:style-name="Table2.E2" office:value-type="string">
            <text:p text:style-name="P74">6.5X</text:p>
          </table:table-cell>
        </table:table-row>
        <table:table-row>
          <table:table-cell table:style-name="Table2.A2" office:value-type="string">
            <text:p text:style-name="P74">Sliding-Reverse</text:p>
          </table:table-cell>
          <table:table-cell table:style-name="Table2.A2" office:value-type="string">
            <text:p text:style-name="P76">16</text:p>
          </table:table-cell>
          <table:table-cell table:style-name="Table2.A2" office:value-type="string">
            <text:p text:style-name="P74">3</text:p>
          </table:table-cell>
          <table:table-cell table:style-name="Table2.A2" office:value-type="string">
            <text:p text:style-name="P68">0</text:p>
          </table:table-cell>
          <table:table-cell table:style-name="Table2.E2" office:value-type="string">
            <text:p text:style-name="P74">1176X</text:p>
          </table:table-cell>
        </table:table-row>
      </table:table>
      <text:p text:style-name="P11"/>
      <text:p text:style-name="P41"><text:span text:style-name="T214">All of these runs pebbled </text:span><text:span text:style-name="T215">graphs </text:span><text:span text:style-name="T214">with 128 pebbles. <text:s/>The Catan-3 and sliding-reverse graphs had 1024 nodes, while the Catena-2 graphs had 768 nodes.</text:span></text:p>
      <text:p text:style-name="Normal-text">Not to<text:span text:style-name="T211">o</text:span> much should be read into these numbers as they are simply upper bounds. <text:s/>However, sliding-reverse was chosen for hybrid-TigerKDF based in part on these results. <text:s/>Also, the sliding-reverse DAG does a better job in the second loop at forcing attackers to keep results in memory.</text:p>
      <text:h text:style-name="P189" text:outline-level="1"><text:bookmark-start text:name="__RefHeading__548_729210063"/>Conclusion<text:bookmark-end text:name="__RefHeading__548_729210063"/></text:h>
      <text:p text:style-name="P169"><text:span text:style-name="T119">A natural choice for memory-hard KDFs seems to exist between the extremes of “resistant” and “unpredictable” KDFs. <text:s/>“Hybrid” KDFs, while maybe 5X-ish less </text:span><text:span text:style-name="T120">resistant</text:span><text:span text:style-name="T119"> to cache-timing attacks are 3-4X-ish more resistant against the more common brute-force guessing attacks, </text:span><text:span text:style-name="T130">all else being equal.</text:span></text:p>
      <text:p text:style-name="P127">Further, substantial resistance to ASIC attacks can be had through multiplication-time hardened hashing functions.</text:p>
      <text:p text:style-name="P128">TigerKDF is just such a hybrid KDF.</text:p>
      <text:h text:style-name="P192" text:outline-level="1">Intellectual Property Statement</text:h>
      <text:p text:style-name="P170">I, Bill Cox, place TigerKDF-ref.c, the algorithm it contains, and all other files and <text:span text:style-name="T121">intellectual</text:span> property associated with this project into the public domain. <text:s/>I will file no patents on any idea <text:soft-page-break/>used in this project. <text:s/>TigerKDF includes sha.c and sha.h which I copied from the scrypt source code, and which is released under <text:span text:style-name="T129">the</text:span> BSD license, <text:span text:style-name="T129">and TigerKDF-test.c was copied from Catena's catena_test_vectors.c and is released under the MIT license.</text:span></text:p>
      <text:p text:style-name="P129">TigerKDF is and will remain available worldwide on a royalty free basis, and I am unaware of any patent or patent application that covers the use or implementation of the TigerKDF algorithm. </text:p>
      <text:h text:style-name="P192" text:outline-level="1">No Hidden Weaknesses</text:h>
      <text:p text:style-name="P170">I, Bill Cox, assert that TigerKDF has no deliberately hidden weakness such as back doors, and I know of no weaknesses other than those discussed in this document. <text:s/>No unusual constants <text:span text:style-name="T169">are </text:span>used in the code.</text:p>
      <text:h text:style-name="P193" text:outline-level="1">Bibliography</text:h>
      <text:list xml:id="list4054282094604235515" text:style-name="L5">
        <text:list-item>
          <text:p text:style-name="P210">Christian Forler, Stefan Lucks, and Jakob Wenzel, Catena: A Memory-Consuming Password-Scrambling Framework, http://eprint.iacr.org/2013/525.pdf</text:p>
        </text:list-item>
        <text:list-item>
          <text:p text:style-name="P214">Colin Percival. Stronger Key Derivation via Sequential Memory-Hard Functions. presented at BSDCan’ 09, May 2009, 2009.</text:p>
        </text:list-item>
        <text:list-item>
          <text:p text:style-name="P215">Secure Applications of Low-Entropy Keys, J. Kelsey, B. Schneier, C. Hall, and D. Wagner (1997)</text:p>
        </text:list-item>
        <text:list-item>
          <text:p text:style-name="P216">On time versus space and related problems, 16th FOCS - Hopcroft, Paul, et al. - 1975</text:p>
        </text:list-item>
        <text:list-item>
          <text:p text:style-name="P217"><text:span text:style-name="T273">New developments in password hashing: ROM-port-hard functions, Alexander Peslyak, ZeroNights 2012, </text:span><text:a xlink:type="simple" xlink:href="http://www.openwall.com/presentations/ZeroNights2012-New-In-Password-Hashing"><text:span text:style-name="T273">http://www.openwall.com/presentations/ZeroNights2012-New-In-Password-Hashing</text:span></text:a></text:p>
        </text:list-item>
        <text:list-item>
          <text:p text:style-name="P218"><text:span text:style-name="T276">Integer Hash Function, Thomas Wang, Jan 1997, updated Mar 2007 to Version 3.1,<text:line-break/></text:span><text:a xlink:type="simple" xlink:href="http://web.archive.org/web/20071223173210/http://www.concentric.net/~Ttwang/tech/inthash.htm"><text:span text:style-name="T276">http://web.archive.org/web/20071223173210/http://www.concentric.net/~Ttwang/tech/inthash.htm</text:span></text:a><text:span text:style-name="T276">, <text:line-break/></text:span><text:a xlink:type="simple" xlink:href="https://gist.github.com/aktau/6268616/raw/c3275bd0efc2f44ae3437282792ff0b2170624aa/inthash.md"><text:span text:style-name="T276">https://gist.github.com/aktau/6268616/raw/c3275bd0efc2f44ae3437282792ff0b2170624aa/inthash.md</text:span></text:a></text:p>
        </text:list-item>
        <text:list-item>
          <text:p text:style-name="P219">Khovratovich, Dmitry, and Ivica Nikolić. "Rotational cryptanalysis of ARX." Fast Software Encryption. Springer Berlin Heidelberg, 2010.</text:p>
        </text:list-item>
        <text:list-item>
          <text:p text:style-name="P220">Bryant, Randal E. "Graph-based algorithms for boolean function manipulation." Computers, IEEE Transactions on 100.8 (1986): 677-69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1150587237152530416" text:style-name="ML1">
          <text:list-header>
            <text:p text:style-name="MP2"><text:tab/><text:page-number style:num-format="1" text:select-page="current">3</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521</meta:editing-cycles>
    <meta:editing-duration>P12DT18H47M26S</meta:editing-duration>
    <dc:date>2014-03-01T12:49:25.27</dc:date>
    <meta:document-statistic meta:table-count="2" meta:image-count="0" meta:object-count="8" meta:page-count="25" meta:paragraph-count="398" meta:word-count="8768" meta:character-count="54964" meta:non-whitespace-character-count="46111"/>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

<file path=Object 7/content.xml><?xml version="1.0" encoding="utf-8"?>
<math xmlns="http://www.w3.org/1998/Math/MathML">
  <semantics>
    <mrow>
      <mrow>
        <mi>v</mi>
        <mo stretchy="false">=</mo>
        <mrow>
          <mo stretchy="false">(</mo>
          <mrow>
            <mrow>
              <mo stretchy="false">(</mo>
              <mrow>
                <mrow>
                  <mo stretchy="false">(</mo>
                  <mrow>
                    <mrow>
                      <mo stretchy="false">(</mo>
                      <mrow>
                        <mrow>
                          <mo stretchy="false">(</mo>
                          <mrow>
                            <mrow>
                              <mo stretchy="false">(</mo>
                              <mrow>
                                <mrow>
                                  <mo stretchy="false">(</mo>
                                  <mrow>
                                    <mrow>
                                      <mi mathvariant="italic">vr</mi>
                                      <mo stretchy="false">⊕</mo>
                                      <msub>
                                        <mi>s</mi>
                                        <mn>0</mn>
                                      </msub>
                                    </mrow>
                                  </mrow>
                                  <mo stretchy="false">)</mo>
                                </mrow>
                                <mrow>
                                  <mi>r</mi>
                                  <mo stretchy="false">⊕</mo>
                                  <msub>
                                    <mi>s</mi>
                                    <mn>1</mn>
                                  </msub>
                                </mrow>
                              </mrow>
                              <mo stretchy="false">)</mo>
                            </mrow>
                            <mrow>
                              <mi>r</mi>
                              <mo stretchy="false">⊕</mo>
                              <msub>
                                <mi>s</mi>
                                <mn>2</mn>
                              </msub>
                            </mrow>
                          </mrow>
                          <mo stretchy="false">)</mo>
                        </mrow>
                        <mrow>
                          <mi>r</mi>
                          <mo stretchy="false">⊕</mo>
                          <msub>
                            <mi>s</mi>
                            <mn>3</mn>
                          </msub>
                        </mrow>
                      </mrow>
                      <mo stretchy="false">)</mo>
                    </mrow>
                    <mrow>
                      <mi>r</mi>
                      <mo stretchy="false">⊕</mo>
                      <msub>
                        <mi>s</mi>
                        <mn>4</mn>
                      </msub>
                    </mrow>
                  </mrow>
                  <mo stretchy="false">)</mo>
                </mrow>
                <mrow>
                  <mi>r</mi>
                  <mo stretchy="false">⊕</mo>
                  <msub>
                    <mi>s</mi>
                    <mn>5</mn>
                  </msub>
                </mrow>
              </mrow>
              <mo stretchy="false">)</mo>
            </mrow>
            <mrow>
              <mi>r</mi>
              <mo stretchy="false">⊕</mo>
              <msub>
                <mi>s</mi>
                <mn>6</mn>
              </msub>
            </mrow>
          </mrow>
          <mo stretchy="false">)</mo>
        </mrow>
      </mrow>
      <mrow>
        <mi>r</mi>
        <mo stretchy="false">⊕</mo>
        <msub>
          <mi>s</mi>
          <mn>7</mn>
        </msub>
      </mrow>
    </mrow>
    <annotation encoding="StarMath 5.0">v = (((((((vr oplus s_0)r oplus s_1)r oplus s_2)r oplus s_3)r oplus s_4)r oplus s_5)r oplus s_6)r oplus s_7</annotation>
  </semantics>
</math>
</file>

<file path=Object 8/content.xml><?xml version="1.0" encoding="utf-8"?>
<math xmlns="http://www.w3.org/1998/Math/MathML">
  <semantics>
    <mrow>
      <mi>T</mi>
      <mi>≥</mi>
      <mrow>
        <msup>
          <mi>G</mi>
          <mn>3</mn>
        </msup>
        <mo stretchy="false">/</mo>
        <msup>
          <mn>128S</mn>
          <mn>2</mn>
        </msup>
      </mrow>
    </mrow>
    <annotation encoding="StarMath 5.0">T ≥ G^3/128S^2</annotation>
  </semantics>
</math>
</file>